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v13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DownrangeK</text:p>
          </table:table-cell>
          <table:table-cell office:value-type="string" calcext:value-type="string">
            <text:p>Downrange</text:p>
          </table:table-cell>
          <table:table-cell office:value-type="string" calcext:value-type="string">
            <text:p>Velocity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.01" calcext:value-type="float">
            <text:p>2,0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.03" calcext:value-type="float">
            <text:p>2,03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.03" calcext:value-type="float">
            <text:p>2,0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.05" calcext:value-type="float">
            <text:p>2,0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2.09" calcext:value-type="float">
            <text:p>2,09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.12" calcext:value-type="float">
            <text:p>2,1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.14" calcext:value-type="float">
            <text:p>2,14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.17" calcext:value-type="float">
            <text:p>2,1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.2" calcext:value-type="float">
            <text:p>2,2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.24" calcext:value-type="float">
            <text:p>2,24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.29" calcext:value-type="float">
            <text:p>2,2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.33" calcext:value-type="float">
            <text:p>2,33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.37" calcext:value-type="float">
            <text:p>2,3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.39" calcext:value-type="float">
            <text:p>2,3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.42" calcext:value-type="float">
            <text:p>2,4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.44" calcext:value-type="float">
            <text:p>2,4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2.46" calcext:value-type="float">
            <text:p>2,4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.53" calcext:value-type="float">
            <text:p>2,5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.55" calcext:value-type="float">
            <text:p>2,5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.56" calcext:value-type="float">
            <text:p>2,5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2.59" calcext:value-type="float">
            <text:p>2,5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.65" calcext:value-type="float">
            <text:p>2,6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.67" calcext:value-type="float">
            <text:p>2,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.7" calcext:value-type="float">
            <text:p>2,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.73" calcext:value-type="float">
            <text:p>2,73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.77" calcext:value-type="float">
            <text:p>2,7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2.81" calcext:value-type="float">
            <text:p>2,8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.84" calcext:value-type="float">
            <text:p>2,84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.87" calcext:value-type="float">
            <text:p>2,87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.9" calcext:value-type="float">
            <text:p>2,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.93" calcext:value-type="float">
            <text:p>2,93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.97" calcext:value-type="float">
            <text:p>2,97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.03" calcext:value-type="float">
            <text:p>3,03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3.07" calcext:value-type="float">
            <text:p>3,0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3.1" calcext:value-type="float">
            <text:p>3,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3.14" calcext:value-type="float">
            <text:p>3,14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3.17" calcext:value-type="float">
            <text:p>3,17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3.21" calcext:value-type="float">
            <text:p>3,2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3.24" calcext:value-type="float">
            <text:p>3,2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.27" calcext:value-type="float">
            <text:p>3,27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3.3" calcext:value-type="float">
            <text:p>3,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3.55" calcext:value-type="float">
            <text:p>3,5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.58" calcext:value-type="float">
            <text:p>3,58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.6" calcext:value-type="float">
            <text:p>3,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3.83" calcext:value-type="float">
            <text:p>3,83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4.05" calcext:value-type="float">
            <text:p>4,05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.04" calcext:value-type="float">
            <text:p>4,04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.97" calcext:value-type="float">
            <text:p>3,97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.93" calcext:value-type="float">
            <text:p>3,93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.92" calcext:value-type="float">
            <text:p>3,92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3.91" calcext:value-type="float">
            <text:p>3,9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3.9" calcext:value-type="float">
            <text:p>3,9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3.86" calcext:value-type="float">
            <text:p>3,8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 office:value-type="float" office:value="3.87" calcext:value-type="float">
            <text:p>3,8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3.88" calcext:value-type="float">
            <text:p>3,88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3.89" calcext:value-type="float">
            <text:p>3,89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3.91" calcext:value-type="float">
            <text:p>3,9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office:value-type="float" office:value="3.92" calcext:value-type="float">
            <text:p>3,92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3.94" calcext:value-type="float">
            <text:p>3,94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3.98" calcext:value-type="float">
            <text:p>3,98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 office:value-type="float" office:value="4.02" calcext:value-type="float">
            <text:p>4,02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4.04" calcext:value-type="float">
            <text:p>4,04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4.06" calcext:value-type="float">
            <text:p>4,0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4.09" calcext:value-type="float">
            <text:p>4,09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4.11" calcext:value-type="float">
            <text:p>4,1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4.13" calcext:value-type="float">
            <text:p>4,1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.16" calcext:value-type="float">
            <text:p>4,1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.18" calcext:value-type="float">
            <text:p>4,18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 office:value-type="float" office:value="4.2" calcext:value-type="float">
            <text:p>4,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4.22" calcext:value-type="float">
            <text:p>4,2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4.24" calcext:value-type="float">
            <text:p>4,24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4.26" calcext:value-type="float">
            <text:p>4,2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4.28" calcext:value-type="float">
            <text:p>4,28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4.3" calcext:value-type="float">
            <text:p>4,3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4.32" calcext:value-type="float">
            <text:p>4,32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 office:value-type="float" office:value="4.34" calcext:value-type="float">
            <text:p>4,34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4.36" calcext:value-type="float">
            <text:p>4,3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4.38" calcext:value-type="float">
            <text:p>4,3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4.43" calcext:value-type="float">
            <text:p>4,43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4.45" calcext:value-type="float">
            <text:p>4,45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4.47" calcext:value-type="float">
            <text:p>4,4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4.49" calcext:value-type="float">
            <text:p>4,4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office:value-type="float" office:value="4.52" calcext:value-type="float">
            <text:p>4,52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4.55" calcext:value-type="float">
            <text:p>4,5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office:value-type="float" office:value="4.57" calcext:value-type="float">
            <text:p>4,5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4.6" calcext:value-type="float">
            <text:p>4,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4.63" calcext:value-type="float">
            <text:p>4,6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4.66" calcext:value-type="float">
            <text:p>4,6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4.68" calcext:value-type="float">
            <text:p>4,68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4.71" calcext:value-type="float">
            <text:p>4,7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office:value-type="float" office:value="4.74" calcext:value-type="float">
            <text:p>4,7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4.77" calcext:value-type="float">
            <text:p>4,7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4.79" calcext:value-type="float">
            <text:p>4,79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4.82" calcext:value-type="float">
            <text:p>4,8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4.85" calcext:value-type="float">
            <text:p>4,8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4.88" calcext:value-type="float">
            <text:p>4,8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4.91" calcext:value-type="float">
            <text:p>4,9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4.94" calcext:value-type="float">
            <text:p>4,94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4.97" calcext:value-type="float">
            <text:p>4,9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office:value-type="float" office:value="5.03" calcext:value-type="float">
            <text:p>5,0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5.06" calcext:value-type="float">
            <text:p>5,0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5.09" calcext:value-type="float">
            <text:p>5,0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5.12" calcext:value-type="float">
            <text:p>5,1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.15" calcext:value-type="float">
            <text:p>5,1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5.18" calcext:value-type="float">
            <text:p>5,18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5.22" calcext:value-type="float">
            <text:p>5,22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.25" calcext:value-type="float">
            <text:p>5,2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5.28" calcext:value-type="float">
            <text:p>5,2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5.31" calcext:value-type="float">
            <text:p>5,3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5.34" calcext:value-type="float">
            <text:p>5,3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 office:value-type="float" office:value="5.38" calcext:value-type="float">
            <text:p>5,38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5.41" calcext:value-type="float">
            <text:p>5,4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 office:value-type="float" office:value="5.45" calcext:value-type="float">
            <text:p>5,4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 office:value-type="float" office:value="5.48" calcext:value-type="float">
            <text:p>5,48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.52" calcext:value-type="float">
            <text:p>5,52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5.56" calcext:value-type="float">
            <text:p>5,5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5.6" calcext:value-type="float">
            <text:p>5,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office:value-type="float" office:value="5.64" calcext:value-type="float">
            <text:p>5,64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office:value-type="float" office:value="5.68" calcext:value-type="float">
            <text:p>5,68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 office:value-type="float" office:value="5.72" calcext:value-type="float">
            <text:p>5,72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5.76" calcext:value-type="float">
            <text:p>5,7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5.78" calcext:value-type="float">
            <text:p>5,78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office:value-type="float" office:value="5.81" calcext:value-type="float">
            <text:p>5,8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office:value-type="float" office:value="5.85" calcext:value-type="float">
            <text:p>5,8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5.88" calcext:value-type="float">
            <text:p>5,8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5.92" calcext:value-type="float">
            <text:p>5,9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.96" calcext:value-type="float">
            <text:p>5,9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 office:value-type="float" office:value="6.05" calcext:value-type="float">
            <text:p>6,05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 office:value-type="float" office:value="6.09" calcext:value-type="float">
            <text:p>6,09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6.13" calcext:value-type="float">
            <text:p>6,13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 office:value-type="float" office:value="6.18" calcext:value-type="float">
            <text:p>6,18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6.24" calcext:value-type="float">
            <text:p>6,2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 office:value-type="float" office:value="6.28" calcext:value-type="float">
            <text:p>6,2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6.32" calcext:value-type="float">
            <text:p>6,32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6.36" calcext:value-type="float">
            <text:p>6,3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 office:value-type="float" office:value="6.41" calcext:value-type="float">
            <text:p>6,41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6.45" calcext:value-type="float">
            <text:p>6,4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6.5" calcext:value-type="float">
            <text:p>6,5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6.54" calcext:value-type="float">
            <text:p>6,54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office:value-type="float" office:value="6.58" calcext:value-type="float">
            <text:p>6,58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6.63" calcext:value-type="float">
            <text:p>6,6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 office:value-type="float" office:value="6.67" calcext:value-type="float">
            <text:p>6,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6.72" calcext:value-type="float">
            <text:p>6,7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office:value-type="float" office:value="6.77" calcext:value-type="float">
            <text:p>6,7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 office:value-type="float" office:value="6.81" calcext:value-type="float">
            <text:p>6,81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 office:value-type="float" office:value="6.86" calcext:value-type="float">
            <text:p>6,8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 office:value-type="float" office:value="6.91" calcext:value-type="float">
            <text:p>6,91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office:value-type="float" office:value="6.95" calcext:value-type="float">
            <text:p>6,9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7.05" calcext:value-type="float">
            <text:p>7,05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7.1" calcext:value-type="float">
            <text:p>7,1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7.15" calcext:value-type="float">
            <text:p>7,1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office:value-type="float" office:value="7.2" calcext:value-type="float">
            <text:p>7,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7.25" calcext:value-type="float">
            <text:p>7,2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7.3" calcext:value-type="float">
            <text:p>7,3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office:value-type="float" office:value="7.35" calcext:value-type="float">
            <text:p>7,3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,4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4" calcext:value-type="float">
            <text:p>7,44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9" calcext:value-type="float">
            <text:p>7,4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7.51" calcext:value-type="float">
            <text:p>7,51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328" calcext:value-type="float">
            <text:p>328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393" calcext:value-type="float">
            <text:p>393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14" calcext:value-type="float">
            <text:p>414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429" calcext:value-type="float">
            <text:p>429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436" calcext:value-type="float">
            <text:p>436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float" office:value="443" calcext:value-type="float">
            <text:p>443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458" calcext:value-type="float">
            <text:p>458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72" calcext:value-type="float">
            <text:p>472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79" calcext:value-type="float">
            <text:p>479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494" calcext:value-type="float">
            <text:p>494</text:p>
          </table:table-cell>
          <table:table-cell office:value-type="float" office:value="7.5" calcext:value-type="float">
            <text:p>7,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7.74" calcext:value-type="float">
            <text:p>7,74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4319" calcext:value-type="float">
            <text:p>4319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7.75" calcext:value-type="float">
            <text:p>7,75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08" calcext:value-type="float">
            <text:p>408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30" calcext:value-type="float">
            <text:p>430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7.76" calcext:value-type="float">
            <text:p>7,76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504" calcext:value-type="float">
            <text:p>504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7.77" calcext:value-type="float">
            <text:p>7,7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19" calcext:value-type="float">
            <text:p>519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34" calcext:value-type="float">
            <text:p>534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79" calcext:value-type="float">
            <text:p>579</text:p>
          </table:table-cell>
          <table:table-cell office:value-type="float" office:value="7.78" calcext:value-type="float">
            <text:p>7,7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86" calcext:value-type="float">
            <text:p>586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593" calcext:value-type="float">
            <text:p>59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01" calcext:value-type="float">
            <text:p>601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4616" calcext:value-type="float">
            <text:p>4616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38" calcext:value-type="float">
            <text:p>638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46" calcext:value-type="float">
            <text:p>646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53" calcext:value-type="float">
            <text:p>653</text:p>
          </table:table-cell>
          <table:table-cell office:value-type="float" office:value="7.79" calcext:value-type="float">
            <text:p>7,79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60" calcext:value-type="float">
            <text:p>660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68" calcext:value-type="float">
            <text:p>668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75" calcext:value-type="float">
            <text:p>675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83" calcext:value-type="float">
            <text:p>68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90" calcext:value-type="float">
            <text:p>690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05" calcext:value-type="float">
            <text:p>705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20" calcext:value-type="float">
            <text:p>720</text:p>
          </table:table-cell>
          <table:table-cell office:value-type="float" office:value="7.8" calcext:value-type="float">
            <text:p>7,8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28" calcext:value-type="float">
            <text:p>728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43" calcext:value-type="float">
            <text:p>743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57" calcext:value-type="float">
            <text:p>757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65" calcext:value-type="float">
            <text:p>765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72" calcext:value-type="float">
            <text:p>772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80" calcext:value-type="float">
            <text:p>780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87" calcext:value-type="float">
            <text:p>787</text:p>
          </table:table-cell>
          <table:table-cell office:value-type="float" office:value="7.81" calcext:value-type="float">
            <text:p>7,8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795" calcext:value-type="float">
            <text:p>79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02" calcext:value-type="float">
            <text:p>802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10" calcext:value-type="float">
            <text:p>810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17" calcext:value-type="float">
            <text:p>817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25" calcext:value-type="float">
            <text:p>82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47" calcext:value-type="float">
            <text:p>847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55" calcext:value-type="float">
            <text:p>855</text:p>
          </table:table-cell>
          <table:table-cell office:value-type="float" office:value="7.82" calcext:value-type="float">
            <text:p>7,8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62" calcext:value-type="float">
            <text:p>862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69" calcext:value-type="float">
            <text:p>869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77" calcext:value-type="float">
            <text:p>87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84" calcext:value-type="float">
            <text:p>884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92" calcext:value-type="float">
            <text:p>892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899" calcext:value-type="float">
            <text:p>899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07" calcext:value-type="float">
            <text:p>907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14" calcext:value-type="float">
            <text:p>914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22" calcext:value-type="float">
            <text:p>922</text:p>
          </table:table-cell>
          <table:table-cell office:value-type="float" office:value="7.83" calcext:value-type="float">
            <text:p>7,83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29" calcext:value-type="float">
            <text:p>92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959" calcext:value-type="float">
            <text:p>95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67" calcext:value-type="float">
            <text:p>967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74" calcext:value-type="float">
            <text:p>974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89" calcext:value-type="float">
            <text:p>989</text:p>
          </table:table-cell>
          <table:table-cell office:value-type="float" office:value="7.84" calcext:value-type="float">
            <text:p>7,84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997" calcext:value-type="float">
            <text:p>99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7.85" calcext:value-type="float">
            <text:p>7,85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.86" calcext:value-type="float">
            <text:p>7,86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54" calcext:value-type="float">
            <text:p>154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7.87" calcext:value-type="float">
            <text:p>7,87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82" calcext:value-type="float">
            <text:p>28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43" calcext:value-type="float">
            <text:p>34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58" calcext:value-type="float">
            <text:p>35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73" calcext:value-type="float">
            <text:p>37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396" calcext:value-type="float">
            <text:p>39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03" calcext:value-type="float">
            <text:p>40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33" calcext:value-type="float">
            <text:p>43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09" calcext:value-type="float">
            <text:p>50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16" calcext:value-type="float">
            <text:p>51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24" calcext:value-type="float">
            <text:p>52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69" calcext:value-type="float">
            <text:p>56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77" calcext:value-type="float">
            <text:p>57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84" calcext:value-type="float">
            <text:p>58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07" calcext:value-type="float">
            <text:p>60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14" calcext:value-type="float">
            <text:p>61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22" calcext:value-type="float">
            <text:p>62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629" calcext:value-type="float">
            <text:p>62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37" calcext:value-type="float">
            <text:p>63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44" calcext:value-type="float">
            <text:p>64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52" calcext:value-type="float">
            <text:p>65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67" calcext:value-type="float">
            <text:p>66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75" calcext:value-type="float">
            <text:p>67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82" calcext:value-type="float">
            <text:p>68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90" calcext:value-type="float">
            <text:p>69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697" calcext:value-type="float">
            <text:p>69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20" calcext:value-type="float">
            <text:p>72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27" calcext:value-type="float">
            <text:p>72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80" calcext:value-type="float">
            <text:p>78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88" calcext:value-type="float">
            <text:p>78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795" calcext:value-type="float">
            <text:p>79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803" calcext:value-type="float">
            <text:p>80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810" calcext:value-type="float">
            <text:p>81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818" calcext:value-type="float">
            <text:p>81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78" calcext:value-type="float">
            <text:p>87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86" calcext:value-type="float">
            <text:p>88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93" calcext:value-type="float">
            <text:p>89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01" calcext:value-type="float">
            <text:p>90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08" calcext:value-type="float">
            <text:p>90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16" calcext:value-type="float">
            <text:p>91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76" calcext:value-type="float">
            <text:p>97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84" calcext:value-type="float">
            <text:p>98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91" calcext:value-type="float">
            <text:p>99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47" calcext:value-type="float">
            <text:p>24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62" calcext:value-type="float">
            <text:p>26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77" calcext:value-type="float">
            <text:p>277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15" calcext:value-type="float">
            <text:p>31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30" calcext:value-type="float">
            <text:p>33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38" calcext:value-type="float">
            <text:p>33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45" calcext:value-type="float">
            <text:p>34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53" calcext:value-type="float">
            <text:p>35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68" calcext:value-type="float">
            <text:p>36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75" calcext:value-type="float">
            <text:p>37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83" calcext:value-type="float">
            <text:p>38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398" calcext:value-type="float">
            <text:p>39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13" calcext:value-type="float">
            <text:p>313</text:p>
          </table:table-cell>
          <table:table-cell office:value-type="float" office:value="6" calcext:value-type="float">
            <text:p>6</text:p>
          </table:table-cell>
          <table:table-cell office:value-type="float" office:value="405" calcext:value-type="float">
            <text:p>405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13" calcext:value-type="float">
            <text:p>41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36" calcext:value-type="float">
            <text:p>43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43" calcext:value-type="float">
            <text:p>44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58" calcext:value-type="float">
            <text:p>45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66" calcext:value-type="float">
            <text:p>46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73" calcext:value-type="float">
            <text:p>47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81" calcext:value-type="float">
            <text:p>48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496" calcext:value-type="float">
            <text:p>49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03" calcext:value-type="float">
            <text:p>50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11" calcext:value-type="float">
            <text:p>51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18" calcext:value-type="float">
            <text:p>51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33" calcext:value-type="float">
            <text:p>533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office:value-type="float" office:value="548" calcext:value-type="float">
            <text:p>548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56" calcext:value-type="float">
            <text:p>55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64" calcext:value-type="float">
            <text:p>56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71" calcext:value-type="float">
            <text:p>57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86" calcext:value-type="float">
            <text:p>58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594" calcext:value-type="float">
            <text:p>59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09" calcext:value-type="float">
            <text:p>609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16" calcext:value-type="float">
            <text:p>616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24" calcext:value-type="float">
            <text:p>624</text:p>
          </table:table-cell>
          <table:table-cell office:value-type="float" office:value="7.89" calcext:value-type="float">
            <text:p>7,89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31" calcext:value-type="float">
            <text:p>631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39" calcext:value-type="float">
            <text:p>639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46" calcext:value-type="float">
            <text:p>646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54" calcext:value-type="float">
            <text:p>654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61" calcext:value-type="float">
            <text:p>661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69" calcext:value-type="float">
            <text:p>669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76" calcext:value-type="float">
            <text:p>676</text:p>
          </table:table-cell>
          <table:table-cell office:value-type="float" office:value="7.88" calcext:value-type="float">
            <text:p>7,88</text:p>
          </table:table-cell>
          <table:table-cell table:number-columns-repeated="2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703" calcext:value-type="float">
            <text:p>70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97" calcext:value-type="float">
            <text:p>69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94" calcext:value-type="float">
            <text:p>69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90" calcext:value-type="float">
            <text:p>69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687" calcext:value-type="float">
            <text:p>68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84" calcext:value-type="float">
            <text:p>68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81" calcext:value-type="float">
            <text:p>68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78" calcext:value-type="float">
            <text:p>67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75" calcext:value-type="float">
            <text:p>67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71" calcext:value-type="float">
            <text:p>67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68" calcext:value-type="float">
            <text:p>66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float" office:value="665" calcext:value-type="float">
            <text:p>66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61" calcext:value-type="float">
            <text:p>66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58" calcext:value-type="float">
            <text:p>65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55" calcext:value-type="float">
            <text:p>65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51" calcext:value-type="float">
            <text:p>65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48" calcext:value-type="float">
            <text:p>64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44" calcext:value-type="float">
            <text:p>64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float" office:value="641" calcext:value-type="float">
            <text:p>64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37" calcext:value-type="float">
            <text:p>63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34" calcext:value-type="float">
            <text:p>6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30" calcext:value-type="float">
            <text:p>63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26" calcext:value-type="float">
            <text:p>626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float" office:value="623" calcext:value-type="float">
            <text:p>62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608" calcext:value-type="float">
            <text:p>60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604" calcext:value-type="float">
            <text:p>60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601" calcext:value-type="float">
            <text:p>60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97" calcext:value-type="float">
            <text:p>59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89" calcext:value-type="float">
            <text:p>58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585" calcext:value-type="float">
            <text:p>58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81" calcext:value-type="float">
            <text:p>58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78" calcext:value-type="float">
            <text:p>57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74" calcext:value-type="float">
            <text:p>57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70" calcext:value-type="float">
            <text:p>57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66" calcext:value-type="float">
            <text:p>566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62" calcext:value-type="float">
            <text:p>56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float" office:value="558" calcext:value-type="float">
            <text:p>55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54" calcext:value-type="float">
            <text:p>55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50" calcext:value-type="float">
            <text:p>55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46" calcext:value-type="float">
            <text:p>546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42" calcext:value-type="float">
            <text:p>54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37" calcext:value-type="float">
            <text:p>53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33" calcext:value-type="float">
            <text:p>53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29" calcext:value-type="float">
            <text:p>52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float" office:value="525" calcext:value-type="float">
            <text:p>52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21" calcext:value-type="float">
            <text:p>52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12" calcext:value-type="float">
            <text:p>51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504" calcext:value-type="float">
            <text:p>50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float" office:value="495" calcext:value-type="float">
            <text:p>49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91" calcext:value-type="float">
            <text:p>491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87" calcext:value-type="float">
            <text:p>487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82" calcext:value-type="float">
            <text:p>482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78" calcext:value-type="float">
            <text:p>47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74" calcext:value-type="float">
            <text:p>47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69" calcext:value-type="float">
            <text:p>46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65" calcext:value-type="float">
            <text:p>46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float" office:value="460" calcext:value-type="float">
            <text:p>46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56" calcext:value-type="float">
            <text:p>45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51" calcext:value-type="float">
            <text:p>45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47" calcext:value-type="float">
            <text:p>44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42" calcext:value-type="float">
            <text:p>44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38" calcext:value-type="float">
            <text:p>43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33" calcext:value-type="float">
            <text:p>43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float" office:value="429" calcext:value-type="float">
            <text:p>42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24" calcext:value-type="float">
            <text:p>42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15" calcext:value-type="float">
            <text:p>41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06" calcext:value-type="float">
            <text:p>40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01" calcext:value-type="float">
            <text:p>401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396" calcext:value-type="float">
            <text:p>396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392" calcext:value-type="float">
            <text:p>39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82" calcext:value-type="float">
            <text:p>382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77" calcext:value-type="float">
            <text:p>377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68" calcext:value-type="float">
            <text:p>36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63" calcext:value-type="float">
            <text:p>363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float" office:value="354" calcext:value-type="float">
            <text:p>35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49" calcext:value-type="float">
            <text:p>34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44" calcext:value-type="float">
            <text:p>34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39" calcext:value-type="float">
            <text:p>33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float" office:value="320" calcext:value-type="float">
            <text:p>32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310" calcext:value-type="float">
            <text:p>31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5" calcext:value-type="float">
            <text:p>29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85" calcext:value-type="float">
            <text:p>28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80" calcext:value-type="float">
            <text:p>28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70" calcext:value-type="float">
            <text:p>270</text:p>
          </table:table-cell>
          <table:table-cell office:value-type="float" office:value="7.57" calcext:value-type="float">
            <text:p>7,57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50" calcext:value-type="float">
            <text:p>250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45" calcext:value-type="float">
            <text:p>245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29" calcext:value-type="float">
            <text:p>22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24" calcext:value-type="float">
            <text:p>224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09" calcext:value-type="float">
            <text:p>209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float" office:value="7.58" calcext:value-type="float">
            <text:p>7,58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98" calcext:value-type="float">
            <text:p>198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93" calcext:value-type="float">
            <text:p>193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float" office:value="188" calcext:value-type="float">
            <text:p>188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72" calcext:value-type="float">
            <text:p>172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67" calcext:value-type="float">
            <text:p>167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130" calcext:value-type="float">
            <text:p>130</text:p>
          </table:table-cell>
          <table:table-cell office:value-type="float" office:value="7.59" calcext:value-type="float">
            <text:p>7,59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19" calcext:value-type="float">
            <text:p>119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03" calcext:value-type="float">
            <text:p>103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7.6" calcext:value-type="float">
            <text:p>7,6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  <table:table-cell office:value-type="float" office:value="999" calcext:value-type="float">
            <text:p>999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08" calcext:value-type="float">
            <text:p>608</text:p>
          </table:table-cell>
          <table:table-cell office:value-type="float" office:value="17" calcext:value-type="float">
            <text:p>17</text:p>
          </table:table-cell>
          <table:table-cell office:value-type="float" office:value="993" calcext:value-type="float">
            <text:p>993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87" calcext:value-type="float">
            <text:p>987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82" calcext:value-type="float">
            <text:p>982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76" calcext:value-type="float">
            <text:p>976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71" calcext:value-type="float">
            <text:p>971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65" calcext:value-type="float">
            <text:p>965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59" calcext:value-type="float">
            <text:p>959</text:p>
          </table:table-cell>
          <table:table-cell office:value-type="float" office:value="7.61" calcext:value-type="float">
            <text:p>7,61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54" calcext:value-type="float">
            <text:p>95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48" calcext:value-type="float">
            <text:p>948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37" calcext:value-type="float">
            <text:p>937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31" calcext:value-type="float">
            <text:p>931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26" calcext:value-type="float">
            <text:p>926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20" calcext:value-type="float">
            <text:p>920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14" calcext:value-type="float">
            <text:p>91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09" calcext:value-type="float">
            <text:p>909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903" calcext:value-type="float">
            <text:p>903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897" calcext:value-type="float">
            <text:p>897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609" calcext:value-type="float">
            <text:p>609</text:p>
          </table:table-cell>
          <table:table-cell office:value-type="float" office:value="17" calcext:value-type="float">
            <text:p>17</text:p>
          </table:table-cell>
          <table:table-cell office:value-type="float" office:value="891" calcext:value-type="float">
            <text:p>891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86" calcext:value-type="float">
            <text:p>886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80" calcext:value-type="float">
            <text:p>880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74" calcext:value-type="float">
            <text:p>874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68" calcext:value-type="float">
            <text:p>868</text:p>
          </table:table-cell>
          <table:table-cell office:value-type="float" office:value="7.62" calcext:value-type="float">
            <text:p>7,62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63" calcext:value-type="float">
            <text:p>863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57" calcext:value-type="float">
            <text:p>857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51" calcext:value-type="float">
            <text:p>851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45" calcext:value-type="float">
            <text:p>845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40" calcext:value-type="float">
            <text:p>840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34" calcext:value-type="float">
            <text:p>834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28" calcext:value-type="float">
            <text:p>828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22" calcext:value-type="float">
            <text:p>822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11" calcext:value-type="float">
            <text:p>811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805" calcext:value-type="float">
            <text:p>805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99" calcext:value-type="float">
            <text:p>799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93" calcext:value-type="float">
            <text:p>793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87" calcext:value-type="float">
            <text:p>787</text:p>
          </table:table-cell>
          <table:table-cell office:value-type="float" office:value="7.63" calcext:value-type="float">
            <text:p>7,63</text:p>
          </table:table-cell>
          <table:table-cell table:number-columns-repeated="2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82" calcext:value-type="float">
            <text:p>782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76" calcext:value-type="float">
            <text:p>776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70" calcext:value-type="float">
            <text:p>770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64" calcext:value-type="float">
            <text:p>764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58" calcext:value-type="float">
            <text:p>758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52" calcext:value-type="float">
            <text:p>752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46" calcext:value-type="float">
            <text:p>746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35" calcext:value-type="float">
            <text:p>735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29" calcext:value-type="float">
            <text:p>729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23" calcext:value-type="float">
            <text:p>723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11" calcext:value-type="float">
            <text:p>711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705" calcext:value-type="float">
            <text:p>705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699" calcext:value-type="float">
            <text:p>699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693" calcext:value-type="float">
            <text:p>693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687" calcext:value-type="float">
            <text:p>68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81" calcext:value-type="float">
            <text:p>681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75" calcext:value-type="float">
            <text:p>675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69" calcext:value-type="float">
            <text:p>669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63" calcext:value-type="float">
            <text:p>663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611" calcext:value-type="float">
            <text:p>611</text:p>
          </table:table-cell>
          <table:table-cell office:value-type="float" office:value="17" calcext:value-type="float">
            <text:p>17</text:p>
          </table:table-cell>
          <table:table-cell office:value-type="float" office:value="657" calcext:value-type="float">
            <text:p>657</text:p>
          </table:table-cell>
          <table:table-cell office:value-type="float" office:value="7.64" calcext:value-type="float">
            <text:p>7,64</text:p>
          </table:table-cell>
          <table:table-cell table:number-columns-repeated="2"/>
        </table:table-row>
      </table:table>
      <table:table table:name="Tabelle2" table:style-name="ta1">
        <table:shapes>
          <draw:frame draw:z-index="0" draw:style-name="gr1" draw:text-style-name="P1" svg:width="159.88mm" svg:height="90.04mm" svg:x="127.96mm" svg:y="7.71mm">
            <draw:object draw:notify-on-update-of-ranges="Tabelle2.B1:Tabelle2.B1 Tabelle2.B2:Tabelle2.B717 Tabelle2.C1:Tabelle2.C1 Tabelle2.C2:Tabelle2.C7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5mm" svg:x="126.03mm" svg:y="105.45mm">
            <draw:object draw:notify-on-update-of-ranges="Tabelle2.A1:Tabelle2.A1 Tabelle2.A2:Tabelle2.A717 Tabelle2.C1:Tabelle2.C1 Tabelle2.C2:Tabelle2.C7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98.55mm" svg:y="8.97mm">
            <draw:object draw:notify-on-update-of-ranges="Tabelle2.A1:Tabelle2.A1 Tabelle2.A2:Tabelle2.A717 Tabelle2.D1:Tabelle2.D1 Tabelle2.D2:Tabelle2.D7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ownrang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vv13.C2]*1000+[$vv13.D2]"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table:formula="of:=[$vv13.E2]*100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vv13.C3]*1000+[$vv13.D3]"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table:formula="of:=[$vv13.E3]*1000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vv13.C4]*1000+[$vv13.D4]"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formula="of:=[$vv13.E4]*1000"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vv13.C5]*1000+[$vv13.D5]"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table:formula="of:=[$vv13.E5]*1000"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vv13.C6]*1000+[$vv13.D6]"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table:formula="of:=[$vv13.E6]*1000"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vv13.C7]*1000+[$vv13.D7]"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table:formula="of:=[$vv13.E7]*1000" office:value-type="float" office:value="2090" calcext:value-type="float">
            <text:p>209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vv13.C8]*1000+[$vv13.D8]" office:value-type="float" office:value="103" calcext:value-type="float">
            <text:p>103</text:p>
          </table:table-cell>
          <table:table-cell office:value-type="float" office:value="65" calcext:value-type="float">
            <text:p>65</text:p>
          </table:table-cell>
          <table:table-cell table:formula="of:=[$vv13.E8]*1000"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vv13.C9]*1000+[$vv13.D9]"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table:formula="of:=[$vv13.E9]*1000"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vv13.C10]*1000+[$vv13.D10]"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table:formula="of:=[$vv13.E10]*1000" office:value-type="float" office:value="2170" calcext:value-type="float">
            <text:p>21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vv13.C11]*1000+[$vv13.D11]"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[$vv13.E11]*1000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vv13.C12]*1000+[$vv13.D12]" office:value-type="float" office:value="111" calcext:value-type="float">
            <text:p>111</text:p>
          </table:table-cell>
          <table:table-cell office:value-type="float" office:value="68" calcext:value-type="float">
            <text:p>68</text:p>
          </table:table-cell>
          <table:table-cell table:formula="of:=[$vv13.E12]*1000"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vv13.C13]*1000+[$vv13.D13]"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table:formula="of:=[$vv13.E13]*1000" office:value-type="float" office:value="2290" calcext:value-type="float">
            <text:p>229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vv13.C14]*1000+[$vv13.D14]"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table:formula="of:=[$vv13.E14]*1000" office:value-type="float" office:value="2330" calcext:value-type="float">
            <text:p>233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vv13.C15]*1000+[$vv13.D15]"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table:formula="of:=[$vv13.E15]*1000"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vv13.C16]*1000+[$vv13.D16]"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table:formula="of:=[$vv13.E16]*1000" office:value-type="float" office:value="2390" calcext:value-type="float">
            <text:p>239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vv13.C17]*1000+[$vv13.D17]"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formula="of:=[$vv13.E17]*1000" office:value-type="float" office:value="2420" calcext:value-type="float">
            <text:p>242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$vv13.C18]*1000+[$vv13.D18]" office:value-type="float" office:value="126" calcext:value-type="float">
            <text:p>126</text:p>
          </table:table-cell>
          <table:table-cell office:value-type="float" office:value="73" calcext:value-type="float">
            <text:p>73</text:p>
          </table:table-cell>
          <table:table-cell table:formula="of:=[$vv13.E18]*1000" office:value-type="float" office:value="2440" calcext:value-type="float">
            <text:p>24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vv13.C19]*1000+[$vv13.D19]"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table:formula="of:=[$vv13.E19]*1000"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vv13.C20]*1000+[$vv13.D20]"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table:formula="of:=[$vv13.E20]*1000"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vv13.C21]*1000+[$vv13.D21]"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table:formula="of:=[$vv13.E21]*1000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vv13.C22]*1000+[$vv13.D22]" office:value-type="float" office:value="136" calcext:value-type="float">
            <text:p>136</text:p>
          </table:table-cell>
          <table:table-cell office:value-type="float" office:value="76" calcext:value-type="float">
            <text:p>76</text:p>
          </table:table-cell>
          <table:table-cell table:formula="of:=[$vv13.E22]*1000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vv13.C23]*1000+[$vv13.D23]"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table:formula="of:=[$vv13.E23]*1000"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vv13.C24]*1000+[$vv13.D24]" office:value-type="float" office:value="141" calcext:value-type="float">
            <text:p>141</text:p>
          </table:table-cell>
          <table:table-cell office:value-type="float" office:value="78" calcext:value-type="float">
            <text:p>78</text:p>
          </table:table-cell>
          <table:table-cell table:formula="of:=[$vv13.E24]*1000"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vv13.C25]*1000+[$vv13.D25]" office:value-type="float" office:value="143" calcext:value-type="float">
            <text:p>143</text:p>
          </table:table-cell>
          <table:table-cell office:value-type="float" office:value="79" calcext:value-type="float">
            <text:p>79</text:p>
          </table:table-cell>
          <table:table-cell table:formula="of:=[$vv13.E25]*1000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vv13.C26]*1000+[$vv13.D26]"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table:formula="of:=[$vv13.E26]*1000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$vv13.C27]*1000+[$vv13.D27]"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table:formula="of:=[$vv13.E27]*1000"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$vv13.C28]*1000+[$vv13.D28]" office:value-type="float" office:value="151" calcext:value-type="float">
            <text:p>151</text:p>
          </table:table-cell>
          <table:table-cell office:value-type="float" office:value="81" calcext:value-type="float">
            <text:p>81</text:p>
          </table:table-cell>
          <table:table-cell table:formula="of:=[$vv13.E28]*1000"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$vv13.C29]*1000+[$vv13.D29]"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table:formula="of:=[$vv13.E29]*1000" office:value-type="float" office:value="2810" calcext:value-type="float">
            <text:p>28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$vv13.C30]*1000+[$vv13.D30]"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table:formula="of:=[$vv13.E30]*1000"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$vv13.C31]*1000+[$vv13.D31]" office:value-type="float" office:value="159" calcext:value-type="float">
            <text:p>159</text:p>
          </table:table-cell>
          <table:table-cell office:value-type="float" office:value="84" calcext:value-type="float">
            <text:p>84</text:p>
          </table:table-cell>
          <table:table-cell table:formula="of:=[$vv13.E31]*1000" office:value-type="float" office:value="2870" calcext:value-type="float">
            <text:p>28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$vv13.C32]*1000+[$vv13.D32]"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table:formula="of:=[$vv13.E32]*1000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$vv13.C33]*1000+[$vv13.D33]" office:value-type="float" office:value="164" calcext:value-type="float">
            <text:p>164</text:p>
          </table:table-cell>
          <table:table-cell office:value-type="float" office:value="85" calcext:value-type="float">
            <text:p>85</text:p>
          </table:table-cell>
          <table:table-cell table:formula="of:=[$vv13.E33]*1000"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$vv13.C34]*1000+[$vv13.D34]"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table:formula="of:=[$vv13.E34]*1000"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$vv13.C35]*1000+[$vv13.D35]"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table:formula="of:=[$vv13.E35]*1000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$vv13.C36]*1000+[$vv13.D36]" office:value-type="float" office:value="173" calcext:value-type="float">
            <text:p>173</text:p>
          </table:table-cell>
          <table:table-cell office:value-type="float" office:value="88" calcext:value-type="float">
            <text:p>88</text:p>
          </table:table-cell>
          <table:table-cell table:formula="of:=[$vv13.E36]*1000"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$vv13.C37]*1000+[$vv13.D37]"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table:formula="of:=[$vv13.E37]*1000"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$vv13.C38]*1000+[$vv13.D38]"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table:formula="of:=[$vv13.E38]*1000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$vv13.C39]*1000+[$vv13.D39]"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table:formula="of:=[$vv13.E39]*1000"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$vv13.C40]*1000+[$vv13.D40]"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table:formula="of:=[$vv13.E40]*1000"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$vv13.C41]*1000+[$vv13.D41]" office:value-type="float" office:value="188" calcext:value-type="float">
            <text:p>188</text:p>
          </table:table-cell>
          <table:table-cell office:value-type="float" office:value="92" calcext:value-type="float">
            <text:p>92</text:p>
          </table:table-cell>
          <table:table-cell table:formula="of:=[$vv13.E41]*1000"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$vv13.C42]*1000+[$vv13.D42]" office:value-type="float" office:value="191" calcext:value-type="float">
            <text:p>191</text:p>
          </table:table-cell>
          <table:table-cell office:value-type="float" office:value="93" calcext:value-type="float">
            <text:p>93</text:p>
          </table:table-cell>
          <table:table-cell table:formula="of:=[$vv13.E42]*1000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$vv13.C43]*1000+[$vv13.D43]"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table:formula="of:=[$vv13.E43]*1000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$vv13.C44]*1000+[$vv13.D44]" office:value-type="float" office:value="197" calcext:value-type="float">
            <text:p>197</text:p>
          </table:table-cell>
          <table:table-cell office:value-type="float" office:value="95" calcext:value-type="float">
            <text:p>95</text:p>
          </table:table-cell>
          <table:table-cell table:formula="of:=[$vv13.E44]*1000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$vv13.C45]*1000+[$vv13.D45]"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table:formula="of:=[$vv13.E45]*1000"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$vv13.C46]*1000+[$vv13.D46]" office:value-type="float" office:value="226" calcext:value-type="float">
            <text:p>226</text:p>
          </table:table-cell>
          <table:table-cell office:value-type="float" office:value="103" calcext:value-type="float">
            <text:p>103</text:p>
          </table:table-cell>
          <table:table-cell table:formula="of:=[$vv13.E46]*1000"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$vv13.C47]*1000+[$vv13.D47]" office:value-type="float" office:value="229" calcext:value-type="float">
            <text:p>229</text:p>
          </table:table-cell>
          <table:table-cell office:value-type="float" office:value="104" calcext:value-type="float">
            <text:p>104</text:p>
          </table:table-cell>
          <table:table-cell table:formula="of:=[$vv13.E47]*1000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$vv13.C48]*1000+[$vv13.D48]" office:value-type="float" office:value="254" calcext:value-type="float">
            <text:p>254</text:p>
          </table:table-cell>
          <table:table-cell office:value-type="float" office:value="111" calcext:value-type="float">
            <text:p>111</text:p>
          </table:table-cell>
          <table:table-cell table:formula="of:=[$vv13.E48]*1000" office:value-type="float" office:value="3830" calcext:value-type="float">
            <text:p>383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$vv13.C49]*1000+[$vv13.D49]" office:value-type="float" office:value="261" calcext:value-type="float">
            <text:p>261</text:p>
          </table:table-cell>
          <table:table-cell office:value-type="float" office:value="113" calcext:value-type="float">
            <text:p>113</text:p>
          </table:table-cell>
          <table:table-cell table:formula="of:=[$vv13.E49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$vv13.C50]*1000+[$vv13.D50]" office:value-type="float" office:value="265" calcext:value-type="float">
            <text:p>265</text:p>
          </table:table-cell>
          <table:table-cell office:value-type="float" office:value="114" calcext:value-type="float">
            <text:p>114</text:p>
          </table:table-cell>
          <table:table-cell table:formula="of:=[$vv13.E50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$vv13.C51]*1000+[$vv13.D51]" office:value-type="float" office:value="295" calcext:value-type="float">
            <text:p>295</text:p>
          </table:table-cell>
          <table:table-cell office:value-type="float" office:value="122" calcext:value-type="float">
            <text:p>122</text:p>
          </table:table-cell>
          <table:table-cell table:formula="of:=[$vv13.E51]*1000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$vv13.C52]*1000+[$vv13.D52]" office:value-type="float" office:value="299" calcext:value-type="float">
            <text:p>299</text:p>
          </table:table-cell>
          <table:table-cell office:value-type="float" office:value="123" calcext:value-type="float">
            <text:p>123</text:p>
          </table:table-cell>
          <table:table-cell table:formula="of:=[$vv13.E52]*1000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$vv13.C53]*1000+[$vv13.D53]" office:value-type="float" office:value="325" calcext:value-type="float">
            <text:p>325</text:p>
          </table:table-cell>
          <table:table-cell office:value-type="float" office:value="129" calcext:value-type="float">
            <text:p>129</text:p>
          </table:table-cell>
          <table:table-cell table:formula="of:=[$vv13.E53]*1000" office:value-type="float" office:value="3970" calcext:value-type="float">
            <text:p>397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$vv13.C54]*1000+[$vv13.D54]" office:value-type="float" office:value="329" calcext:value-type="float">
            <text:p>329</text:p>
          </table:table-cell>
          <table:table-cell office:value-type="float" office:value="130" calcext:value-type="float">
            <text:p>130</text:p>
          </table:table-cell>
          <table:table-cell table:formula="of:=[$vv13.E54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$vv13.C55]*1000+[$vv13.D55]" office:value-type="float" office:value="332" calcext:value-type="float">
            <text:p>332</text:p>
          </table:table-cell>
          <table:table-cell office:value-type="float" office:value="131" calcext:value-type="float">
            <text:p>131</text:p>
          </table:table-cell>
          <table:table-cell table:formula="of:=[$vv13.E55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$vv13.C56]*1000+[$vv13.D56]" office:value-type="float" office:value="336" calcext:value-type="float">
            <text:p>336</text:p>
          </table:table-cell>
          <table:table-cell office:value-type="float" office:value="132" calcext:value-type="float">
            <text:p>132</text:p>
          </table:table-cell>
          <table:table-cell table:formula="of:=[$vv13.E56]*1000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$vv13.C57]*1000+[$vv13.D57]" office:value-type="float" office:value="340" calcext:value-type="float">
            <text:p>340</text:p>
          </table:table-cell>
          <table:table-cell office:value-type="float" office:value="132" calcext:value-type="float">
            <text:p>132</text:p>
          </table:table-cell>
          <table:table-cell table:formula="of:=[$vv13.E57]*1000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$vv13.C58]*1000+[$vv13.D58]" office:value-type="float" office:value="344" calcext:value-type="float">
            <text:p>344</text:p>
          </table:table-cell>
          <table:table-cell office:value-type="float" office:value="133" calcext:value-type="float">
            <text:p>133</text:p>
          </table:table-cell>
          <table:table-cell table:formula="of:=[$vv13.E58]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$vv13.C59]*1000+[$vv13.D59]" office:value-type="float" office:value="347" calcext:value-type="float">
            <text:p>347</text:p>
          </table:table-cell>
          <table:table-cell office:value-type="float" office:value="134" calcext:value-type="float">
            <text:p>134</text:p>
          </table:table-cell>
          <table:table-cell table:formula="of:=[$vv13.E59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$vv13.C60]*1000+[$vv13.D60]" office:value-type="float" office:value="351" calcext:value-type="float">
            <text:p>351</text:p>
          </table:table-cell>
          <table:table-cell office:value-type="float" office:value="135" calcext:value-type="float">
            <text:p>135</text:p>
          </table:table-cell>
          <table:table-cell table:formula="of:=[$vv13.E60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$vv13.C61]*1000+[$vv13.D61]" office:value-type="float" office:value="355" calcext:value-type="float">
            <text:p>355</text:p>
          </table:table-cell>
          <table:table-cell office:value-type="float" office:value="136" calcext:value-type="float">
            <text:p>136</text:p>
          </table:table-cell>
          <table:table-cell table:formula="of:=[$vv13.E61]*1000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$vv13.C62]*1000+[$vv13.D62]" office:value-type="float" office:value="358" calcext:value-type="float">
            <text:p>358</text:p>
          </table:table-cell>
          <table:table-cell office:value-type="float" office:value="137" calcext:value-type="float">
            <text:p>137</text:p>
          </table:table-cell>
          <table:table-cell table:formula="of:=[$vv13.E62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$vv13.C63]*1000+[$vv13.D63]" office:value-type="float" office:value="362" calcext:value-type="float">
            <text:p>362</text:p>
          </table:table-cell>
          <table:table-cell office:value-type="float" office:value="137" calcext:value-type="float">
            <text:p>137</text:p>
          </table:table-cell>
          <table:table-cell table:formula="of:=[$vv13.E63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$vv13.C64]*1000+[$vv13.D64]" office:value-type="float" office:value="366" calcext:value-type="float">
            <text:p>366</text:p>
          </table:table-cell>
          <table:table-cell office:value-type="float" office:value="138" calcext:value-type="float">
            <text:p>138</text:p>
          </table:table-cell>
          <table:table-cell table:formula="of:=[$vv13.E64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$vv13.C65]*1000+[$vv13.D65]" office:value-type="float" office:value="370" calcext:value-type="float">
            <text:p>370</text:p>
          </table:table-cell>
          <table:table-cell office:value-type="float" office:value="139" calcext:value-type="float">
            <text:p>139</text:p>
          </table:table-cell>
          <table:table-cell table:formula="of:=[$vv13.E65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$vv13.C66]*1000+[$vv13.D66]" office:value-type="float" office:value="373" calcext:value-type="float">
            <text:p>373</text:p>
          </table:table-cell>
          <table:table-cell office:value-type="float" office:value="140" calcext:value-type="float">
            <text:p>140</text:p>
          </table:table-cell>
          <table:table-cell table:formula="of:=[$vv13.E66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$vv13.C67]*1000+[$vv13.D67]" office:value-type="float" office:value="377" calcext:value-type="float">
            <text:p>377</text:p>
          </table:table-cell>
          <table:table-cell office:value-type="float" office:value="140" calcext:value-type="float">
            <text:p>140</text:p>
          </table:table-cell>
          <table:table-cell table:formula="of:=[$vv13.E67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$vv13.C68]*1000+[$vv13.D68]" office:value-type="float" office:value="381" calcext:value-type="float">
            <text:p>381</text:p>
          </table:table-cell>
          <table:table-cell office:value-type="float" office:value="141" calcext:value-type="float">
            <text:p>141</text:p>
          </table:table-cell>
          <table:table-cell table:formula="of:=[$vv13.E68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$vv13.C69]*1000+[$vv13.D69]" office:value-type="float" office:value="384" calcext:value-type="float">
            <text:p>384</text:p>
          </table:table-cell>
          <table:table-cell office:value-type="float" office:value="142" calcext:value-type="float">
            <text:p>142</text:p>
          </table:table-cell>
          <table:table-cell table:formula="of:=[$vv13.E69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$vv13.C70]*1000+[$vv13.D70]" office:value-type="float" office:value="388" calcext:value-type="float">
            <text:p>388</text:p>
          </table:table-cell>
          <table:table-cell office:value-type="float" office:value="143" calcext:value-type="float">
            <text:p>143</text:p>
          </table:table-cell>
          <table:table-cell table:formula="of:=[$vv13.E70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$vv13.C71]*1000+[$vv13.D71]" office:value-type="float" office:value="392" calcext:value-type="float">
            <text:p>392</text:p>
          </table:table-cell>
          <table:table-cell office:value-type="float" office:value="144" calcext:value-type="float">
            <text:p>144</text:p>
          </table:table-cell>
          <table:table-cell table:formula="of:=[$vv13.E71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$vv13.C72]*1000+[$vv13.D72]" office:value-type="float" office:value="396" calcext:value-type="float">
            <text:p>396</text:p>
          </table:table-cell>
          <table:table-cell office:value-type="float" office:value="144" calcext:value-type="float">
            <text:p>144</text:p>
          </table:table-cell>
          <table:table-cell table:formula="of:=[$vv13.E72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$vv13.C73]*1000+[$vv13.D73]" office:value-type="float" office:value="399" calcext:value-type="float">
            <text:p>399</text:p>
          </table:table-cell>
          <table:table-cell office:value-type="float" office:value="145" calcext:value-type="float">
            <text:p>145</text:p>
          </table:table-cell>
          <table:table-cell table:formula="of:=[$vv13.E73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$vv13.C74]*1000+[$vv13.D74]" office:value-type="float" office:value="403" calcext:value-type="float">
            <text:p>403</text:p>
          </table:table-cell>
          <table:table-cell office:value-type="float" office:value="146" calcext:value-type="float">
            <text:p>146</text:p>
          </table:table-cell>
          <table:table-cell table:formula="of:=[$vv13.E74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$vv13.C75]*1000+[$vv13.D75]" office:value-type="float" office:value="407" calcext:value-type="float">
            <text:p>407</text:p>
          </table:table-cell>
          <table:table-cell office:value-type="float" office:value="147" calcext:value-type="float">
            <text:p>147</text:p>
          </table:table-cell>
          <table:table-cell table:formula="of:=[$vv13.E75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$vv13.C76]*1000+[$vv13.D76]" office:value-type="float" office:value="411" calcext:value-type="float">
            <text:p>411</text:p>
          </table:table-cell>
          <table:table-cell office:value-type="float" office:value="147" calcext:value-type="float">
            <text:p>147</text:p>
          </table:table-cell>
          <table:table-cell table:formula="of:=[$vv13.E76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$vv13.C77]*1000+[$vv13.D77]" office:value-type="float" office:value="414" calcext:value-type="float">
            <text:p>414</text:p>
          </table:table-cell>
          <table:table-cell office:value-type="float" office:value="148" calcext:value-type="float">
            <text:p>148</text:p>
          </table:table-cell>
          <table:table-cell table:formula="of:=[$vv13.E77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$vv13.C78]*1000+[$vv13.D78]" office:value-type="float" office:value="418" calcext:value-type="float">
            <text:p>418</text:p>
          </table:table-cell>
          <table:table-cell office:value-type="float" office:value="149" calcext:value-type="float">
            <text:p>149</text:p>
          </table:table-cell>
          <table:table-cell table:formula="of:=[$vv13.E78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$vv13.C79]*1000+[$vv13.D79]" office:value-type="float" office:value="422" calcext:value-type="float">
            <text:p>422</text:p>
          </table:table-cell>
          <table:table-cell office:value-type="float" office:value="149" calcext:value-type="float">
            <text:p>149</text:p>
          </table:table-cell>
          <table:table-cell table:formula="of:=[$vv13.E79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$vv13.C80]*1000+[$vv13.D80]" office:value-type="float" office:value="425" calcext:value-type="float">
            <text:p>425</text:p>
          </table:table-cell>
          <table:table-cell office:value-type="float" office:value="150" calcext:value-type="float">
            <text:p>150</text:p>
          </table:table-cell>
          <table:table-cell table:formula="of:=[$vv13.E80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$vv13.C81]*1000+[$vv13.D81]" office:value-type="float" office:value="429" calcext:value-type="float">
            <text:p>429</text:p>
          </table:table-cell>
          <table:table-cell office:value-type="float" office:value="151" calcext:value-type="float">
            <text:p>151</text:p>
          </table:table-cell>
          <table:table-cell table:formula="of:=[$vv13.E81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$vv13.C82]*1000+[$vv13.D82]" office:value-type="float" office:value="433" calcext:value-type="float">
            <text:p>433</text:p>
          </table:table-cell>
          <table:table-cell office:value-type="float" office:value="151" calcext:value-type="float">
            <text:p>151</text:p>
          </table:table-cell>
          <table:table-cell table:formula="of:=[$vv13.E82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$vv13.C83]*1000+[$vv13.D83]" office:value-type="float" office:value="437" calcext:value-type="float">
            <text:p>437</text:p>
          </table:table-cell>
          <table:table-cell office:value-type="float" office:value="152" calcext:value-type="float">
            <text:p>152</text:p>
          </table:table-cell>
          <table:table-cell table:formula="of:=[$vv13.E83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$vv13.C84]*1000+[$vv13.D84]" office:value-type="float" office:value="440" calcext:value-type="float">
            <text:p>440</text:p>
          </table:table-cell>
          <table:table-cell office:value-type="float" office:value="153" calcext:value-type="float">
            <text:p>153</text:p>
          </table:table-cell>
          <table:table-cell table:formula="of:=[$vv13.E84]*1000" office:value-type="float" office:value="3860" calcext:value-type="float">
            <text:p>38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$vv13.C85]*1000+[$vv13.D85]" office:value-type="float" office:value="444" calcext:value-type="float">
            <text:p>444</text:p>
          </table:table-cell>
          <table:table-cell office:value-type="float" office:value="153" calcext:value-type="float">
            <text:p>153</text:p>
          </table:table-cell>
          <table:table-cell table:formula="of:=[$vv13.E85]*1000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$vv13.C86]*1000+[$vv13.D86]" office:value-type="float" office:value="448" calcext:value-type="float">
            <text:p>448</text:p>
          </table:table-cell>
          <table:table-cell office:value-type="float" office:value="154" calcext:value-type="float">
            <text:p>154</text:p>
          </table:table-cell>
          <table:table-cell table:formula="of:=[$vv13.E86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$vv13.C87]*1000+[$vv13.D87]" office:value-type="float" office:value="452" calcext:value-type="float">
            <text:p>452</text:p>
          </table:table-cell>
          <table:table-cell office:value-type="float" office:value="155" calcext:value-type="float">
            <text:p>155</text:p>
          </table:table-cell>
          <table:table-cell table:formula="of:=[$vv13.E87]*1000"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$vv13.C88]*1000+[$vv13.D88]" office:value-type="float" office:value="455" calcext:value-type="float">
            <text:p>455</text:p>
          </table:table-cell>
          <table:table-cell office:value-type="float" office:value="155" calcext:value-type="float">
            <text:p>155</text:p>
          </table:table-cell>
          <table:table-cell table:formula="of:=[$vv13.E88]*1000" office:value-type="float" office:value="3890" calcext:value-type="float">
            <text:p>389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$vv13.C89]*1000+[$vv13.D89]" office:value-type="float" office:value="459" calcext:value-type="float">
            <text:p>459</text:p>
          </table:table-cell>
          <table:table-cell office:value-type="float" office:value="156" calcext:value-type="float">
            <text:p>156</text:p>
          </table:table-cell>
          <table:table-cell table:formula="of:=[$vv13.E89]*1000"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$vv13.C90]*1000+[$vv13.D90]" office:value-type="float" office:value="463" calcext:value-type="float">
            <text:p>463</text:p>
          </table:table-cell>
          <table:table-cell office:value-type="float" office:value="157" calcext:value-type="float">
            <text:p>157</text:p>
          </table:table-cell>
          <table:table-cell table:formula="of:=[$vv13.E90]*1000"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$vv13.C91]*1000+[$vv13.D91]" office:value-type="float" office:value="467" calcext:value-type="float">
            <text:p>467</text:p>
          </table:table-cell>
          <table:table-cell office:value-type="float" office:value="157" calcext:value-type="float">
            <text:p>157</text:p>
          </table:table-cell>
          <table:table-cell table:formula="of:=[$vv13.E91]*1000" office:value-type="float" office:value="3940" calcext:value-type="float">
            <text:p>39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$vv13.C92]*1000+[$vv13.D92]" office:value-type="float" office:value="471" calcext:value-type="float">
            <text:p>471</text:p>
          </table:table-cell>
          <table:table-cell office:value-type="float" office:value="158" calcext:value-type="float">
            <text:p>158</text:p>
          </table:table-cell>
          <table:table-cell table:formula="of:=[$vv13.E92]*1000"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$vv13.C93]*1000+[$vv13.D93]" office:value-type="float" office:value="474" calcext:value-type="float">
            <text:p>474</text:p>
          </table:table-cell>
          <table:table-cell office:value-type="float" office:value="158" calcext:value-type="float">
            <text:p>158</text:p>
          </table:table-cell>
          <table:table-cell table:formula="of:=[$vv13.E93]*1000"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$vv13.C94]*1000+[$vv13.D94]" office:value-type="float" office:value="478" calcext:value-type="float">
            <text:p>478</text:p>
          </table:table-cell>
          <table:table-cell office:value-type="float" office:value="159" calcext:value-type="float">
            <text:p>159</text:p>
          </table:table-cell>
          <table:table-cell table:formula="of:=[$vv13.E94]*1000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$vv13.C95]*1000+[$vv13.D95]" office:value-type="float" office:value="482" calcext:value-type="float">
            <text:p>482</text:p>
          </table:table-cell>
          <table:table-cell office:value-type="float" office:value="160" calcext:value-type="float">
            <text:p>160</text:p>
          </table:table-cell>
          <table:table-cell table:formula="of:=[$vv13.E95]*1000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$vv13.C96]*1000+[$vv13.D96]" office:value-type="float" office:value="486" calcext:value-type="float">
            <text:p>486</text:p>
          </table:table-cell>
          <table:table-cell office:value-type="float" office:value="160" calcext:value-type="float">
            <text:p>160</text:p>
          </table:table-cell>
          <table:table-cell table:formula="of:=[$vv13.E96]*1000"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$vv13.C97]*1000+[$vv13.D97]" office:value-type="float" office:value="490" calcext:value-type="float">
            <text:p>490</text:p>
          </table:table-cell>
          <table:table-cell office:value-type="float" office:value="161" calcext:value-type="float">
            <text:p>161</text:p>
          </table:table-cell>
          <table:table-cell table:formula="of:=[$vv13.E97]*1000" office:value-type="float" office:value="4060" calcext:value-type="float">
            <text:p>40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$vv13.C98]*1000+[$vv13.D98]" office:value-type="float" office:value="494" calcext:value-type="float">
            <text:p>494</text:p>
          </table:table-cell>
          <table:table-cell office:value-type="float" office:value="162" calcext:value-type="float">
            <text:p>162</text:p>
          </table:table-cell>
          <table:table-cell table:formula="of:=[$vv13.E98]*1000" office:value-type="float" office:value="4090" calcext:value-type="float">
            <text:p>409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$vv13.C99]*1000+[$vv13.D99]" office:value-type="float" office:value="498" calcext:value-type="float">
            <text:p>498</text:p>
          </table:table-cell>
          <table:table-cell office:value-type="float" office:value="162" calcext:value-type="float">
            <text:p>162</text:p>
          </table:table-cell>
          <table:table-cell table:formula="of:=[$vv13.E99]*1000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$vv13.C100]*1000+[$vv13.D100]" office:value-type="float" office:value="502" calcext:value-type="float">
            <text:p>502</text:p>
          </table:table-cell>
          <table:table-cell office:value-type="float" office:value="163" calcext:value-type="float">
            <text:p>163</text:p>
          </table:table-cell>
          <table:table-cell table:formula="of:=[$vv13.E100]*1000" office:value-type="float" office:value="4130" calcext:value-type="float">
            <text:p>413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$vv13.C101]*1000+[$vv13.D101]" office:value-type="float" office:value="506" calcext:value-type="float">
            <text:p>506</text:p>
          </table:table-cell>
          <table:table-cell office:value-type="float" office:value="163" calcext:value-type="float">
            <text:p>163</text:p>
          </table:table-cell>
          <table:table-cell table:formula="of:=[$vv13.E101]*1000"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$vv13.C102]*1000+[$vv13.D102]" office:value-type="float" office:value="510" calcext:value-type="float">
            <text:p>510</text:p>
          </table:table-cell>
          <table:table-cell office:value-type="float" office:value="164" calcext:value-type="float">
            <text:p>164</text:p>
          </table:table-cell>
          <table:table-cell table:formula="of:=[$vv13.E102]*1000"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$vv13.C103]*1000+[$vv13.D103]" office:value-type="float" office:value="514" calcext:value-type="float">
            <text:p>514</text:p>
          </table:table-cell>
          <table:table-cell office:value-type="float" office:value="165" calcext:value-type="float">
            <text:p>165</text:p>
          </table:table-cell>
          <table:table-cell table:formula="of:=[$vv13.E103]*1000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$vv13.C104]*1000+[$vv13.D104]" office:value-type="float" office:value="518" calcext:value-type="float">
            <text:p>518</text:p>
          </table:table-cell>
          <table:table-cell office:value-type="float" office:value="165" calcext:value-type="float">
            <text:p>165</text:p>
          </table:table-cell>
          <table:table-cell table:formula="of:=[$vv13.E104]*1000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$vv13.C105]*1000+[$vv13.D105]" office:value-type="float" office:value="522" calcext:value-type="float">
            <text:p>522</text:p>
          </table:table-cell>
          <table:table-cell office:value-type="float" office:value="166" calcext:value-type="float">
            <text:p>166</text:p>
          </table:table-cell>
          <table:table-cell table:formula="of:=[$vv13.E105]*1000"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$vv13.C106]*1000+[$vv13.D106]" office:value-type="float" office:value="527" calcext:value-type="float">
            <text:p>527</text:p>
          </table:table-cell>
          <table:table-cell office:value-type="float" office:value="166" calcext:value-type="float">
            <text:p>166</text:p>
          </table:table-cell>
          <table:table-cell table:formula="of:=[$vv13.E106]*1000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$vv13.C107]*1000+[$vv13.D107]" office:value-type="float" office:value="531" calcext:value-type="float">
            <text:p>531</text:p>
          </table:table-cell>
          <table:table-cell office:value-type="float" office:value="167" calcext:value-type="float">
            <text:p>167</text:p>
          </table:table-cell>
          <table:table-cell table:formula="of:=[$vv13.E107]*1000"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$vv13.C108]*1000+[$vv13.D108]" office:value-type="float" office:value="535" calcext:value-type="float">
            <text:p>535</text:p>
          </table:table-cell>
          <table:table-cell office:value-type="float" office:value="168" calcext:value-type="float">
            <text:p>168</text:p>
          </table:table-cell>
          <table:table-cell table:formula="of:=[$vv13.E108]*1000"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$vv13.C109]*1000+[$vv13.D109]" office:value-type="float" office:value="539" calcext:value-type="float">
            <text:p>539</text:p>
          </table:table-cell>
          <table:table-cell office:value-type="float" office:value="168" calcext:value-type="float">
            <text:p>168</text:p>
          </table:table-cell>
          <table:table-cell table:formula="of:=[$vv13.E109]*1000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$vv13.C110]*1000+[$vv13.D110]" office:value-type="float" office:value="543" calcext:value-type="float">
            <text:p>543</text:p>
          </table:table-cell>
          <table:table-cell office:value-type="float" office:value="169" calcext:value-type="float">
            <text:p>169</text:p>
          </table:table-cell>
          <table:table-cell table:formula="of:=[$vv13.E110]*1000"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$vv13.C111]*1000+[$vv13.D111]" office:value-type="float" office:value="547" calcext:value-type="float">
            <text:p>547</text:p>
          </table:table-cell>
          <table:table-cell office:value-type="float" office:value="169" calcext:value-type="float">
            <text:p>169</text:p>
          </table:table-cell>
          <table:table-cell table:formula="of:=[$vv13.E111]*1000" office:value-type="float" office:value="4360" calcext:value-type="float">
            <text:p>436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$vv13.C112]*1000+[$vv13.D112]" office:value-type="float" office:value="552" calcext:value-type="float">
            <text:p>552</text:p>
          </table:table-cell>
          <table:table-cell office:value-type="float" office:value="170" calcext:value-type="float">
            <text:p>170</text:p>
          </table:table-cell>
          <table:table-cell table:formula="of:=[$vv13.E112]*1000"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$vv13.C113]*1000+[$vv13.D113]" office:value-type="float" office:value="556" calcext:value-type="float">
            <text:p>556</text:p>
          </table:table-cell>
          <table:table-cell office:value-type="float" office:value="171" calcext:value-type="float">
            <text:p>171</text:p>
          </table:table-cell>
          <table:table-cell table:formula="of:=[$vv13.E113]*1000"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$vv13.C114]*1000+[$vv13.D114]" office:value-type="float" office:value="560" calcext:value-type="float">
            <text:p>560</text:p>
          </table:table-cell>
          <table:table-cell office:value-type="float" office:value="171" calcext:value-type="float">
            <text:p>171</text:p>
          </table:table-cell>
          <table:table-cell table:formula="of:=[$vv13.E114]*1000" office:value-type="float" office:value="4430" calcext:value-type="float">
            <text:p>443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$vv13.C115]*1000+[$vv13.D115]" office:value-type="float" office:value="564" calcext:value-type="float">
            <text:p>564</text:p>
          </table:table-cell>
          <table:table-cell office:value-type="float" office:value="172" calcext:value-type="float">
            <text:p>172</text:p>
          </table:table-cell>
          <table:table-cell table:formula="of:=[$vv13.E115]*1000"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$vv13.C116]*1000+[$vv13.D116]" office:value-type="float" office:value="569" calcext:value-type="float">
            <text:p>569</text:p>
          </table:table-cell>
          <table:table-cell office:value-type="float" office:value="172" calcext:value-type="float">
            <text:p>172</text:p>
          </table:table-cell>
          <table:table-cell table:formula="of:=[$vv13.E116]*1000"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$vv13.C117]*1000+[$vv13.D117]" office:value-type="float" office:value="573" calcext:value-type="float">
            <text:p>573</text:p>
          </table:table-cell>
          <table:table-cell office:value-type="float" office:value="173" calcext:value-type="float">
            <text:p>173</text:p>
          </table:table-cell>
          <table:table-cell table:formula="of:=[$vv13.E117]*1000"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$vv13.C118]*1000+[$vv13.D118]" office:value-type="float" office:value="577" calcext:value-type="float">
            <text:p>577</text:p>
          </table:table-cell>
          <table:table-cell office:value-type="float" office:value="173" calcext:value-type="float">
            <text:p>173</text:p>
          </table:table-cell>
          <table:table-cell table:formula="of:=[$vv13.E118]*1000" office:value-type="float" office:value="4520" calcext:value-type="float">
            <text:p>452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$vv13.C119]*1000+[$vv13.D119]" office:value-type="float" office:value="582" calcext:value-type="float">
            <text:p>582</text:p>
          </table:table-cell>
          <table:table-cell office:value-type="float" office:value="174" calcext:value-type="float">
            <text:p>174</text:p>
          </table:table-cell>
          <table:table-cell table:formula="of:=[$vv13.E119]*1000"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$vv13.C120]*1000+[$vv13.D120]" office:value-type="float" office:value="586" calcext:value-type="float">
            <text:p>586</text:p>
          </table:table-cell>
          <table:table-cell office:value-type="float" office:value="175" calcext:value-type="float">
            <text:p>175</text:p>
          </table:table-cell>
          <table:table-cell table:formula="of:=[$vv13.E120]*1000"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$vv13.C121]*1000+[$vv13.D121]" office:value-type="float" office:value="591" calcext:value-type="float">
            <text:p>591</text:p>
          </table:table-cell>
          <table:table-cell office:value-type="float" office:value="175" calcext:value-type="float">
            <text:p>175</text:p>
          </table:table-cell>
          <table:table-cell table:formula="of:=[$vv13.E121]*1000"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$vv13.C122]*1000+[$vv13.D122]" office:value-type="float" office:value="595" calcext:value-type="float">
            <text:p>595</text:p>
          </table:table-cell>
          <table:table-cell office:value-type="float" office:value="176" calcext:value-type="float">
            <text:p>176</text:p>
          </table:table-cell>
          <table:table-cell table:formula="of:=[$vv13.E122]*1000" office:value-type="float" office:value="4630" calcext:value-type="float">
            <text:p>463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$vv13.C123]*1000+[$vv13.D123]" office:value-type="float" office:value="600" calcext:value-type="float">
            <text:p>600</text:p>
          </table:table-cell>
          <table:table-cell office:value-type="float" office:value="176" calcext:value-type="float">
            <text:p>176</text:p>
          </table:table-cell>
          <table:table-cell table:formula="of:=[$vv13.E123]*1000"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$vv13.C124]*1000+[$vv13.D124]" office:value-type="float" office:value="604" calcext:value-type="float">
            <text:p>604</text:p>
          </table:table-cell>
          <table:table-cell office:value-type="float" office:value="177" calcext:value-type="float">
            <text:p>177</text:p>
          </table:table-cell>
          <table:table-cell table:formula="of:=[$vv13.E124]*1000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$vv13.C125]*1000+[$vv13.D125]" office:value-type="float" office:value="609" calcext:value-type="float">
            <text:p>609</text:p>
          </table:table-cell>
          <table:table-cell office:value-type="float" office:value="177" calcext:value-type="float">
            <text:p>177</text:p>
          </table:table-cell>
          <table:table-cell table:formula="of:=[$vv13.E125]*1000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$vv13.C126]*1000+[$vv13.D126]" office:value-type="float" office:value="613" calcext:value-type="float">
            <text:p>613</text:p>
          </table:table-cell>
          <table:table-cell office:value-type="float" office:value="178" calcext:value-type="float">
            <text:p>178</text:p>
          </table:table-cell>
          <table:table-cell table:formula="of:=[$vv13.E126]*1000"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$vv13.C127]*1000+[$vv13.D127]" office:value-type="float" office:value="618" calcext:value-type="float">
            <text:p>618</text:p>
          </table:table-cell>
          <table:table-cell office:value-type="float" office:value="178" calcext:value-type="float">
            <text:p>178</text:p>
          </table:table-cell>
          <table:table-cell table:formula="of:=[$vv13.E127]*1000"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$vv13.C128]*1000+[$vv13.D128]" office:value-type="float" office:value="623" calcext:value-type="float">
            <text:p>623</text:p>
          </table:table-cell>
          <table:table-cell office:value-type="float" office:value="179" calcext:value-type="float">
            <text:p>179</text:p>
          </table:table-cell>
          <table:table-cell table:formula="of:=[$vv13.E128]*1000" office:value-type="float" office:value="4790" calcext:value-type="float">
            <text:p>479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$vv13.C129]*1000+[$vv13.D129]" office:value-type="float" office:value="627" calcext:value-type="float">
            <text:p>627</text:p>
          </table:table-cell>
          <table:table-cell office:value-type="float" office:value="179" calcext:value-type="float">
            <text:p>179</text:p>
          </table:table-cell>
          <table:table-cell table:formula="of:=[$vv13.E129]*1000"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$vv13.C130]*1000+[$vv13.D130]" office:value-type="float" office:value="632" calcext:value-type="float">
            <text:p>632</text:p>
          </table:table-cell>
          <table:table-cell office:value-type="float" office:value="180" calcext:value-type="float">
            <text:p>180</text:p>
          </table:table-cell>
          <table:table-cell table:formula="of:=[$vv13.E130]*1000"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$vv13.C131]*1000+[$vv13.D131]" office:value-type="float" office:value="637" calcext:value-type="float">
            <text:p>637</text:p>
          </table:table-cell>
          <table:table-cell office:value-type="float" office:value="180" calcext:value-type="float">
            <text:p>180</text:p>
          </table:table-cell>
          <table:table-cell table:formula="of:=[$vv13.E131]*1000"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$vv13.C132]*1000+[$vv13.D132]" office:value-type="float" office:value="641" calcext:value-type="float">
            <text:p>641</text:p>
          </table:table-cell>
          <table:table-cell office:value-type="float" office:value="181" calcext:value-type="float">
            <text:p>181</text:p>
          </table:table-cell>
          <table:table-cell table:formula="of:=[$vv13.E132]*1000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$vv13.C133]*1000+[$vv13.D133]" office:value-type="float" office:value="646" calcext:value-type="float">
            <text:p>646</text:p>
          </table:table-cell>
          <table:table-cell office:value-type="float" office:value="181" calcext:value-type="float">
            <text:p>181</text:p>
          </table:table-cell>
          <table:table-cell table:formula="of:=[$vv13.E133]*1000" office:value-type="float" office:value="4940" calcext:value-type="float">
            <text:p>494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$vv13.C134]*1000+[$vv13.D134]" office:value-type="float" office:value="651" calcext:value-type="float">
            <text:p>651</text:p>
          </table:table-cell>
          <table:table-cell office:value-type="float" office:value="182" calcext:value-type="float">
            <text:p>182</text:p>
          </table:table-cell>
          <table:table-cell table:formula="of:=[$vv13.E134]*1000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$vv13.C135]*1000+[$vv13.D135]" office:value-type="float" office:value="656" calcext:value-type="float">
            <text:p>656</text:p>
          </table:table-cell>
          <table:table-cell office:value-type="float" office:value="182" calcext:value-type="float">
            <text:p>182</text:p>
          </table:table-cell>
          <table:table-cell table:formula="of:=[$vv13.E135]*1000"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$vv13.C136]*1000+[$vv13.D136]" office:value-type="float" office:value="661" calcext:value-type="float">
            <text:p>661</text:p>
          </table:table-cell>
          <table:table-cell office:value-type="float" office:value="183" calcext:value-type="float">
            <text:p>183</text:p>
          </table:table-cell>
          <table:table-cell table:formula="of:=[$vv13.E136]*1000" office:value-type="float" office:value="5030" calcext:value-type="float">
            <text:p>503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$vv13.C137]*1000+[$vv13.D137]" office:value-type="float" office:value="665" calcext:value-type="float">
            <text:p>665</text:p>
          </table:table-cell>
          <table:table-cell office:value-type="float" office:value="183" calcext:value-type="float">
            <text:p>183</text:p>
          </table:table-cell>
          <table:table-cell table:formula="of:=[$vv13.E137]*1000"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$vv13.C138]*1000+[$vv13.D138]" office:value-type="float" office:value="670" calcext:value-type="float">
            <text:p>670</text:p>
          </table:table-cell>
          <table:table-cell office:value-type="float" office:value="184" calcext:value-type="float">
            <text:p>184</text:p>
          </table:table-cell>
          <table:table-cell table:formula="of:=[$vv13.E138]*1000" office:value-type="float" office:value="5090" calcext:value-type="float">
            <text:p>509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$vv13.C139]*1000+[$vv13.D139]" office:value-type="float" office:value="675" calcext:value-type="float">
            <text:p>675</text:p>
          </table:table-cell>
          <table:table-cell office:value-type="float" office:value="184" calcext:value-type="float">
            <text:p>184</text:p>
          </table:table-cell>
          <table:table-cell table:formula="of:=[$vv13.E139]*1000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$vv13.C140]*1000+[$vv13.D140]" office:value-type="float" office:value="680" calcext:value-type="float">
            <text:p>680</text:p>
          </table:table-cell>
          <table:table-cell office:value-type="float" office:value="185" calcext:value-type="float">
            <text:p>185</text:p>
          </table:table-cell>
          <table:table-cell table:formula="of:=[$vv13.E140]*1000"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$vv13.C141]*1000+[$vv13.D141]" office:value-type="float" office:value="685" calcext:value-type="float">
            <text:p>685</text:p>
          </table:table-cell>
          <table:table-cell office:value-type="float" office:value="185" calcext:value-type="float">
            <text:p>185</text:p>
          </table:table-cell>
          <table:table-cell table:formula="of:=[$vv13.E141]*1000"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$vv13.C142]*1000+[$vv13.D142]" office:value-type="float" office:value="690" calcext:value-type="float">
            <text:p>690</text:p>
          </table:table-cell>
          <table:table-cell office:value-type="float" office:value="186" calcext:value-type="float">
            <text:p>186</text:p>
          </table:table-cell>
          <table:table-cell table:formula="of:=[$vv13.E142]*1000"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$vv13.C143]*1000+[$vv13.D143]" office:value-type="float" office:value="695" calcext:value-type="float">
            <text:p>695</text:p>
          </table:table-cell>
          <table:table-cell office:value-type="float" office:value="186" calcext:value-type="float">
            <text:p>186</text:p>
          </table:table-cell>
          <table:table-cell table:formula="of:=[$vv13.E143]*1000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$vv13.C144]*1000+[$vv13.D144]" office:value-type="float" office:value="700" calcext:value-type="float">
            <text:p>700</text:p>
          </table:table-cell>
          <table:table-cell office:value-type="float" office:value="187" calcext:value-type="float">
            <text:p>187</text:p>
          </table:table-cell>
          <table:table-cell table:formula="of:=[$vv13.E144]*1000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$vv13.C145]*1000+[$vv13.D145]" office:value-type="float" office:value="706" calcext:value-type="float">
            <text:p>706</text:p>
          </table:table-cell>
          <table:table-cell office:value-type="float" office:value="187" calcext:value-type="float">
            <text:p>187</text:p>
          </table:table-cell>
          <table:table-cell table:formula="of:=[$vv13.E145]*1000"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$vv13.C146]*1000+[$vv13.D146]" office:value-type="float" office:value="711" calcext:value-type="float">
            <text:p>711</text:p>
          </table:table-cell>
          <table:table-cell office:value-type="float" office:value="188" calcext:value-type="float">
            <text:p>188</text:p>
          </table:table-cell>
          <table:table-cell table:formula="of:=[$vv13.E146]*1000"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$vv13.C147]*1000+[$vv13.D147]" office:value-type="float" office:value="716" calcext:value-type="float">
            <text:p>716</text:p>
          </table:table-cell>
          <table:table-cell office:value-type="float" office:value="188" calcext:value-type="float">
            <text:p>188</text:p>
          </table:table-cell>
          <table:table-cell table:formula="of:=[$vv13.E147]*1000"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$vv13.C148]*1000+[$vv13.D148]" office:value-type="float" office:value="721" calcext:value-type="float">
            <text:p>721</text:p>
          </table:table-cell>
          <table:table-cell office:value-type="float" office:value="189" calcext:value-type="float">
            <text:p>189</text:p>
          </table:table-cell>
          <table:table-cell table:formula="of:=[$vv13.E148]*1000"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$vv13.C149]*1000+[$vv13.D149]" office:value-type="float" office:value="726" calcext:value-type="float">
            <text:p>726</text:p>
          </table:table-cell>
          <table:table-cell office:value-type="float" office:value="189" calcext:value-type="float">
            <text:p>189</text:p>
          </table:table-cell>
          <table:table-cell table:formula="of:=[$vv13.E149]*1000"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$vv13.C150]*1000+[$vv13.D150]" office:value-type="float" office:value="732" calcext:value-type="float">
            <text:p>732</text:p>
          </table:table-cell>
          <table:table-cell office:value-type="float" office:value="190" calcext:value-type="float">
            <text:p>190</text:p>
          </table:table-cell>
          <table:table-cell table:formula="of:=[$vv13.E150]*1000"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$vv13.C151]*1000+[$vv13.D151]"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[$vv13.E151]*1000"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$vv13.C152]*1000+[$vv13.D152]" office:value-type="float" office:value="742" calcext:value-type="float">
            <text:p>742</text:p>
          </table:table-cell>
          <table:table-cell office:value-type="float" office:value="191" calcext:value-type="float">
            <text:p>191</text:p>
          </table:table-cell>
          <table:table-cell table:formula="of:=[$vv13.E152]*1000"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$vv13.C153]*1000+[$vv13.D153]" office:value-type="float" office:value="748" calcext:value-type="float">
            <text:p>748</text:p>
          </table:table-cell>
          <table:table-cell office:value-type="float" office:value="191" calcext:value-type="float">
            <text:p>191</text:p>
          </table:table-cell>
          <table:table-cell table:formula="of:=[$vv13.E153]*1000"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$vv13.C154]*1000+[$vv13.D154]" office:value-type="float" office:value="753" calcext:value-type="float">
            <text:p>753</text:p>
          </table:table-cell>
          <table:table-cell office:value-type="float" office:value="191" calcext:value-type="float">
            <text:p>191</text:p>
          </table:table-cell>
          <table:table-cell table:formula="of:=[$vv13.E154]*1000" office:value-type="float" office:value="5640" calcext:value-type="float">
            <text:p>564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$vv13.C155]*1000+[$vv13.D155]" office:value-type="float" office:value="759" calcext:value-type="float">
            <text:p>759</text:p>
          </table:table-cell>
          <table:table-cell office:value-type="float" office:value="192" calcext:value-type="float">
            <text:p>192</text:p>
          </table:table-cell>
          <table:table-cell table:formula="of:=[$vv13.E155]*1000" office:value-type="float" office:value="5680" calcext:value-type="float">
            <text:p>568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$vv13.C156]*1000+[$vv13.D156]" office:value-type="float" office:value="764" calcext:value-type="float">
            <text:p>764</text:p>
          </table:table-cell>
          <table:table-cell office:value-type="float" office:value="192" calcext:value-type="float">
            <text:p>192</text:p>
          </table:table-cell>
          <table:table-cell table:formula="of:=[$vv13.E156]*1000" office:value-type="float" office:value="5720" calcext:value-type="float">
            <text:p>57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$vv13.C157]*1000+[$vv13.D157]" office:value-type="float" office:value="770" calcext:value-type="float">
            <text:p>770</text:p>
          </table:table-cell>
          <table:table-cell office:value-type="float" office:value="193" calcext:value-type="float">
            <text:p>193</text:p>
          </table:table-cell>
          <table:table-cell table:formula="of:=[$vv13.E157]*1000"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$vv13.C158]*1000+[$vv13.D158]" office:value-type="float" office:value="775" calcext:value-type="float">
            <text:p>775</text:p>
          </table:table-cell>
          <table:table-cell office:value-type="float" office:value="193" calcext:value-type="float">
            <text:p>193</text:p>
          </table:table-cell>
          <table:table-cell table:formula="of:=[$vv13.E158]*1000"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$vv13.C159]*1000+[$vv13.D159]" office:value-type="float" office:value="781" calcext:value-type="float">
            <text:p>781</text:p>
          </table:table-cell>
          <table:table-cell office:value-type="float" office:value="194" calcext:value-type="float">
            <text:p>194</text:p>
          </table:table-cell>
          <table:table-cell table:formula="of:=[$vv13.E159]*1000" office:value-type="float" office:value="5810" calcext:value-type="float">
            <text:p>58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$vv13.C160]*1000+[$vv13.D160]" office:value-type="float" office:value="786" calcext:value-type="float">
            <text:p>786</text:p>
          </table:table-cell>
          <table:table-cell office:value-type="float" office:value="194" calcext:value-type="float">
            <text:p>194</text:p>
          </table:table-cell>
          <table:table-cell table:formula="of:=[$vv13.E160]*1000"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$vv13.C161]*1000+[$vv13.D161]" office:value-type="float" office:value="792" calcext:value-type="float">
            <text:p>792</text:p>
          </table:table-cell>
          <table:table-cell office:value-type="float" office:value="195" calcext:value-type="float">
            <text:p>195</text:p>
          </table:table-cell>
          <table:table-cell table:formula="of:=[$vv13.E161]*1000" office:value-type="float" office:value="5880" calcext:value-type="float">
            <text:p>58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$vv13.C162]*1000+[$vv13.D162]" office:value-type="float" office:value="798" calcext:value-type="float">
            <text:p>798</text:p>
          </table:table-cell>
          <table:table-cell office:value-type="float" office:value="195" calcext:value-type="float">
            <text:p>195</text:p>
          </table:table-cell>
          <table:table-cell table:formula="of:=[$vv13.E162]*1000" office:value-type="float" office:value="5920" calcext:value-type="float">
            <text:p>59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$vv13.C163]*1000+[$vv13.D163]" office:value-type="float" office:value="804" calcext:value-type="float">
            <text:p>804</text:p>
          </table:table-cell>
          <table:table-cell office:value-type="float" office:value="195" calcext:value-type="float">
            <text:p>195</text:p>
          </table:table-cell>
          <table:table-cell table:formula="of:=[$vv13.E163]*1000" office:value-type="float" office:value="5960" calcext:value-type="float">
            <text:p>59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$vv13.C164]*1000+[$vv13.D164]" office:value-type="float" office:value="809" calcext:value-type="float">
            <text:p>809</text:p>
          </table:table-cell>
          <table:table-cell office:value-type="float" office:value="196" calcext:value-type="float">
            <text:p>196</text:p>
          </table:table-cell>
          <table:table-cell table:formula="of:=[$vv13.E164]*1000"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$vv13.C165]*1000+[$vv13.D165]" office:value-type="float" office:value="815" calcext:value-type="float">
            <text:p>815</text:p>
          </table:table-cell>
          <table:table-cell office:value-type="float" office:value="196" calcext:value-type="float">
            <text:p>196</text:p>
          </table:table-cell>
          <table:table-cell table:formula="of:=[$vv13.E165]*1000" office:value-type="float" office:value="6050" calcext:value-type="float">
            <text:p>60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$vv13.C166]*1000+[$vv13.D166]" office:value-type="float" office:value="821" calcext:value-type="float">
            <text:p>821</text:p>
          </table:table-cell>
          <table:table-cell office:value-type="float" office:value="197" calcext:value-type="float">
            <text:p>197</text:p>
          </table:table-cell>
          <table:table-cell table:formula="of:=[$vv13.E166]*1000" office:value-type="float" office:value="6090" calcext:value-type="float">
            <text:p>609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$vv13.C167]*1000+[$vv13.D167]" office:value-type="float" office:value="827" calcext:value-type="float">
            <text:p>827</text:p>
          </table:table-cell>
          <table:table-cell office:value-type="float" office:value="197" calcext:value-type="float">
            <text:p>197</text:p>
          </table:table-cell>
          <table:table-cell table:formula="of:=[$vv13.E167]*1000" office:value-type="float" office:value="6130" calcext:value-type="float">
            <text:p>613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$vv13.C168]*1000+[$vv13.D168]" office:value-type="float" office:value="833" calcext:value-type="float">
            <text:p>833</text:p>
          </table:table-cell>
          <table:table-cell office:value-type="float" office:value="198" calcext:value-type="float">
            <text:p>198</text:p>
          </table:table-cell>
          <table:table-cell table:formula="of:=[$vv13.E168]*1000" office:value-type="float" office:value="6180" calcext:value-type="float">
            <text:p>61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$vv13.C169]*1000+[$vv13.D169]" office:value-type="float" office:value="839" calcext:value-type="float">
            <text:p>839</text:p>
          </table:table-cell>
          <table:table-cell office:value-type="float" office:value="198" calcext:value-type="float">
            <text:p>198</text:p>
          </table:table-cell>
          <table:table-cell table:formula="of:=[$vv13.E169]*1000" office:value-type="float" office:value="6240" calcext:value-type="float">
            <text:p>62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$vv13.C170]*1000+[$vv13.D170]" office:value-type="float" office:value="845" calcext:value-type="float">
            <text:p>845</text:p>
          </table:table-cell>
          <table:table-cell office:value-type="float" office:value="199" calcext:value-type="float">
            <text:p>199</text:p>
          </table:table-cell>
          <table:table-cell table:formula="of:=[$vv13.E170]*1000" office:value-type="float" office:value="6280" calcext:value-type="float">
            <text:p>628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$vv13.C171]*1000+[$vv13.D171]" office:value-type="float" office:value="851" calcext:value-type="float">
            <text:p>851</text:p>
          </table:table-cell>
          <table:table-cell office:value-type="float" office:value="199" calcext:value-type="float">
            <text:p>199</text:p>
          </table:table-cell>
          <table:table-cell table:formula="of:=[$vv13.E171]*1000" office:value-type="float" office:value="6320" calcext:value-type="float">
            <text:p>63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$vv13.C172]*1000+[$vv13.D172]" office:value-type="float" office:value="857" calcext:value-type="float">
            <text:p>857</text:p>
          </table:table-cell>
          <table:table-cell office:value-type="float" office:value="200" calcext:value-type="float">
            <text:p>200</text:p>
          </table:table-cell>
          <table:table-cell table:formula="of:=[$vv13.E172]*1000" office:value-type="float" office:value="6360" calcext:value-type="float">
            <text:p>636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$vv13.C173]*1000+[$vv13.D173]" office:value-type="float" office:value="863" calcext:value-type="float">
            <text:p>863</text:p>
          </table:table-cell>
          <table:table-cell office:value-type="float" office:value="200" calcext:value-type="float">
            <text:p>200</text:p>
          </table:table-cell>
          <table:table-cell table:formula="of:=[$vv13.E173]*1000" office:value-type="float" office:value="6410" calcext:value-type="float">
            <text:p>64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$vv13.C174]*1000+[$vv13.D174]" office:value-type="float" office:value="869" calcext:value-type="float">
            <text:p>869</text:p>
          </table:table-cell>
          <table:table-cell office:value-type="float" office:value="201" calcext:value-type="float">
            <text:p>201</text:p>
          </table:table-cell>
          <table:table-cell table:formula="of:=[$vv13.E174]*1000"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$vv13.C175]*1000+[$vv13.D175]" office:value-type="float" office:value="876" calcext:value-type="float">
            <text:p>876</text:p>
          </table:table-cell>
          <table:table-cell office:value-type="float" office:value="201" calcext:value-type="float">
            <text:p>201</text:p>
          </table:table-cell>
          <table:table-cell table:formula="of:=[$vv13.E175]*1000"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$vv13.C176]*1000+[$vv13.D176]" office:value-type="float" office:value="882" calcext:value-type="float">
            <text:p>882</text:p>
          </table:table-cell>
          <table:table-cell office:value-type="float" office:value="202" calcext:value-type="float">
            <text:p>202</text:p>
          </table:table-cell>
          <table:table-cell table:formula="of:=[$vv13.E176]*1000" office:value-type="float" office:value="6540" calcext:value-type="float">
            <text:p>654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$vv13.C177]*1000+[$vv13.D177]" office:value-type="float" office:value="888" calcext:value-type="float">
            <text:p>888</text:p>
          </table:table-cell>
          <table:table-cell office:value-type="float" office:value="202" calcext:value-type="float">
            <text:p>202</text:p>
          </table:table-cell>
          <table:table-cell table:formula="of:=[$vv13.E177]*1000" office:value-type="float" office:value="6580" calcext:value-type="float">
            <text:p>658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$vv13.C178]*1000+[$vv13.D178]" office:value-type="float" office:value="895" calcext:value-type="float">
            <text:p>895</text:p>
          </table:table-cell>
          <table:table-cell office:value-type="float" office:value="202" calcext:value-type="float">
            <text:p>202</text:p>
          </table:table-cell>
          <table:table-cell table:formula="of:=[$vv13.E178]*1000" office:value-type="float" office:value="6630" calcext:value-type="float">
            <text:p>663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$vv13.C179]*1000+[$vv13.D179]" office:value-type="float" office:value="901" calcext:value-type="float">
            <text:p>901</text:p>
          </table:table-cell>
          <table:table-cell office:value-type="float" office:value="203" calcext:value-type="float">
            <text:p>203</text:p>
          </table:table-cell>
          <table:table-cell table:formula="of:=[$vv13.E179]*1000" office:value-type="float" office:value="6670" calcext:value-type="float">
            <text:p>66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$vv13.C180]*1000+[$vv13.D180]" office:value-type="float" office:value="907" calcext:value-type="float">
            <text:p>907</text:p>
          </table:table-cell>
          <table:table-cell office:value-type="float" office:value="203" calcext:value-type="float">
            <text:p>203</text:p>
          </table:table-cell>
          <table:table-cell table:formula="of:=[$vv13.E180]*1000" office:value-type="float" office:value="6720" calcext:value-type="float">
            <text:p>67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$vv13.C181]*1000+[$vv13.D181]" office:value-type="float" office:value="914" calcext:value-type="float">
            <text:p>914</text:p>
          </table:table-cell>
          <table:table-cell office:value-type="float" office:value="204" calcext:value-type="float">
            <text:p>204</text:p>
          </table:table-cell>
          <table:table-cell table:formula="of:=[$vv13.E181]*1000"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$vv13.C182]*1000+[$vv13.D182]" office:value-type="float" office:value="921" calcext:value-type="float">
            <text:p>921</text:p>
          </table:table-cell>
          <table:table-cell office:value-type="float" office:value="204" calcext:value-type="float">
            <text:p>204</text:p>
          </table:table-cell>
          <table:table-cell table:formula="of:=[$vv13.E182]*1000" office:value-type="float" office:value="6810" calcext:value-type="float">
            <text:p>68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$vv13.C183]*1000+[$vv13.D183]" office:value-type="float" office:value="927" calcext:value-type="float">
            <text:p>927</text:p>
          </table:table-cell>
          <table:table-cell office:value-type="float" office:value="205" calcext:value-type="float">
            <text:p>205</text:p>
          </table:table-cell>
          <table:table-cell table:formula="of:=[$vv13.E183]*1000" office:value-type="float" office:value="6860" calcext:value-type="float">
            <text:p>686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$vv13.C184]*1000+[$vv13.D184]" office:value-type="float" office:value="934" calcext:value-type="float">
            <text:p>934</text:p>
          </table:table-cell>
          <table:table-cell office:value-type="float" office:value="205" calcext:value-type="float">
            <text:p>205</text:p>
          </table:table-cell>
          <table:table-cell table:formula="of:=[$vv13.E184]*1000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$vv13.C185]*1000+[$vv13.D185]" office:value-type="float" office:value="940" calcext:value-type="float">
            <text:p>940</text:p>
          </table:table-cell>
          <table:table-cell office:value-type="float" office:value="206" calcext:value-type="float">
            <text:p>206</text:p>
          </table:table-cell>
          <table:table-cell table:formula="of:=[$vv13.E185]*1000"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$vv13.C186]*1000+[$vv13.D186]" office:value-type="float" office:value="947" calcext:value-type="float">
            <text:p>947</text:p>
          </table:table-cell>
          <table:table-cell office:value-type="float" office:value="206" calcext:value-type="float">
            <text:p>206</text:p>
          </table:table-cell>
          <table:table-cell table:formula="of:=[$vv13.E186]*1000"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$vv13.C187]*1000+[$vv13.D187]" office:value-type="float" office:value="954" calcext:value-type="float">
            <text:p>954</text:p>
          </table:table-cell>
          <table:table-cell office:value-type="float" office:value="206" calcext:value-type="float">
            <text:p>206</text:p>
          </table:table-cell>
          <table:table-cell table:formula="of:=[$vv13.E187]*1000"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$vv13.C188]*1000+[$vv13.D188]" office:value-type="float" office:value="961" calcext:value-type="float">
            <text:p>961</text:p>
          </table:table-cell>
          <table:table-cell office:value-type="float" office:value="207" calcext:value-type="float">
            <text:p>207</text:p>
          </table:table-cell>
          <table:table-cell table:formula="of:=[$vv13.E188]*1000"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$vv13.C189]*1000+[$vv13.D189]" office:value-type="float" office:value="968" calcext:value-type="float">
            <text:p>968</text:p>
          </table:table-cell>
          <table:table-cell office:value-type="float" office:value="207" calcext:value-type="float">
            <text:p>207</text:p>
          </table:table-cell>
          <table:table-cell table:formula="of:=[$vv13.E189]*1000"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$vv13.C190]*1000+[$vv13.D190]" office:value-type="float" office:value="974" calcext:value-type="float">
            <text:p>974</text:p>
          </table:table-cell>
          <table:table-cell office:value-type="float" office:value="208" calcext:value-type="float">
            <text:p>208</text:p>
          </table:table-cell>
          <table:table-cell table:formula="of:=[$vv13.E190]*1000"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$vv13.C191]*1000+[$vv13.D191]" office:value-type="float" office:value="981" calcext:value-type="float">
            <text:p>981</text:p>
          </table:table-cell>
          <table:table-cell office:value-type="float" office:value="208" calcext:value-type="float">
            <text:p>208</text:p>
          </table:table-cell>
          <table:table-cell table:formula="of:=[$vv13.E191]*1000"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$vv13.C192]*1000+[$vv13.D192]" office:value-type="float" office:value="988" calcext:value-type="float">
            <text:p>988</text:p>
          </table:table-cell>
          <table:table-cell office:value-type="float" office:value="209" calcext:value-type="float">
            <text:p>209</text:p>
          </table:table-cell>
          <table:table-cell table:formula="of:=[$vv13.E192]*1000"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$vv13.C193]*1000+[$vv13.D193]" office:value-type="float" office:value="995" calcext:value-type="float">
            <text:p>995</text:p>
          </table:table-cell>
          <table:table-cell office:value-type="float" office:value="209" calcext:value-type="float">
            <text:p>209</text:p>
          </table:table-cell>
          <table:table-cell table:formula="of:=[$vv13.E193]*1000" office:value-type="float" office:value="7350" calcext:value-type="float">
            <text:p>735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$vv13.C194]*1000+[$vv13.D194]" office:value-type="float" office:value="1003" calcext:value-type="float">
            <text:p>1003</text:p>
          </table:table-cell>
          <table:table-cell office:value-type="float" office:value="210" calcext:value-type="float">
            <text:p>210</text:p>
          </table:table-cell>
          <table:table-cell table:formula="of:=[$vv13.E194]*1000"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$vv13.C195]*1000+[$vv13.D195]" office:value-type="float" office:value="1001" calcext:value-type="float">
            <text:p>1001</text:p>
          </table:table-cell>
          <table:table-cell office:value-type="float" office:value="210" calcext:value-type="float">
            <text:p>210</text:p>
          </table:table-cell>
          <table:table-cell table:formula="of:=[$vv13.E195]*1000" office:value-type="float" office:value="7440" calcext:value-type="float">
            <text:p>744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$vv13.C196]*1000+[$vv13.D196]" office:value-type="float" office:value="1001" calcext:value-type="float">
            <text:p>1001</text:p>
          </table:table-cell>
          <table:table-cell office:value-type="float" office:value="211" calcext:value-type="float">
            <text:p>211</text:p>
          </table:table-cell>
          <table:table-cell table:formula="of:=[$vv13.E196]*1000" office:value-type="float" office:value="7490" calcext:value-type="float">
            <text:p>749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$vv13.C197]*1000+[$vv13.D197]" office:value-type="float" office:value="1024" calcext:value-type="float">
            <text:p>1024</text:p>
          </table:table-cell>
          <table:table-cell office:value-type="float" office:value="211" calcext:value-type="float">
            <text:p>211</text:p>
          </table:table-cell>
          <table:table-cell table:formula="of:=[$vv13.E197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$vv13.C198]*1000+[$vv13.D198]" office:value-type="float" office:value="1031" calcext:value-type="float">
            <text:p>1031</text:p>
          </table:table-cell>
          <table:table-cell office:value-type="float" office:value="211" calcext:value-type="float">
            <text:p>211</text:p>
          </table:table-cell>
          <table:table-cell table:formula="of:=[$vv13.E198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$vv13.C199]*1000+[$vv13.D199]" office:value-type="float" office:value="1039" calcext:value-type="float">
            <text:p>1039</text:p>
          </table:table-cell>
          <table:table-cell office:value-type="float" office:value="212" calcext:value-type="float">
            <text:p>212</text:p>
          </table:table-cell>
          <table:table-cell table:formula="of:=[$vv13.E199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$vv13.C200]*1000+[$vv13.D200]" office:value-type="float" office:value="1046" calcext:value-type="float">
            <text:p>1046</text:p>
          </table:table-cell>
          <table:table-cell office:value-type="float" office:value="212" calcext:value-type="float">
            <text:p>212</text:p>
          </table:table-cell>
          <table:table-cell table:formula="of:=[$vv13.E200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$vv13.C201]*1000+[$vv13.D201]" office:value-type="float" office:value="1053" calcext:value-type="float">
            <text:p>1053</text:p>
          </table:table-cell>
          <table:table-cell office:value-type="float" office:value="213" calcext:value-type="float">
            <text:p>213</text:p>
          </table:table-cell>
          <table:table-cell table:formula="of:=[$vv13.E201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$vv13.C202]*1000+[$vv13.D202]" office:value-type="float" office:value="1060" calcext:value-type="float">
            <text:p>1060</text:p>
          </table:table-cell>
          <table:table-cell office:value-type="float" office:value="213" calcext:value-type="float">
            <text:p>213</text:p>
          </table:table-cell>
          <table:table-cell table:formula="of:=[$vv13.E202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$vv13.C203]*1000+[$vv13.D203]"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table:formula="of:=[$vv13.E203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$vv13.C204]*1000+[$vv13.D204]" office:value-type="float" office:value="1075" calcext:value-type="float">
            <text:p>1075</text:p>
          </table:table-cell>
          <table:table-cell office:value-type="float" office:value="214" calcext:value-type="float">
            <text:p>214</text:p>
          </table:table-cell>
          <table:table-cell table:formula="of:=[$vv13.E204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$vv13.C205]*1000+[$vv13.D205]" office:value-type="float" office:value="1082" calcext:value-type="float">
            <text:p>1082</text:p>
          </table:table-cell>
          <table:table-cell office:value-type="float" office:value="214" calcext:value-type="float">
            <text:p>214</text:p>
          </table:table-cell>
          <table:table-cell table:formula="of:=[$vv13.E205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$vv13.C206]*1000+[$vv13.D206]" office:value-type="float" office:value="1089" calcext:value-type="float">
            <text:p>1089</text:p>
          </table:table-cell>
          <table:table-cell office:value-type="float" office:value="214" calcext:value-type="float">
            <text:p>214</text:p>
          </table:table-cell>
          <table:table-cell table:formula="of:=[$vv13.E206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$vv13.C207]*1000+[$vv13.D207]" office:value-type="float" office:value="1096" calcext:value-type="float">
            <text:p>1096</text:p>
          </table:table-cell>
          <table:table-cell office:value-type="float" office:value="215" calcext:value-type="float">
            <text:p>215</text:p>
          </table:table-cell>
          <table:table-cell table:formula="of:=[$vv13.E207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$vv13.C208]*1000+[$vv13.D208]" office:value-type="float" office:value="1104" calcext:value-type="float">
            <text:p>1104</text:p>
          </table:table-cell>
          <table:table-cell office:value-type="float" office:value="215" calcext:value-type="float">
            <text:p>215</text:p>
          </table:table-cell>
          <table:table-cell table:formula="of:=[$vv13.E208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$vv13.C209]*1000+[$vv13.D209]" office:value-type="float" office:value="1111" calcext:value-type="float">
            <text:p>1111</text:p>
          </table:table-cell>
          <table:table-cell office:value-type="float" office:value="216" calcext:value-type="float">
            <text:p>216</text:p>
          </table:table-cell>
          <table:table-cell table:formula="of:=[$vv13.E209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$vv13.C210]*1000+[$vv13.D210]" office:value-type="float" office:value="1001" calcext:value-type="float">
            <text:p>1001</text:p>
          </table:table-cell>
          <table:table-cell office:value-type="float" office:value="216" calcext:value-type="float">
            <text:p>216</text:p>
          </table:table-cell>
          <table:table-cell table:formula="of:=[$vv13.E210]*1000" office:value-type="float" office:value="7520" calcext:value-type="float">
            <text:p>752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$vv13.C211]*1000+[$vv13.D211]" office:value-type="float" office:value="1125" calcext:value-type="float">
            <text:p>1125</text:p>
          </table:table-cell>
          <table:table-cell office:value-type="float" office:value="216" calcext:value-type="float">
            <text:p>216</text:p>
          </table:table-cell>
          <table:table-cell table:formula="of:=[$vv13.E211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$vv13.C212]*1000+[$vv13.D212]" office:value-type="float" office:value="1133" calcext:value-type="float">
            <text:p>1133</text:p>
          </table:table-cell>
          <table:table-cell office:value-type="float" office:value="217" calcext:value-type="float">
            <text:p>217</text:p>
          </table:table-cell>
          <table:table-cell table:formula="of:=[$vv13.E212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$vv13.C213]*1000+[$vv13.D213]" office:value-type="float" office:value="1140" calcext:value-type="float">
            <text:p>1140</text:p>
          </table:table-cell>
          <table:table-cell office:value-type="float" office:value="217" calcext:value-type="float">
            <text:p>217</text:p>
          </table:table-cell>
          <table:table-cell table:formula="of:=[$vv13.E213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$vv13.C214]*1000+[$vv13.D214]" office:value-type="float" office:value="1001" calcext:value-type="float">
            <text:p>1001</text:p>
          </table:table-cell>
          <table:table-cell office:value-type="float" office:value="218" calcext:value-type="float">
            <text:p>218</text:p>
          </table:table-cell>
          <table:table-cell table:formula="of:=[$vv13.E214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$vv13.C215]*1000+[$vv13.D215]" office:value-type="float" office:value="1001" calcext:value-type="float">
            <text:p>1001</text:p>
          </table:table-cell>
          <table:table-cell office:value-type="float" office:value="218" calcext:value-type="float">
            <text:p>218</text:p>
          </table:table-cell>
          <table:table-cell table:formula="of:=[$vv13.E215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$vv13.C216]*1000+[$vv13.D216]" office:value-type="float" office:value="1162" calcext:value-type="float">
            <text:p>1162</text:p>
          </table:table-cell>
          <table:table-cell office:value-type="float" office:value="218" calcext:value-type="float">
            <text:p>218</text:p>
          </table:table-cell>
          <table:table-cell table:formula="of:=[$vv13.E216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$vv13.C217]*1000+[$vv13.D217]" office:value-type="float" office:value="1169" calcext:value-type="float">
            <text:p>1169</text:p>
          </table:table-cell>
          <table:table-cell office:value-type="float" office:value="219" calcext:value-type="float">
            <text:p>219</text:p>
          </table:table-cell>
          <table:table-cell table:formula="of:=[$vv13.E217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$vv13.C218]*1000+[$vv13.D218]" office:value-type="float" office:value="1176" calcext:value-type="float">
            <text:p>1176</text:p>
          </table:table-cell>
          <table:table-cell office:value-type="float" office:value="219" calcext:value-type="float">
            <text:p>219</text:p>
          </table:table-cell>
          <table:table-cell table:formula="of:=[$vv13.E218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$vv13.C219]*1000+[$vv13.D219]" office:value-type="float" office:value="1183" calcext:value-type="float">
            <text:p>1183</text:p>
          </table:table-cell>
          <table:table-cell office:value-type="float" office:value="219" calcext:value-type="float">
            <text:p>219</text:p>
          </table:table-cell>
          <table:table-cell table:formula="of:=[$vv13.E219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$vv13.C220]*1000+[$vv13.D220]" office:value-type="float" office:value="1234" calcext:value-type="float">
            <text:p>1234</text:p>
          </table:table-cell>
          <table:table-cell office:value-type="float" office:value="222" calcext:value-type="float">
            <text:p>222</text:p>
          </table:table-cell>
          <table:table-cell table:formula="of:=[$vv13.E220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$vv13.C221]*1000+[$vv13.D221]" office:value-type="float" office:value="1241" calcext:value-type="float">
            <text:p>1241</text:p>
          </table:table-cell>
          <table:table-cell office:value-type="float" office:value="222" calcext:value-type="float">
            <text:p>222</text:p>
          </table:table-cell>
          <table:table-cell table:formula="of:=[$vv13.E221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$vv13.C222]*1000+[$vv13.D222]" office:value-type="float" office:value="1248" calcext:value-type="float">
            <text:p>1248</text:p>
          </table:table-cell>
          <table:table-cell office:value-type="float" office:value="223" calcext:value-type="float">
            <text:p>223</text:p>
          </table:table-cell>
          <table:table-cell table:formula="of:=[$vv13.E222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$vv13.C223]*1000+[$vv13.D223]" office:value-type="float" office:value="1256" calcext:value-type="float">
            <text:p>1256</text:p>
          </table:table-cell>
          <table:table-cell office:value-type="float" office:value="223" calcext:value-type="float">
            <text:p>223</text:p>
          </table:table-cell>
          <table:table-cell table:formula="of:=[$vv13.E223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$vv13.C224]*1000+[$vv13.D224]" office:value-type="float" office:value="1263" calcext:value-type="float">
            <text:p>1263</text:p>
          </table:table-cell>
          <table:table-cell office:value-type="float" office:value="223" calcext:value-type="float">
            <text:p>223</text:p>
          </table:table-cell>
          <table:table-cell table:formula="of:=[$vv13.E224]*1000" office:value-type="float" office:value="7510" calcext:value-type="float">
            <text:p>75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$vv13.C225]*1000+[$vv13.D225]" office:value-type="float" office:value="1328" calcext:value-type="float">
            <text:p>1328</text:p>
          </table:table-cell>
          <table:table-cell office:value-type="float" office:value="227" calcext:value-type="float">
            <text:p>227</text:p>
          </table:table-cell>
          <table:table-cell table:formula="of:=[$vv13.E225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$vv13.C226]*1000+[$vv13.D226]" office:value-type="float" office:value="1335" calcext:value-type="float">
            <text:p>1335</text:p>
          </table:table-cell>
          <table:table-cell office:value-type="float" office:value="227" calcext:value-type="float">
            <text:p>227</text:p>
          </table:table-cell>
          <table:table-cell table:formula="of:=[$vv13.E226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$vv13.C227]*1000+[$vv13.D227]" office:value-type="float" office:value="1349" calcext:value-type="float">
            <text:p>1349</text:p>
          </table:table-cell>
          <table:table-cell office:value-type="float" office:value="228" calcext:value-type="float">
            <text:p>228</text:p>
          </table:table-cell>
          <table:table-cell table:formula="of:=[$vv13.E227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$vv13.C228]*1000+[$vv13.D228]" office:value-type="float" office:value="1357" calcext:value-type="float">
            <text:p>1357</text:p>
          </table:table-cell>
          <table:table-cell office:value-type="float" office:value="228" calcext:value-type="float">
            <text:p>228</text:p>
          </table:table-cell>
          <table:table-cell table:formula="of:=[$vv13.E228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$vv13.C229]*1000+[$vv13.D229]" office:value-type="float" office:value="1364" calcext:value-type="float">
            <text:p>1364</text:p>
          </table:table-cell>
          <table:table-cell office:value-type="float" office:value="228" calcext:value-type="float">
            <text:p>228</text:p>
          </table:table-cell>
          <table:table-cell table:formula="of:=[$vv13.E229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$vv13.C230]*1000+[$vv13.D230]" office:value-type="float" office:value="1371" calcext:value-type="float">
            <text:p>1371</text:p>
          </table:table-cell>
          <table:table-cell office:value-type="float" office:value="229" calcext:value-type="float">
            <text:p>229</text:p>
          </table:table-cell>
          <table:table-cell table:formula="of:=[$vv13.E230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$vv13.C231]*1000+[$vv13.D231]" office:value-type="float" office:value="1378" calcext:value-type="float">
            <text:p>1378</text:p>
          </table:table-cell>
          <table:table-cell office:value-type="float" office:value="229" calcext:value-type="float">
            <text:p>229</text:p>
          </table:table-cell>
          <table:table-cell table:formula="of:=[$vv13.E231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$vv13.C232]*1000+[$vv13.D232]" office:value-type="float" office:value="1386" calcext:value-type="float">
            <text:p>1386</text:p>
          </table:table-cell>
          <table:table-cell office:value-type="float" office:value="229" calcext:value-type="float">
            <text:p>229</text:p>
          </table:table-cell>
          <table:table-cell table:formula="of:=[$vv13.E232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$vv13.C233]*1000+[$vv13.D233]" office:value-type="float" office:value="1393" calcext:value-type="float">
            <text:p>1393</text:p>
          </table:table-cell>
          <table:table-cell office:value-type="float" office:value="230" calcext:value-type="float">
            <text:p>230</text:p>
          </table:table-cell>
          <table:table-cell table:formula="of:=[$vv13.E233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$vv13.C234]*1000+[$vv13.D234]" office:value-type="float" office:value="1400" calcext:value-type="float">
            <text:p>1400</text:p>
          </table:table-cell>
          <table:table-cell office:value-type="float" office:value="230" calcext:value-type="float">
            <text:p>230</text:p>
          </table:table-cell>
          <table:table-cell table:formula="of:=[$vv13.E234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$vv13.C235]*1000+[$vv13.D235]" office:value-type="float" office:value="1407" calcext:value-type="float">
            <text:p>1407</text:p>
          </table:table-cell>
          <table:table-cell office:value-type="float" office:value="231" calcext:value-type="float">
            <text:p>231</text:p>
          </table:table-cell>
          <table:table-cell table:formula="of:=[$vv13.E235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$vv13.C236]*1000+[$vv13.D236]" office:value-type="float" office:value="1414" calcext:value-type="float">
            <text:p>1414</text:p>
          </table:table-cell>
          <table:table-cell office:value-type="float" office:value="231" calcext:value-type="float">
            <text:p>231</text:p>
          </table:table-cell>
          <table:table-cell table:formula="of:=[$vv13.E236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$vv13.C237]*1000+[$vv13.D237]" office:value-type="float" office:value="1422" calcext:value-type="float">
            <text:p>1422</text:p>
          </table:table-cell>
          <table:table-cell office:value-type="float" office:value="231" calcext:value-type="float">
            <text:p>231</text:p>
          </table:table-cell>
          <table:table-cell table:formula="of:=[$vv13.E237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$vv13.C238]*1000+[$vv13.D238]" office:value-type="float" office:value="1429" calcext:value-type="float">
            <text:p>1429</text:p>
          </table:table-cell>
          <table:table-cell office:value-type="float" office:value="232" calcext:value-type="float">
            <text:p>232</text:p>
          </table:table-cell>
          <table:table-cell table:formula="of:=[$vv13.E238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$vv13.C239]*1000+[$vv13.D239]" office:value-type="float" office:value="1436" calcext:value-type="float">
            <text:p>1436</text:p>
          </table:table-cell>
          <table:table-cell office:value-type="float" office:value="232" calcext:value-type="float">
            <text:p>232</text:p>
          </table:table-cell>
          <table:table-cell table:formula="of:=[$vv13.E239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$vv13.C240]*1000+[$vv13.D240]" office:value-type="float" office:value="1443" calcext:value-type="float">
            <text:p>1443</text:p>
          </table:table-cell>
          <table:table-cell office:value-type="float" office:value="232" calcext:value-type="float">
            <text:p>232</text:p>
          </table:table-cell>
          <table:table-cell table:formula="of:=[$vv13.E240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$vv13.C241]*1000+[$vv13.D241]" office:value-type="float" office:value="1451" calcext:value-type="float">
            <text:p>1451</text:p>
          </table:table-cell>
          <table:table-cell office:value-type="float" office:value="233" calcext:value-type="float">
            <text:p>233</text:p>
          </table:table-cell>
          <table:table-cell table:formula="of:=[$vv13.E241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$vv13.C242]*1000+[$vv13.D242]" office:value-type="float" office:value="1458" calcext:value-type="float">
            <text:p>1458</text:p>
          </table:table-cell>
          <table:table-cell office:value-type="float" office:value="233" calcext:value-type="float">
            <text:p>233</text:p>
          </table:table-cell>
          <table:table-cell table:formula="of:=[$vv13.E242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$vv13.C243]*1000+[$vv13.D243]" office:value-type="float" office:value="1465" calcext:value-type="float">
            <text:p>1465</text:p>
          </table:table-cell>
          <table:table-cell office:value-type="float" office:value="233" calcext:value-type="float">
            <text:p>233</text:p>
          </table:table-cell>
          <table:table-cell table:formula="of:=[$vv13.E243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$vv13.C244]*1000+[$vv13.D244]" office:value-type="float" office:value="1472" calcext:value-type="float">
            <text:p>1472</text:p>
          </table:table-cell>
          <table:table-cell office:value-type="float" office:value="234" calcext:value-type="float">
            <text:p>234</text:p>
          </table:table-cell>
          <table:table-cell table:formula="of:=[$vv13.E244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$vv13.C245]*1000+[$vv13.D245]" office:value-type="float" office:value="1479" calcext:value-type="float">
            <text:p>1479</text:p>
          </table:table-cell>
          <table:table-cell office:value-type="float" office:value="234" calcext:value-type="float">
            <text:p>234</text:p>
          </table:table-cell>
          <table:table-cell table:formula="of:=[$vv13.E245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$vv13.C246]*1000+[$vv13.D246]" office:value-type="float" office:value="1487" calcext:value-type="float">
            <text:p>1487</text:p>
          </table:table-cell>
          <table:table-cell office:value-type="float" office:value="234" calcext:value-type="float">
            <text:p>234</text:p>
          </table:table-cell>
          <table:table-cell table:formula="of:=[$vv13.E246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$vv13.C247]*1000+[$vv13.D247]" office:value-type="float" office:value="1494" calcext:value-type="float">
            <text:p>1494</text:p>
          </table:table-cell>
          <table:table-cell office:value-type="float" office:value="235" calcext:value-type="float">
            <text:p>235</text:p>
          </table:table-cell>
          <table:table-cell table:formula="of:=[$vv13.E247]*1000" office:value-type="float" office:value="7500" calcext:value-type="float">
            <text:p>750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$vv13.C248]*1000+[$vv13.D248]" office:value-type="float" office:value="4237" calcext:value-type="float">
            <text:p>4237</text:p>
          </table:table-cell>
          <table:table-cell office:value-type="float" office:value="304" calcext:value-type="float">
            <text:p>304</text:p>
          </table:table-cell>
          <table:table-cell table:formula="of:=[$vv13.E248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$vv13.C249]*1000+[$vv13.D249]" office:value-type="float" office:value="4245" calcext:value-type="float">
            <text:p>4245</text:p>
          </table:table-cell>
          <table:table-cell office:value-type="float" office:value="304" calcext:value-type="float">
            <text:p>304</text:p>
          </table:table-cell>
          <table:table-cell table:formula="of:=[$vv13.E249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$vv13.C250]*1000+[$vv13.D250]" office:value-type="float" office:value="4252" calcext:value-type="float">
            <text:p>4252</text:p>
          </table:table-cell>
          <table:table-cell office:value-type="float" office:value="304" calcext:value-type="float">
            <text:p>304</text:p>
          </table:table-cell>
          <table:table-cell table:formula="of:=[$vv13.E250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$vv13.C251]*1000+[$vv13.D251]" office:value-type="float" office:value="4260" calcext:value-type="float">
            <text:p>4260</text:p>
          </table:table-cell>
          <table:table-cell office:value-type="float" office:value="304" calcext:value-type="float">
            <text:p>304</text:p>
          </table:table-cell>
          <table:table-cell table:formula="of:=[$vv13.E251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$vv13.C252]*1000+[$vv13.D252]" office:value-type="float" office:value="4267" calcext:value-type="float">
            <text:p>4267</text:p>
          </table:table-cell>
          <table:table-cell office:value-type="float" office:value="304" calcext:value-type="float">
            <text:p>304</text:p>
          </table:table-cell>
          <table:table-cell table:formula="of:=[$vv13.E252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$vv13.C253]*1000+[$vv13.D253]" office:value-type="float" office:value="4274" calcext:value-type="float">
            <text:p>4274</text:p>
          </table:table-cell>
          <table:table-cell office:value-type="float" office:value="304" calcext:value-type="float">
            <text:p>304</text:p>
          </table:table-cell>
          <table:table-cell table:formula="of:=[$vv13.E253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$vv13.C254]*1000+[$vv13.D254]" office:value-type="float" office:value="4282" calcext:value-type="float">
            <text:p>4282</text:p>
          </table:table-cell>
          <table:table-cell office:value-type="float" office:value="304" calcext:value-type="float">
            <text:p>304</text:p>
          </table:table-cell>
          <table:table-cell table:formula="of:=[$vv13.E254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$vv13.C255]*1000+[$vv13.D255]" office:value-type="float" office:value="4289" calcext:value-type="float">
            <text:p>4289</text:p>
          </table:table-cell>
          <table:table-cell office:value-type="float" office:value="304" calcext:value-type="float">
            <text:p>304</text:p>
          </table:table-cell>
          <table:table-cell table:formula="of:=[$vv13.E255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$vv13.C256]*1000+[$vv13.D256]" office:value-type="float" office:value="4297" calcext:value-type="float">
            <text:p>4297</text:p>
          </table:table-cell>
          <table:table-cell office:value-type="float" office:value="304" calcext:value-type="float">
            <text:p>304</text:p>
          </table:table-cell>
          <table:table-cell table:formula="of:=[$vv13.E256]*1000"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$vv13.C257]*1000+[$vv13.D257]" office:value-type="float" office:value="4304" calcext:value-type="float">
            <text:p>4304</text:p>
          </table:table-cell>
          <table:table-cell office:value-type="float" office:value="304" calcext:value-type="float">
            <text:p>304</text:p>
          </table:table-cell>
          <table:table-cell table:formula="of:=[$vv13.E257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$vv13.C258]*1000+[$vv13.D258]" office:value-type="float" office:value="4311" calcext:value-type="float">
            <text:p>4311</text:p>
          </table:table-cell>
          <table:table-cell office:value-type="float" office:value="304" calcext:value-type="float">
            <text:p>304</text:p>
          </table:table-cell>
          <table:table-cell table:formula="of:=[$vv13.E258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$vv13.C259]*1000+[$vv13.D259]" office:value-type="float" office:value="8319" calcext:value-type="float">
            <text:p>8319</text:p>
          </table:table-cell>
          <table:table-cell office:value-type="float" office:value="304" calcext:value-type="float">
            <text:p>304</text:p>
          </table:table-cell>
          <table:table-cell table:formula="of:=[$vv13.E259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$vv13.C260]*1000+[$vv13.D260]" office:value-type="float" office:value="4326" calcext:value-type="float">
            <text:p>4326</text:p>
          </table:table-cell>
          <table:table-cell office:value-type="float" office:value="304" calcext:value-type="float">
            <text:p>304</text:p>
          </table:table-cell>
          <table:table-cell table:formula="of:=[$vv13.E260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$vv13.C261]*1000+[$vv13.D261]" office:value-type="float" office:value="4334" calcext:value-type="float">
            <text:p>4334</text:p>
          </table:table-cell>
          <table:table-cell office:value-type="float" office:value="304" calcext:value-type="float">
            <text:p>304</text:p>
          </table:table-cell>
          <table:table-cell table:formula="of:=[$vv13.E261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$vv13.C262]*1000+[$vv13.D262]" office:value-type="float" office:value="4341" calcext:value-type="float">
            <text:p>4341</text:p>
          </table:table-cell>
          <table:table-cell office:value-type="float" office:value="304" calcext:value-type="float">
            <text:p>304</text:p>
          </table:table-cell>
          <table:table-cell table:formula="of:=[$vv13.E262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$vv13.C263]*1000+[$vv13.D263]" office:value-type="float" office:value="4348" calcext:value-type="float">
            <text:p>4348</text:p>
          </table:table-cell>
          <table:table-cell office:value-type="float" office:value="304" calcext:value-type="float">
            <text:p>304</text:p>
          </table:table-cell>
          <table:table-cell table:formula="of:=[$vv13.E263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$vv13.C264]*1000+[$vv13.D264]" office:value-type="float" office:value="4356" calcext:value-type="float">
            <text:p>4356</text:p>
          </table:table-cell>
          <table:table-cell office:value-type="float" office:value="305" calcext:value-type="float">
            <text:p>305</text:p>
          </table:table-cell>
          <table:table-cell table:formula="of:=[$vv13.E264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$vv13.C265]*1000+[$vv13.D265]" office:value-type="float" office:value="4363" calcext:value-type="float">
            <text:p>4363</text:p>
          </table:table-cell>
          <table:table-cell office:value-type="float" office:value="305" calcext:value-type="float">
            <text:p>305</text:p>
          </table:table-cell>
          <table:table-cell table:formula="of:=[$vv13.E265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$vv13.C266]*1000+[$vv13.D266]" office:value-type="float" office:value="4371" calcext:value-type="float">
            <text:p>4371</text:p>
          </table:table-cell>
          <table:table-cell office:value-type="float" office:value="305" calcext:value-type="float">
            <text:p>305</text:p>
          </table:table-cell>
          <table:table-cell table:formula="of:=[$vv13.E266]*1000" office:value-type="float" office:value="7750" calcext:value-type="float">
            <text:p>775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$vv13.C267]*1000+[$vv13.D267]" office:value-type="float" office:value="4378" calcext:value-type="float">
            <text:p>4378</text:p>
          </table:table-cell>
          <table:table-cell office:value-type="float" office:value="305" calcext:value-type="float">
            <text:p>305</text:p>
          </table:table-cell>
          <table:table-cell table:formula="of:=[$vv13.E267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$vv13.C268]*1000+[$vv13.D268]" office:value-type="float" office:value="4386" calcext:value-type="float">
            <text:p>4386</text:p>
          </table:table-cell>
          <table:table-cell office:value-type="float" office:value="305" calcext:value-type="float">
            <text:p>305</text:p>
          </table:table-cell>
          <table:table-cell table:formula="of:=[$vv13.E268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$vv13.C269]*1000+[$vv13.D269]" office:value-type="float" office:value="4393" calcext:value-type="float">
            <text:p>4393</text:p>
          </table:table-cell>
          <table:table-cell office:value-type="float" office:value="305" calcext:value-type="float">
            <text:p>305</text:p>
          </table:table-cell>
          <table:table-cell table:formula="of:=[$vv13.E269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$vv13.C270]*1000+[$vv13.D270]" office:value-type="float" office:value="4400" calcext:value-type="float">
            <text:p>4400</text:p>
          </table:table-cell>
          <table:table-cell office:value-type="float" office:value="305" calcext:value-type="float">
            <text:p>305</text:p>
          </table:table-cell>
          <table:table-cell table:formula="of:=[$vv13.E270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$vv13.C271]*1000+[$vv13.D271]" office:value-type="float" office:value="4408" calcext:value-type="float">
            <text:p>4408</text:p>
          </table:table-cell>
          <table:table-cell office:value-type="float" office:value="305" calcext:value-type="float">
            <text:p>305</text:p>
          </table:table-cell>
          <table:table-cell table:formula="of:=[$vv13.E271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$vv13.C272]*1000+[$vv13.D272]" office:value-type="float" office:value="4415" calcext:value-type="float">
            <text:p>4415</text:p>
          </table:table-cell>
          <table:table-cell office:value-type="float" office:value="305" calcext:value-type="float">
            <text:p>305</text:p>
          </table:table-cell>
          <table:table-cell table:formula="of:=[$vv13.E272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$vv13.C273]*1000+[$vv13.D273]" office:value-type="float" office:value="4423" calcext:value-type="float">
            <text:p>4423</text:p>
          </table:table-cell>
          <table:table-cell office:value-type="float" office:value="305" calcext:value-type="float">
            <text:p>305</text:p>
          </table:table-cell>
          <table:table-cell table:formula="of:=[$vv13.E273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$vv13.C274]*1000+[$vv13.D274]" office:value-type="float" office:value="4430" calcext:value-type="float">
            <text:p>4430</text:p>
          </table:table-cell>
          <table:table-cell office:value-type="float" office:value="305" calcext:value-type="float">
            <text:p>305</text:p>
          </table:table-cell>
          <table:table-cell table:formula="of:=[$vv13.E274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$vv13.C275]*1000+[$vv13.D275]" office:value-type="float" office:value="4437" calcext:value-type="float">
            <text:p>4437</text:p>
          </table:table-cell>
          <table:table-cell office:value-type="float" office:value="305" calcext:value-type="float">
            <text:p>305</text:p>
          </table:table-cell>
          <table:table-cell table:formula="of:=[$vv13.E275]*1000"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$vv13.C276]*1000+[$vv13.D276]" office:value-type="float" office:value="4445" calcext:value-type="float">
            <text:p>4445</text:p>
          </table:table-cell>
          <table:table-cell office:value-type="float" office:value="305" calcext:value-type="float">
            <text:p>305</text:p>
          </table:table-cell>
          <table:table-cell table:formula="of:=[$vv13.E276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$vv13.C277]*1000+[$vv13.D277]" office:value-type="float" office:value="4452" calcext:value-type="float">
            <text:p>4452</text:p>
          </table:table-cell>
          <table:table-cell office:value-type="float" office:value="305" calcext:value-type="float">
            <text:p>305</text:p>
          </table:table-cell>
          <table:table-cell table:formula="of:=[$vv13.E277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$vv13.C278]*1000+[$vv13.D278]" office:value-type="float" office:value="4460" calcext:value-type="float">
            <text:p>4460</text:p>
          </table:table-cell>
          <table:table-cell office:value-type="float" office:value="305" calcext:value-type="float">
            <text:p>305</text:p>
          </table:table-cell>
          <table:table-cell table:formula="of:=[$vv13.E278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$vv13.C279]*1000+[$vv13.D279]" office:value-type="float" office:value="4467" calcext:value-type="float">
            <text:p>4467</text:p>
          </table:table-cell>
          <table:table-cell office:value-type="float" office:value="305" calcext:value-type="float">
            <text:p>305</text:p>
          </table:table-cell>
          <table:table-cell table:formula="of:=[$vv13.E279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$vv13.C280]*1000+[$vv13.D280]" office:value-type="float" office:value="4475" calcext:value-type="float">
            <text:p>4475</text:p>
          </table:table-cell>
          <table:table-cell office:value-type="float" office:value="305" calcext:value-type="float">
            <text:p>305</text:p>
          </table:table-cell>
          <table:table-cell table:formula="of:=[$vv13.E280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$vv13.C281]*1000+[$vv13.D281]" office:value-type="float" office:value="4482" calcext:value-type="float">
            <text:p>4482</text:p>
          </table:table-cell>
          <table:table-cell office:value-type="float" office:value="305" calcext:value-type="float">
            <text:p>305</text:p>
          </table:table-cell>
          <table:table-cell table:formula="of:=[$vv13.E281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$vv13.C282]*1000+[$vv13.D282]" office:value-type="float" office:value="4489" calcext:value-type="float">
            <text:p>4489</text:p>
          </table:table-cell>
          <table:table-cell office:value-type="float" office:value="305" calcext:value-type="float">
            <text:p>305</text:p>
          </table:table-cell>
          <table:table-cell table:formula="of:=[$vv13.E282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$vv13.C283]*1000+[$vv13.D283]" office:value-type="float" office:value="4497" calcext:value-type="float">
            <text:p>4497</text:p>
          </table:table-cell>
          <table:table-cell office:value-type="float" office:value="305" calcext:value-type="float">
            <text:p>305</text:p>
          </table:table-cell>
          <table:table-cell table:formula="of:=[$vv13.E283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$vv13.C284]*1000+[$vv13.D284]" office:value-type="float" office:value="4504" calcext:value-type="float">
            <text:p>4504</text:p>
          </table:table-cell>
          <table:table-cell office:value-type="float" office:value="305" calcext:value-type="float">
            <text:p>305</text:p>
          </table:table-cell>
          <table:table-cell table:formula="of:=[$vv13.E284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$vv13.C285]*1000+[$vv13.D285]" office:value-type="float" office:value="4512" calcext:value-type="float">
            <text:p>4512</text:p>
          </table:table-cell>
          <table:table-cell office:value-type="float" office:value="306" calcext:value-type="float">
            <text:p>306</text:p>
          </table:table-cell>
          <table:table-cell table:formula="of:=[$vv13.E285]*1000" office:value-type="float" office:value="7770" calcext:value-type="float">
            <text:p>777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$vv13.C286]*1000+[$vv13.D286]" office:value-type="float" office:value="4519" calcext:value-type="float">
            <text:p>4519</text:p>
          </table:table-cell>
          <table:table-cell office:value-type="float" office:value="306" calcext:value-type="float">
            <text:p>306</text:p>
          </table:table-cell>
          <table:table-cell table:formula="of:=[$vv13.E286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$vv13.C287]*1000+[$vv13.D287]" office:value-type="float" office:value="4527" calcext:value-type="float">
            <text:p>4527</text:p>
          </table:table-cell>
          <table:table-cell office:value-type="float" office:value="306" calcext:value-type="float">
            <text:p>306</text:p>
          </table:table-cell>
          <table:table-cell table:formula="of:=[$vv13.E287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$vv13.C288]*1000+[$vv13.D288]" office:value-type="float" office:value="4534" calcext:value-type="float">
            <text:p>4534</text:p>
          </table:table-cell>
          <table:table-cell office:value-type="float" office:value="306" calcext:value-type="float">
            <text:p>306</text:p>
          </table:table-cell>
          <table:table-cell table:formula="of:=[$vv13.E288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$vv13.C289]*1000+[$vv13.D289]" office:value-type="float" office:value="4541" calcext:value-type="float">
            <text:p>4541</text:p>
          </table:table-cell>
          <table:table-cell office:value-type="float" office:value="306" calcext:value-type="float">
            <text:p>306</text:p>
          </table:table-cell>
          <table:table-cell table:formula="of:=[$vv13.E289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$vv13.C290]*1000+[$vv13.D290]" office:value-type="float" office:value="4549" calcext:value-type="float">
            <text:p>4549</text:p>
          </table:table-cell>
          <table:table-cell office:value-type="float" office:value="306" calcext:value-type="float">
            <text:p>306</text:p>
          </table:table-cell>
          <table:table-cell table:formula="of:=[$vv13.E290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$vv13.C291]*1000+[$vv13.D291]" office:value-type="float" office:value="4556" calcext:value-type="float">
            <text:p>4556</text:p>
          </table:table-cell>
          <table:table-cell office:value-type="float" office:value="306" calcext:value-type="float">
            <text:p>306</text:p>
          </table:table-cell>
          <table:table-cell table:formula="of:=[$vv13.E291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$vv13.C292]*1000+[$vv13.D292]" office:value-type="float" office:value="4564" calcext:value-type="float">
            <text:p>4564</text:p>
          </table:table-cell>
          <table:table-cell office:value-type="float" office:value="306" calcext:value-type="float">
            <text:p>306</text:p>
          </table:table-cell>
          <table:table-cell table:formula="of:=[$vv13.E292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$vv13.C293]*1000+[$vv13.D293]" office:value-type="float" office:value="4571" calcext:value-type="float">
            <text:p>4571</text:p>
          </table:table-cell>
          <table:table-cell office:value-type="float" office:value="306" calcext:value-type="float">
            <text:p>306</text:p>
          </table:table-cell>
          <table:table-cell table:formula="of:=[$vv13.E293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$vv13.C294]*1000+[$vv13.D294]" office:value-type="float" office:value="4579" calcext:value-type="float">
            <text:p>4579</text:p>
          </table:table-cell>
          <table:table-cell office:value-type="float" office:value="306" calcext:value-type="float">
            <text:p>306</text:p>
          </table:table-cell>
          <table:table-cell table:formula="of:=[$vv13.E294]*1000"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$vv13.C295]*1000+[$vv13.D295]" office:value-type="float" office:value="4586" calcext:value-type="float">
            <text:p>4586</text:p>
          </table:table-cell>
          <table:table-cell office:value-type="float" office:value="306" calcext:value-type="float">
            <text:p>306</text:p>
          </table:table-cell>
          <table:table-cell table:formula="of:=[$vv13.E295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$vv13.C296]*1000+[$vv13.D296]" office:value-type="float" office:value="4593" calcext:value-type="float">
            <text:p>4593</text:p>
          </table:table-cell>
          <table:table-cell office:value-type="float" office:value="306" calcext:value-type="float">
            <text:p>306</text:p>
          </table:table-cell>
          <table:table-cell table:formula="of:=[$vv13.E296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$vv13.C297]*1000+[$vv13.D297]" office:value-type="float" office:value="4601" calcext:value-type="float">
            <text:p>4601</text:p>
          </table:table-cell>
          <table:table-cell office:value-type="float" office:value="306" calcext:value-type="float">
            <text:p>306</text:p>
          </table:table-cell>
          <table:table-cell table:formula="of:=[$vv13.E297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$vv13.C298]*1000+[$vv13.D298]" office:value-type="float" office:value="4608" calcext:value-type="float">
            <text:p>4608</text:p>
          </table:table-cell>
          <table:table-cell office:value-type="float" office:value="306" calcext:value-type="float">
            <text:p>306</text:p>
          </table:table-cell>
          <table:table-cell table:formula="of:=[$vv13.E298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$vv13.C299]*1000+[$vv13.D299]" office:value-type="float" office:value="8616" calcext:value-type="float">
            <text:p>8616</text:p>
          </table:table-cell>
          <table:table-cell office:value-type="float" office:value="306" calcext:value-type="float">
            <text:p>306</text:p>
          </table:table-cell>
          <table:table-cell table:formula="of:=[$vv13.E299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$vv13.C300]*1000+[$vv13.D300]" office:value-type="float" office:value="4623" calcext:value-type="float">
            <text:p>4623</text:p>
          </table:table-cell>
          <table:table-cell office:value-type="float" office:value="306" calcext:value-type="float">
            <text:p>306</text:p>
          </table:table-cell>
          <table:table-cell table:formula="of:=[$vv13.E300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$vv13.C301]*1000+[$vv13.D301]" office:value-type="float" office:value="4631" calcext:value-type="float">
            <text:p>4631</text:p>
          </table:table-cell>
          <table:table-cell office:value-type="float" office:value="306" calcext:value-type="float">
            <text:p>306</text:p>
          </table:table-cell>
          <table:table-cell table:formula="of:=[$vv13.E301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$vv13.C302]*1000+[$vv13.D302]" office:value-type="float" office:value="4638" calcext:value-type="float">
            <text:p>4638</text:p>
          </table:table-cell>
          <table:table-cell office:value-type="float" office:value="306" calcext:value-type="float">
            <text:p>306</text:p>
          </table:table-cell>
          <table:table-cell table:formula="of:=[$vv13.E302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$vv13.C303]*1000+[$vv13.D303]" office:value-type="float" office:value="4646" calcext:value-type="float">
            <text:p>4646</text:p>
          </table:table-cell>
          <table:table-cell office:value-type="float" office:value="306" calcext:value-type="float">
            <text:p>306</text:p>
          </table:table-cell>
          <table:table-cell table:formula="of:=[$vv13.E303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$vv13.C304]*1000+[$vv13.D304]" office:value-type="float" office:value="4653" calcext:value-type="float">
            <text:p>4653</text:p>
          </table:table-cell>
          <table:table-cell office:value-type="float" office:value="306" calcext:value-type="float">
            <text:p>306</text:p>
          </table:table-cell>
          <table:table-cell table:formula="of:=[$vv13.E304]*1000"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$vv13.C305]*1000+[$vv13.D305]" office:value-type="float" office:value="4660" calcext:value-type="float">
            <text:p>4660</text:p>
          </table:table-cell>
          <table:table-cell office:value-type="float" office:value="306" calcext:value-type="float">
            <text:p>306</text:p>
          </table:table-cell>
          <table:table-cell table:formula="of:=[$vv13.E305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$vv13.C306]*1000+[$vv13.D306]" office:value-type="float" office:value="4668" calcext:value-type="float">
            <text:p>4668</text:p>
          </table:table-cell>
          <table:table-cell office:value-type="float" office:value="306" calcext:value-type="float">
            <text:p>306</text:p>
          </table:table-cell>
          <table:table-cell table:formula="of:=[$vv13.E306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$vv13.C307]*1000+[$vv13.D307]" office:value-type="float" office:value="4675" calcext:value-type="float">
            <text:p>4675</text:p>
          </table:table-cell>
          <table:table-cell office:value-type="float" office:value="306" calcext:value-type="float">
            <text:p>306</text:p>
          </table:table-cell>
          <table:table-cell table:formula="of:=[$vv13.E307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$vv13.C308]*1000+[$vv13.D308]" office:value-type="float" office:value="4683" calcext:value-type="float">
            <text:p>4683</text:p>
          </table:table-cell>
          <table:table-cell office:value-type="float" office:value="306" calcext:value-type="float">
            <text:p>306</text:p>
          </table:table-cell>
          <table:table-cell table:formula="of:=[$vv13.E308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$vv13.C309]*1000+[$vv13.D309]" office:value-type="float" office:value="4690" calcext:value-type="float">
            <text:p>4690</text:p>
          </table:table-cell>
          <table:table-cell office:value-type="float" office:value="306" calcext:value-type="float">
            <text:p>306</text:p>
          </table:table-cell>
          <table:table-cell table:formula="of:=[$vv13.E309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$vv13.C310]*1000+[$vv13.D310]" office:value-type="float" office:value="4698" calcext:value-type="float">
            <text:p>4698</text:p>
          </table:table-cell>
          <table:table-cell office:value-type="float" office:value="306" calcext:value-type="float">
            <text:p>306</text:p>
          </table:table-cell>
          <table:table-cell table:formula="of:=[$vv13.E310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$vv13.C311]*1000+[$vv13.D311]" office:value-type="float" office:value="4705" calcext:value-type="float">
            <text:p>4705</text:p>
          </table:table-cell>
          <table:table-cell office:value-type="float" office:value="307" calcext:value-type="float">
            <text:p>307</text:p>
          </table:table-cell>
          <table:table-cell table:formula="of:=[$vv13.E311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$vv13.C312]*1000+[$vv13.D312]" office:value-type="float" office:value="4713" calcext:value-type="float">
            <text:p>4713</text:p>
          </table:table-cell>
          <table:table-cell office:value-type="float" office:value="307" calcext:value-type="float">
            <text:p>307</text:p>
          </table:table-cell>
          <table:table-cell table:formula="of:=[$vv13.E312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$vv13.C313]*1000+[$vv13.D313]" office:value-type="float" office:value="4720" calcext:value-type="float">
            <text:p>4720</text:p>
          </table:table-cell>
          <table:table-cell office:value-type="float" office:value="307" calcext:value-type="float">
            <text:p>307</text:p>
          </table:table-cell>
          <table:table-cell table:formula="of:=[$vv13.E313]*1000" office:value-type="float" office:value="7800" calcext:value-type="float">
            <text:p>78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$vv13.C314]*1000+[$vv13.D314]" office:value-type="float" office:value="4728" calcext:value-type="float">
            <text:p>4728</text:p>
          </table:table-cell>
          <table:table-cell office:value-type="float" office:value="307" calcext:value-type="float">
            <text:p>307</text:p>
          </table:table-cell>
          <table:table-cell table:formula="of:=[$vv13.E314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$vv13.C315]*1000+[$vv13.D315]" office:value-type="float" office:value="4735" calcext:value-type="float">
            <text:p>4735</text:p>
          </table:table-cell>
          <table:table-cell office:value-type="float" office:value="307" calcext:value-type="float">
            <text:p>307</text:p>
          </table:table-cell>
          <table:table-cell table:formula="of:=[$vv13.E315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$vv13.C316]*1000+[$vv13.D316]" office:value-type="float" office:value="4743" calcext:value-type="float">
            <text:p>4743</text:p>
          </table:table-cell>
          <table:table-cell office:value-type="float" office:value="307" calcext:value-type="float">
            <text:p>307</text:p>
          </table:table-cell>
          <table:table-cell table:formula="of:=[$vv13.E316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$vv13.C317]*1000+[$vv13.D317]" office:value-type="float" office:value="4750" calcext:value-type="float">
            <text:p>4750</text:p>
          </table:table-cell>
          <table:table-cell office:value-type="float" office:value="307" calcext:value-type="float">
            <text:p>307</text:p>
          </table:table-cell>
          <table:table-cell table:formula="of:=[$vv13.E317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$vv13.C318]*1000+[$vv13.D318]" office:value-type="float" office:value="4757" calcext:value-type="float">
            <text:p>4757</text:p>
          </table:table-cell>
          <table:table-cell office:value-type="float" office:value="307" calcext:value-type="float">
            <text:p>307</text:p>
          </table:table-cell>
          <table:table-cell table:formula="of:=[$vv13.E318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$vv13.C319]*1000+[$vv13.D319]" office:value-type="float" office:value="4765" calcext:value-type="float">
            <text:p>4765</text:p>
          </table:table-cell>
          <table:table-cell office:value-type="float" office:value="307" calcext:value-type="float">
            <text:p>307</text:p>
          </table:table-cell>
          <table:table-cell table:formula="of:=[$vv13.E319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$vv13.C320]*1000+[$vv13.D320]" office:value-type="float" office:value="4772" calcext:value-type="float">
            <text:p>4772</text:p>
          </table:table-cell>
          <table:table-cell office:value-type="float" office:value="307" calcext:value-type="float">
            <text:p>307</text:p>
          </table:table-cell>
          <table:table-cell table:formula="of:=[$vv13.E320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$vv13.C321]*1000+[$vv13.D321]" office:value-type="float" office:value="4780" calcext:value-type="float">
            <text:p>4780</text:p>
          </table:table-cell>
          <table:table-cell office:value-type="float" office:value="307" calcext:value-type="float">
            <text:p>307</text:p>
          </table:table-cell>
          <table:table-cell table:formula="of:=[$vv13.E321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$vv13.C322]*1000+[$vv13.D322]" office:value-type="float" office:value="4787" calcext:value-type="float">
            <text:p>4787</text:p>
          </table:table-cell>
          <table:table-cell office:value-type="float" office:value="307" calcext:value-type="float">
            <text:p>307</text:p>
          </table:table-cell>
          <table:table-cell table:formula="of:=[$vv13.E322]*1000" office:value-type="float" office:value="7810" calcext:value-type="float">
            <text:p>78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$vv13.C323]*1000+[$vv13.D323]" office:value-type="float" office:value="4795" calcext:value-type="float">
            <text:p>4795</text:p>
          </table:table-cell>
          <table:table-cell office:value-type="float" office:value="307" calcext:value-type="float">
            <text:p>307</text:p>
          </table:table-cell>
          <table:table-cell table:formula="of:=[$vv13.E323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$vv13.C324]*1000+[$vv13.D324]" office:value-type="float" office:value="4802" calcext:value-type="float">
            <text:p>4802</text:p>
          </table:table-cell>
          <table:table-cell office:value-type="float" office:value="307" calcext:value-type="float">
            <text:p>307</text:p>
          </table:table-cell>
          <table:table-cell table:formula="of:=[$vv13.E324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$vv13.C325]*1000+[$vv13.D325]" office:value-type="float" office:value="4810" calcext:value-type="float">
            <text:p>4810</text:p>
          </table:table-cell>
          <table:table-cell office:value-type="float" office:value="307" calcext:value-type="float">
            <text:p>307</text:p>
          </table:table-cell>
          <table:table-cell table:formula="of:=[$vv13.E325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$vv13.C326]*1000+[$vv13.D326]" office:value-type="float" office:value="4817" calcext:value-type="float">
            <text:p>4817</text:p>
          </table:table-cell>
          <table:table-cell office:value-type="float" office:value="307" calcext:value-type="float">
            <text:p>307</text:p>
          </table:table-cell>
          <table:table-cell table:formula="of:=[$vv13.E326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$vv13.C327]*1000+[$vv13.D327]" office:value-type="float" office:value="4825" calcext:value-type="float">
            <text:p>4825</text:p>
          </table:table-cell>
          <table:table-cell office:value-type="float" office:value="307" calcext:value-type="float">
            <text:p>307</text:p>
          </table:table-cell>
          <table:table-cell table:formula="of:=[$vv13.E327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$vv13.C328]*1000+[$vv13.D328]" office:value-type="float" office:value="4832" calcext:value-type="float">
            <text:p>4832</text:p>
          </table:table-cell>
          <table:table-cell office:value-type="float" office:value="307" calcext:value-type="float">
            <text:p>307</text:p>
          </table:table-cell>
          <table:table-cell table:formula="of:=[$vv13.E328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$vv13.C329]*1000+[$vv13.D329]" office:value-type="float" office:value="4840" calcext:value-type="float">
            <text:p>4840</text:p>
          </table:table-cell>
          <table:table-cell office:value-type="float" office:value="307" calcext:value-type="float">
            <text:p>307</text:p>
          </table:table-cell>
          <table:table-cell table:formula="of:=[$vv13.E329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$vv13.C330]*1000+[$vv13.D330]" office:value-type="float" office:value="4847" calcext:value-type="float">
            <text:p>4847</text:p>
          </table:table-cell>
          <table:table-cell office:value-type="float" office:value="307" calcext:value-type="float">
            <text:p>307</text:p>
          </table:table-cell>
          <table:table-cell table:formula="of:=[$vv13.E330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$vv13.C331]*1000+[$vv13.D331]" office:value-type="float" office:value="4855" calcext:value-type="float">
            <text:p>4855</text:p>
          </table:table-cell>
          <table:table-cell office:value-type="float" office:value="307" calcext:value-type="float">
            <text:p>307</text:p>
          </table:table-cell>
          <table:table-cell table:formula="of:=[$vv13.E331]*1000"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$vv13.C332]*1000+[$vv13.D332]" office:value-type="float" office:value="4862" calcext:value-type="float">
            <text:p>4862</text:p>
          </table:table-cell>
          <table:table-cell office:value-type="float" office:value="307" calcext:value-type="float">
            <text:p>307</text:p>
          </table:table-cell>
          <table:table-cell table:formula="of:=[$vv13.E332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$vv13.C333]*1000+[$vv13.D333]" office:value-type="float" office:value="4869" calcext:value-type="float">
            <text:p>4869</text:p>
          </table:table-cell>
          <table:table-cell office:value-type="float" office:value="307" calcext:value-type="float">
            <text:p>307</text:p>
          </table:table-cell>
          <table:table-cell table:formula="of:=[$vv13.E333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$vv13.C334]*1000+[$vv13.D334]" office:value-type="float" office:value="4877" calcext:value-type="float">
            <text:p>4877</text:p>
          </table:table-cell>
          <table:table-cell office:value-type="float" office:value="307" calcext:value-type="float">
            <text:p>307</text:p>
          </table:table-cell>
          <table:table-cell table:formula="of:=[$vv13.E334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$vv13.C335]*1000+[$vv13.D335]" office:value-type="float" office:value="4884" calcext:value-type="float">
            <text:p>4884</text:p>
          </table:table-cell>
          <table:table-cell office:value-type="float" office:value="307" calcext:value-type="float">
            <text:p>307</text:p>
          </table:table-cell>
          <table:table-cell table:formula="of:=[$vv13.E335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$vv13.C336]*1000+[$vv13.D336]" office:value-type="float" office:value="4892" calcext:value-type="float">
            <text:p>4892</text:p>
          </table:table-cell>
          <table:table-cell office:value-type="float" office:value="307" calcext:value-type="float">
            <text:p>307</text:p>
          </table:table-cell>
          <table:table-cell table:formula="of:=[$vv13.E336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$vv13.C337]*1000+[$vv13.D337]" office:value-type="float" office:value="4899" calcext:value-type="float">
            <text:p>4899</text:p>
          </table:table-cell>
          <table:table-cell office:value-type="float" office:value="307" calcext:value-type="float">
            <text:p>307</text:p>
          </table:table-cell>
          <table:table-cell table:formula="of:=[$vv13.E337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$vv13.C338]*1000+[$vv13.D338]" office:value-type="float" office:value="4907" calcext:value-type="float">
            <text:p>4907</text:p>
          </table:table-cell>
          <table:table-cell office:value-type="float" office:value="307" calcext:value-type="float">
            <text:p>307</text:p>
          </table:table-cell>
          <table:table-cell table:formula="of:=[$vv13.E338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$vv13.C339]*1000+[$vv13.D339]" office:value-type="float" office:value="4914" calcext:value-type="float">
            <text:p>4914</text:p>
          </table:table-cell>
          <table:table-cell office:value-type="float" office:value="307" calcext:value-type="float">
            <text:p>307</text:p>
          </table:table-cell>
          <table:table-cell table:formula="of:=[$vv13.E339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$vv13.C340]*1000+[$vv13.D340]" office:value-type="float" office:value="4922" calcext:value-type="float">
            <text:p>4922</text:p>
          </table:table-cell>
          <table:table-cell office:value-type="float" office:value="307" calcext:value-type="float">
            <text:p>307</text:p>
          </table:table-cell>
          <table:table-cell table:formula="of:=[$vv13.E340]*1000"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$vv13.C341]*1000+[$vv13.D341]" office:value-type="float" office:value="4929" calcext:value-type="float">
            <text:p>4929</text:p>
          </table:table-cell>
          <table:table-cell office:value-type="float" office:value="307" calcext:value-type="float">
            <text:p>307</text:p>
          </table:table-cell>
          <table:table-cell table:formula="of:=[$vv13.E341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$vv13.C342]*1000+[$vv13.D342]" office:value-type="float" office:value="4937" calcext:value-type="float">
            <text:p>4937</text:p>
          </table:table-cell>
          <table:table-cell office:value-type="float" office:value="307" calcext:value-type="float">
            <text:p>307</text:p>
          </table:table-cell>
          <table:table-cell table:formula="of:=[$vv13.E342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$vv13.C343]*1000+[$vv13.D343]" office:value-type="float" office:value="4944" calcext:value-type="float">
            <text:p>4944</text:p>
          </table:table-cell>
          <table:table-cell office:value-type="float" office:value="307" calcext:value-type="float">
            <text:p>307</text:p>
          </table:table-cell>
          <table:table-cell table:formula="of:=[$vv13.E343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$vv13.C344]*1000+[$vv13.D344]" office:value-type="float" office:value="4952" calcext:value-type="float">
            <text:p>4952</text:p>
          </table:table-cell>
          <table:table-cell office:value-type="float" office:value="307" calcext:value-type="float">
            <text:p>307</text:p>
          </table:table-cell>
          <table:table-cell table:formula="of:=[$vv13.E344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$vv13.C345]*1000+[$vv13.D345]" office:value-type="float" office:value="4959" calcext:value-type="float">
            <text:p>4959</text:p>
          </table:table-cell>
          <table:table-cell office:value-type="float" office:value="307" calcext:value-type="float">
            <text:p>307</text:p>
          </table:table-cell>
          <table:table-cell table:formula="of:=[$vv13.E345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$vv13.C346]*1000+[$vv13.D346]" office:value-type="float" office:value="4967" calcext:value-type="float">
            <text:p>4967</text:p>
          </table:table-cell>
          <table:table-cell office:value-type="float" office:value="308" calcext:value-type="float">
            <text:p>308</text:p>
          </table:table-cell>
          <table:table-cell table:formula="of:=[$vv13.E346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$vv13.C347]*1000+[$vv13.D347]" office:value-type="float" office:value="4974" calcext:value-type="float">
            <text:p>4974</text:p>
          </table:table-cell>
          <table:table-cell office:value-type="float" office:value="308" calcext:value-type="float">
            <text:p>308</text:p>
          </table:table-cell>
          <table:table-cell table:formula="of:=[$vv13.E347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$vv13.C348]*1000+[$vv13.D348]" office:value-type="float" office:value="4982" calcext:value-type="float">
            <text:p>4982</text:p>
          </table:table-cell>
          <table:table-cell office:value-type="float" office:value="308" calcext:value-type="float">
            <text:p>308</text:p>
          </table:table-cell>
          <table:table-cell table:formula="of:=[$vv13.E348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$vv13.C349]*1000+[$vv13.D349]" office:value-type="float" office:value="4989" calcext:value-type="float">
            <text:p>4989</text:p>
          </table:table-cell>
          <table:table-cell office:value-type="float" office:value="308" calcext:value-type="float">
            <text:p>308</text:p>
          </table:table-cell>
          <table:table-cell table:formula="of:=[$vv13.E349]*1000"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$vv13.C350]*1000+[$vv13.D350]" office:value-type="float" office:value="4997" calcext:value-type="float">
            <text:p>4997</text:p>
          </table:table-cell>
          <table:table-cell office:value-type="float" office:value="308" calcext:value-type="float">
            <text:p>308</text:p>
          </table:table-cell>
          <table:table-cell table:formula="of:=[$vv13.E350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$vv13.C351]*1000+[$vv13.D351]" office:value-type="float" office:value="5004" calcext:value-type="float">
            <text:p>5004</text:p>
          </table:table-cell>
          <table:table-cell office:value-type="float" office:value="308" calcext:value-type="float">
            <text:p>308</text:p>
          </table:table-cell>
          <table:table-cell table:formula="of:=[$vv13.E351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$vv13.C352]*1000+[$vv13.D352]" office:value-type="float" office:value="5012" calcext:value-type="float">
            <text:p>5012</text:p>
          </table:table-cell>
          <table:table-cell office:value-type="float" office:value="308" calcext:value-type="float">
            <text:p>308</text:p>
          </table:table-cell>
          <table:table-cell table:formula="of:=[$vv13.E352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$vv13.C353]*1000+[$vv13.D353]" office:value-type="float" office:value="5017" calcext:value-type="float">
            <text:p>5017</text:p>
          </table:table-cell>
          <table:table-cell office:value-type="float" office:value="308" calcext:value-type="float">
            <text:p>308</text:p>
          </table:table-cell>
          <table:table-cell table:formula="of:=[$vv13.E353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$vv13.C354]*1000+[$vv13.D354]" office:value-type="float" office:value="5027" calcext:value-type="float">
            <text:p>5027</text:p>
          </table:table-cell>
          <table:table-cell office:value-type="float" office:value="308" calcext:value-type="float">
            <text:p>308</text:p>
          </table:table-cell>
          <table:table-cell table:formula="of:=[$vv13.E354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$vv13.C355]*1000+[$vv13.D355]" office:value-type="float" office:value="5034" calcext:value-type="float">
            <text:p>5034</text:p>
          </table:table-cell>
          <table:table-cell office:value-type="float" office:value="308" calcext:value-type="float">
            <text:p>308</text:p>
          </table:table-cell>
          <table:table-cell table:formula="of:=[$vv13.E355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$vv13.C356]*1000+[$vv13.D356]" office:value-type="float" office:value="5042" calcext:value-type="float">
            <text:p>5042</text:p>
          </table:table-cell>
          <table:table-cell office:value-type="float" office:value="308" calcext:value-type="float">
            <text:p>308</text:p>
          </table:table-cell>
          <table:table-cell table:formula="of:=[$vv13.E356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$vv13.C357]*1000+[$vv13.D357]" office:value-type="float" office:value="5049" calcext:value-type="float">
            <text:p>5049</text:p>
          </table:table-cell>
          <table:table-cell office:value-type="float" office:value="308" calcext:value-type="float">
            <text:p>308</text:p>
          </table:table-cell>
          <table:table-cell table:formula="of:=[$vv13.E357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$vv13.C358]*1000+[$vv13.D358]" office:value-type="float" office:value="5057" calcext:value-type="float">
            <text:p>5057</text:p>
          </table:table-cell>
          <table:table-cell office:value-type="float" office:value="308" calcext:value-type="float">
            <text:p>308</text:p>
          </table:table-cell>
          <table:table-cell table:formula="of:=[$vv13.E358]*1000"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$vv13.C359]*1000+[$vv13.D359]" office:value-type="float" office:value="5064" calcext:value-type="float">
            <text:p>5064</text:p>
          </table:table-cell>
          <table:table-cell office:value-type="float" office:value="308" calcext:value-type="float">
            <text:p>308</text:p>
          </table:table-cell>
          <table:table-cell table:formula="of:=[$vv13.E359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$vv13.C360]*1000+[$vv13.D360]" office:value-type="float" office:value="5072" calcext:value-type="float">
            <text:p>5072</text:p>
          </table:table-cell>
          <table:table-cell office:value-type="float" office:value="308" calcext:value-type="float">
            <text:p>308</text:p>
          </table:table-cell>
          <table:table-cell table:formula="of:=[$vv13.E360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$vv13.C361]*1000+[$vv13.D361]" office:value-type="float" office:value="5079" calcext:value-type="float">
            <text:p>5079</text:p>
          </table:table-cell>
          <table:table-cell office:value-type="float" office:value="308" calcext:value-type="float">
            <text:p>308</text:p>
          </table:table-cell>
          <table:table-cell table:formula="of:=[$vv13.E361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$vv13.C362]*1000+[$vv13.D362]" office:value-type="float" office:value="5087" calcext:value-type="float">
            <text:p>5087</text:p>
          </table:table-cell>
          <table:table-cell office:value-type="float" office:value="308" calcext:value-type="float">
            <text:p>308</text:p>
          </table:table-cell>
          <table:table-cell table:formula="of:=[$vv13.E362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$vv13.C363]*1000+[$vv13.D363]" office:value-type="float" office:value="5094" calcext:value-type="float">
            <text:p>5094</text:p>
          </table:table-cell>
          <table:table-cell office:value-type="float" office:value="308" calcext:value-type="float">
            <text:p>308</text:p>
          </table:table-cell>
          <table:table-cell table:formula="of:=[$vv13.E363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$vv13.C364]*1000+[$vv13.D364]" office:value-type="float" office:value="5102" calcext:value-type="float">
            <text:p>5102</text:p>
          </table:table-cell>
          <table:table-cell office:value-type="float" office:value="308" calcext:value-type="float">
            <text:p>308</text:p>
          </table:table-cell>
          <table:table-cell table:formula="of:=[$vv13.E364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$vv13.C365]*1000+[$vv13.D365]" office:value-type="float" office:value="5109" calcext:value-type="float">
            <text:p>5109</text:p>
          </table:table-cell>
          <table:table-cell office:value-type="float" office:value="308" calcext:value-type="float">
            <text:p>308</text:p>
          </table:table-cell>
          <table:table-cell table:formula="of:=[$vv13.E365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$vv13.C366]*1000+[$vv13.D366]" office:value-type="float" office:value="5117" calcext:value-type="float">
            <text:p>5117</text:p>
          </table:table-cell>
          <table:table-cell office:value-type="float" office:value="308" calcext:value-type="float">
            <text:p>308</text:p>
          </table:table-cell>
          <table:table-cell table:formula="of:=[$vv13.E366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$vv13.C367]*1000+[$vv13.D367]" office:value-type="float" office:value="5124" calcext:value-type="float">
            <text:p>5124</text:p>
          </table:table-cell>
          <table:table-cell office:value-type="float" office:value="308" calcext:value-type="float">
            <text:p>308</text:p>
          </table:table-cell>
          <table:table-cell table:formula="of:=[$vv13.E367]*1000" office:value-type="float" office:value="7860" calcext:value-type="float">
            <text:p>786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$vv13.C368]*1000+[$vv13.D368]" office:value-type="float" office:value="5132" calcext:value-type="float">
            <text:p>5132</text:p>
          </table:table-cell>
          <table:table-cell office:value-type="float" office:value="308" calcext:value-type="float">
            <text:p>308</text:p>
          </table:table-cell>
          <table:table-cell table:formula="of:=[$vv13.E368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$vv13.C369]*1000+[$vv13.D369]" office:value-type="float" office:value="5139" calcext:value-type="float">
            <text:p>5139</text:p>
          </table:table-cell>
          <table:table-cell office:value-type="float" office:value="308" calcext:value-type="float">
            <text:p>308</text:p>
          </table:table-cell>
          <table:table-cell table:formula="of:=[$vv13.E369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$vv13.C370]*1000+[$vv13.D370]" office:value-type="float" office:value="5147" calcext:value-type="float">
            <text:p>5147</text:p>
          </table:table-cell>
          <table:table-cell office:value-type="float" office:value="308" calcext:value-type="float">
            <text:p>308</text:p>
          </table:table-cell>
          <table:table-cell table:formula="of:=[$vv13.E370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$vv13.C371]*1000+[$vv13.D371]" office:value-type="float" office:value="5154" calcext:value-type="float">
            <text:p>5154</text:p>
          </table:table-cell>
          <table:table-cell office:value-type="float" office:value="308" calcext:value-type="float">
            <text:p>308</text:p>
          </table:table-cell>
          <table:table-cell table:formula="of:=[$vv13.E371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$vv13.C372]*1000+[$vv13.D372]" office:value-type="float" office:value="5162" calcext:value-type="float">
            <text:p>5162</text:p>
          </table:table-cell>
          <table:table-cell office:value-type="float" office:value="308" calcext:value-type="float">
            <text:p>308</text:p>
          </table:table-cell>
          <table:table-cell table:formula="of:=[$vv13.E372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$vv13.C373]*1000+[$vv13.D373]" office:value-type="float" office:value="5169" calcext:value-type="float">
            <text:p>5169</text:p>
          </table:table-cell>
          <table:table-cell office:value-type="float" office:value="308" calcext:value-type="float">
            <text:p>308</text:p>
          </table:table-cell>
          <table:table-cell table:formula="of:=[$vv13.E373]*1000"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$vv13.C374]*1000+[$vv13.D374]" office:value-type="float" office:value="5222" calcext:value-type="float">
            <text:p>5222</text:p>
          </table:table-cell>
          <table:table-cell office:value-type="float" office:value="308" calcext:value-type="float">
            <text:p>308</text:p>
          </table:table-cell>
          <table:table-cell table:formula="of:=[$vv13.E374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$vv13.C375]*1000+[$vv13.D375]" office:value-type="float" office:value="5230" calcext:value-type="float">
            <text:p>5230</text:p>
          </table:table-cell>
          <table:table-cell office:value-type="float" office:value="308" calcext:value-type="float">
            <text:p>308</text:p>
          </table:table-cell>
          <table:table-cell table:formula="of:=[$vv13.E375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$vv13.C376]*1000+[$vv13.D376]" office:value-type="float" office:value="5237" calcext:value-type="float">
            <text:p>5237</text:p>
          </table:table-cell>
          <table:table-cell office:value-type="float" office:value="308" calcext:value-type="float">
            <text:p>308</text:p>
          </table:table-cell>
          <table:table-cell table:formula="of:=[$vv13.E376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$vv13.C377]*1000+[$vv13.D377]" office:value-type="float" office:value="5275" calcext:value-type="float">
            <text:p>5275</text:p>
          </table:table-cell>
          <table:table-cell office:value-type="float" office:value="308" calcext:value-type="float">
            <text:p>308</text:p>
          </table:table-cell>
          <table:table-cell table:formula="of:=[$vv13.E37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$vv13.C378]*1000+[$vv13.D378]" office:value-type="float" office:value="5282" calcext:value-type="float">
            <text:p>5282</text:p>
          </table:table-cell>
          <table:table-cell office:value-type="float" office:value="308" calcext:value-type="float">
            <text:p>308</text:p>
          </table:table-cell>
          <table:table-cell table:formula="of:=[$vv13.E37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$vv13.C379]*1000+[$vv13.D379]" office:value-type="float" office:value="5290" calcext:value-type="float">
            <text:p>5290</text:p>
          </table:table-cell>
          <table:table-cell office:value-type="float" office:value="308" calcext:value-type="float">
            <text:p>308</text:p>
          </table:table-cell>
          <table:table-cell table:formula="of:=[$vv13.E37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$vv13.C380]*1000+[$vv13.D380]" office:value-type="float" office:value="5297" calcext:value-type="float">
            <text:p>5297</text:p>
          </table:table-cell>
          <table:table-cell office:value-type="float" office:value="308" calcext:value-type="float">
            <text:p>308</text:p>
          </table:table-cell>
          <table:table-cell table:formula="of:=[$vv13.E38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$vv13.C381]*1000+[$vv13.D381]" office:value-type="float" office:value="5335" calcext:value-type="float">
            <text:p>5335</text:p>
          </table:table-cell>
          <table:table-cell office:value-type="float" office:value="309" calcext:value-type="float">
            <text:p>309</text:p>
          </table:table-cell>
          <table:table-cell table:formula="of:=[$vv13.E38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$vv13.C382]*1000+[$vv13.D382]" office:value-type="float" office:value="5343" calcext:value-type="float">
            <text:p>5343</text:p>
          </table:table-cell>
          <table:table-cell office:value-type="float" office:value="309" calcext:value-type="float">
            <text:p>309</text:p>
          </table:table-cell>
          <table:table-cell table:formula="of:=[$vv13.E38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$vv13.C383]*1000+[$vv13.D383]" office:value-type="float" office:value="5350" calcext:value-type="float">
            <text:p>5350</text:p>
          </table:table-cell>
          <table:table-cell office:value-type="float" office:value="309" calcext:value-type="float">
            <text:p>309</text:p>
          </table:table-cell>
          <table:table-cell table:formula="of:=[$vv13.E38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$vv13.C384]*1000+[$vv13.D384]" office:value-type="float" office:value="5358" calcext:value-type="float">
            <text:p>5358</text:p>
          </table:table-cell>
          <table:table-cell office:value-type="float" office:value="309" calcext:value-type="float">
            <text:p>309</text:p>
          </table:table-cell>
          <table:table-cell table:formula="of:=[$vv13.E38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$vv13.C385]*1000+[$vv13.D385]" office:value-type="float" office:value="5365" calcext:value-type="float">
            <text:p>5365</text:p>
          </table:table-cell>
          <table:table-cell office:value-type="float" office:value="309" calcext:value-type="float">
            <text:p>309</text:p>
          </table:table-cell>
          <table:table-cell table:formula="of:=[$vv13.E38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$vv13.C386]*1000+[$vv13.D386]" office:value-type="float" office:value="5373" calcext:value-type="float">
            <text:p>5373</text:p>
          </table:table-cell>
          <table:table-cell office:value-type="float" office:value="309" calcext:value-type="float">
            <text:p>309</text:p>
          </table:table-cell>
          <table:table-cell table:formula="of:=[$vv13.E38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$vv13.C387]*1000+[$vv13.D387]" office:value-type="float" office:value="5380" calcext:value-type="float">
            <text:p>5380</text:p>
          </table:table-cell>
          <table:table-cell office:value-type="float" office:value="309" calcext:value-type="float">
            <text:p>309</text:p>
          </table:table-cell>
          <table:table-cell table:formula="of:=[$vv13.E38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$vv13.C388]*1000+[$vv13.D388]" office:value-type="float" office:value="5388" calcext:value-type="float">
            <text:p>5388</text:p>
          </table:table-cell>
          <table:table-cell office:value-type="float" office:value="309" calcext:value-type="float">
            <text:p>309</text:p>
          </table:table-cell>
          <table:table-cell table:formula="of:=[$vv13.E38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$vv13.C389]*1000+[$vv13.D389]" office:value-type="float" office:value="5396" calcext:value-type="float">
            <text:p>5396</text:p>
          </table:table-cell>
          <table:table-cell office:value-type="float" office:value="309" calcext:value-type="float">
            <text:p>309</text:p>
          </table:table-cell>
          <table:table-cell table:formula="of:=[$vv13.E38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$vv13.C390]*1000+[$vv13.D390]" office:value-type="float" office:value="5403" calcext:value-type="float">
            <text:p>5403</text:p>
          </table:table-cell>
          <table:table-cell office:value-type="float" office:value="309" calcext:value-type="float">
            <text:p>309</text:p>
          </table:table-cell>
          <table:table-cell table:formula="of:=[$vv13.E39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$vv13.C391]*1000+[$vv13.D391]" office:value-type="float" office:value="5411" calcext:value-type="float">
            <text:p>5411</text:p>
          </table:table-cell>
          <table:table-cell office:value-type="float" office:value="309" calcext:value-type="float">
            <text:p>309</text:p>
          </table:table-cell>
          <table:table-cell table:formula="of:=[$vv13.E39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$vv13.C392]*1000+[$vv13.D392]" office:value-type="float" office:value="5418" calcext:value-type="float">
            <text:p>5418</text:p>
          </table:table-cell>
          <table:table-cell office:value-type="float" office:value="309" calcext:value-type="float">
            <text:p>309</text:p>
          </table:table-cell>
          <table:table-cell table:formula="of:=[$vv13.E39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$vv13.C393]*1000+[$vv13.D393]" office:value-type="float" office:value="5426" calcext:value-type="float">
            <text:p>5426</text:p>
          </table:table-cell>
          <table:table-cell office:value-type="float" office:value="309" calcext:value-type="float">
            <text:p>309</text:p>
          </table:table-cell>
          <table:table-cell table:formula="of:=[$vv13.E39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$vv13.C394]*1000+[$vv13.D394]" office:value-type="float" office:value="5433" calcext:value-type="float">
            <text:p>5433</text:p>
          </table:table-cell>
          <table:table-cell office:value-type="float" office:value="309" calcext:value-type="float">
            <text:p>309</text:p>
          </table:table-cell>
          <table:table-cell table:formula="of:=[$vv13.E39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$vv13.C395]*1000+[$vv13.D395]" office:value-type="float" office:value="5441" calcext:value-type="float">
            <text:p>5441</text:p>
          </table:table-cell>
          <table:table-cell office:value-type="float" office:value="309" calcext:value-type="float">
            <text:p>309</text:p>
          </table:table-cell>
          <table:table-cell table:formula="of:=[$vv13.E39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$vv13.C396]*1000+[$vv13.D396]" office:value-type="float" office:value="5448" calcext:value-type="float">
            <text:p>5448</text:p>
          </table:table-cell>
          <table:table-cell office:value-type="float" office:value="309" calcext:value-type="float">
            <text:p>309</text:p>
          </table:table-cell>
          <table:table-cell table:formula="of:=[$vv13.E39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$vv13.C397]*1000+[$vv13.D397]" office:value-type="float" office:value="5456" calcext:value-type="float">
            <text:p>5456</text:p>
          </table:table-cell>
          <table:table-cell office:value-type="float" office:value="309" calcext:value-type="float">
            <text:p>309</text:p>
          </table:table-cell>
          <table:table-cell table:formula="of:=[$vv13.E39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$vv13.C398]*1000+[$vv13.D398]" office:value-type="float" office:value="5509" calcext:value-type="float">
            <text:p>5509</text:p>
          </table:table-cell>
          <table:table-cell office:value-type="float" office:value="309" calcext:value-type="float">
            <text:p>309</text:p>
          </table:table-cell>
          <table:table-cell table:formula="of:=[$vv13.E39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$vv13.C399]*1000+[$vv13.D399]" office:value-type="float" office:value="5516" calcext:value-type="float">
            <text:p>5516</text:p>
          </table:table-cell>
          <table:table-cell office:value-type="float" office:value="309" calcext:value-type="float">
            <text:p>309</text:p>
          </table:table-cell>
          <table:table-cell table:formula="of:=[$vv13.E39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$vv13.C400]*1000+[$vv13.D400]" office:value-type="float" office:value="5524" calcext:value-type="float">
            <text:p>5524</text:p>
          </table:table-cell>
          <table:table-cell office:value-type="float" office:value="309" calcext:value-type="float">
            <text:p>309</text:p>
          </table:table-cell>
          <table:table-cell table:formula="of:=[$vv13.E40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$vv13.C401]*1000+[$vv13.D401]" office:value-type="float" office:value="5569" calcext:value-type="float">
            <text:p>5569</text:p>
          </table:table-cell>
          <table:table-cell office:value-type="float" office:value="309" calcext:value-type="float">
            <text:p>309</text:p>
          </table:table-cell>
          <table:table-cell table:formula="of:=[$vv13.E40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$vv13.C402]*1000+[$vv13.D402]" office:value-type="float" office:value="5577" calcext:value-type="float">
            <text:p>5577</text:p>
          </table:table-cell>
          <table:table-cell office:value-type="float" office:value="309" calcext:value-type="float">
            <text:p>309</text:p>
          </table:table-cell>
          <table:table-cell table:formula="of:=[$vv13.E40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$vv13.C403]*1000+[$vv13.D403]" office:value-type="float" office:value="5584" calcext:value-type="float">
            <text:p>5584</text:p>
          </table:table-cell>
          <table:table-cell office:value-type="float" office:value="309" calcext:value-type="float">
            <text:p>309</text:p>
          </table:table-cell>
          <table:table-cell table:formula="of:=[$vv13.E40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$vv13.C404]*1000+[$vv13.D404]" office:value-type="float" office:value="5592" calcext:value-type="float">
            <text:p>5592</text:p>
          </table:table-cell>
          <table:table-cell office:value-type="float" office:value="309" calcext:value-type="float">
            <text:p>309</text:p>
          </table:table-cell>
          <table:table-cell table:formula="of:=[$vv13.E40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$vv13.C405]*1000+[$vv13.D405]" office:value-type="float" office:value="5599" calcext:value-type="float">
            <text:p>5599</text:p>
          </table:table-cell>
          <table:table-cell office:value-type="float" office:value="309" calcext:value-type="float">
            <text:p>309</text:p>
          </table:table-cell>
          <table:table-cell table:formula="of:=[$vv13.E40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$vv13.C406]*1000+[$vv13.D406]" office:value-type="float" office:value="5607" calcext:value-type="float">
            <text:p>5607</text:p>
          </table:table-cell>
          <table:table-cell office:value-type="float" office:value="309" calcext:value-type="float">
            <text:p>309</text:p>
          </table:table-cell>
          <table:table-cell table:formula="of:=[$vv13.E40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$vv13.C407]*1000+[$vv13.D407]" office:value-type="float" office:value="5614" calcext:value-type="float">
            <text:p>5614</text:p>
          </table:table-cell>
          <table:table-cell office:value-type="float" office:value="309" calcext:value-type="float">
            <text:p>309</text:p>
          </table:table-cell>
          <table:table-cell table:formula="of:=[$vv13.E40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$vv13.C408]*1000+[$vv13.D408]" office:value-type="float" office:value="5622" calcext:value-type="float">
            <text:p>5622</text:p>
          </table:table-cell>
          <table:table-cell office:value-type="float" office:value="309" calcext:value-type="float">
            <text:p>309</text:p>
          </table:table-cell>
          <table:table-cell table:formula="of:=[$vv13.E40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$vv13.C409]*1000+[$vv13.D409]" office:value-type="float" office:value="5629" calcext:value-type="float">
            <text:p>5629</text:p>
          </table:table-cell>
          <table:table-cell office:value-type="float" office:value="309" calcext:value-type="float">
            <text:p>309</text:p>
          </table:table-cell>
          <table:table-cell table:formula="of:=[$vv13.E40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$vv13.C410]*1000+[$vv13.D410]" office:value-type="float" office:value="5637" calcext:value-type="float">
            <text:p>5637</text:p>
          </table:table-cell>
          <table:table-cell office:value-type="float" office:value="310" calcext:value-type="float">
            <text:p>310</text:p>
          </table:table-cell>
          <table:table-cell table:formula="of:=[$vv13.E41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$vv13.C411]*1000+[$vv13.D411]" office:value-type="float" office:value="5644" calcext:value-type="float">
            <text:p>5644</text:p>
          </table:table-cell>
          <table:table-cell office:value-type="float" office:value="310" calcext:value-type="float">
            <text:p>310</text:p>
          </table:table-cell>
          <table:table-cell table:formula="of:=[$vv13.E41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$vv13.C412]*1000+[$vv13.D412]" office:value-type="float" office:value="5652" calcext:value-type="float">
            <text:p>5652</text:p>
          </table:table-cell>
          <table:table-cell office:value-type="float" office:value="310" calcext:value-type="float">
            <text:p>310</text:p>
          </table:table-cell>
          <table:table-cell table:formula="of:=[$vv13.E41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$vv13.C413]*1000+[$vv13.D413]" office:value-type="float" office:value="5659" calcext:value-type="float">
            <text:p>5659</text:p>
          </table:table-cell>
          <table:table-cell office:value-type="float" office:value="310" calcext:value-type="float">
            <text:p>310</text:p>
          </table:table-cell>
          <table:table-cell table:formula="of:=[$vv13.E41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$vv13.C414]*1000+[$vv13.D414]" office:value-type="float" office:value="5667" calcext:value-type="float">
            <text:p>5667</text:p>
          </table:table-cell>
          <table:table-cell office:value-type="float" office:value="310" calcext:value-type="float">
            <text:p>310</text:p>
          </table:table-cell>
          <table:table-cell table:formula="of:=[$vv13.E41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$vv13.C415]*1000+[$vv13.D415]" office:value-type="float" office:value="5675" calcext:value-type="float">
            <text:p>5675</text:p>
          </table:table-cell>
          <table:table-cell office:value-type="float" office:value="310" calcext:value-type="float">
            <text:p>310</text:p>
          </table:table-cell>
          <table:table-cell table:formula="of:=[$vv13.E41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$vv13.C416]*1000+[$vv13.D416]" office:value-type="float" office:value="5682" calcext:value-type="float">
            <text:p>5682</text:p>
          </table:table-cell>
          <table:table-cell office:value-type="float" office:value="310" calcext:value-type="float">
            <text:p>310</text:p>
          </table:table-cell>
          <table:table-cell table:formula="of:=[$vv13.E41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$vv13.C417]*1000+[$vv13.D417]" office:value-type="float" office:value="5690" calcext:value-type="float">
            <text:p>5690</text:p>
          </table:table-cell>
          <table:table-cell office:value-type="float" office:value="310" calcext:value-type="float">
            <text:p>310</text:p>
          </table:table-cell>
          <table:table-cell table:formula="of:=[$vv13.E41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$vv13.C418]*1000+[$vv13.D418]" office:value-type="float" office:value="5697" calcext:value-type="float">
            <text:p>5697</text:p>
          </table:table-cell>
          <table:table-cell office:value-type="float" office:value="310" calcext:value-type="float">
            <text:p>310</text:p>
          </table:table-cell>
          <table:table-cell table:formula="of:=[$vv13.E41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$vv13.C419]*1000+[$vv13.D419]" office:value-type="float" office:value="5705" calcext:value-type="float">
            <text:p>5705</text:p>
          </table:table-cell>
          <table:table-cell office:value-type="float" office:value="310" calcext:value-type="float">
            <text:p>310</text:p>
          </table:table-cell>
          <table:table-cell table:formula="of:=[$vv13.E41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$vv13.C420]*1000+[$vv13.D420]" office:value-type="float" office:value="5720" calcext:value-type="float">
            <text:p>5720</text:p>
          </table:table-cell>
          <table:table-cell office:value-type="float" office:value="310" calcext:value-type="float">
            <text:p>310</text:p>
          </table:table-cell>
          <table:table-cell table:formula="of:=[$vv13.E42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$vv13.C421]*1000+[$vv13.D421]" office:value-type="float" office:value="5727" calcext:value-type="float">
            <text:p>5727</text:p>
          </table:table-cell>
          <table:table-cell office:value-type="float" office:value="310" calcext:value-type="float">
            <text:p>310</text:p>
          </table:table-cell>
          <table:table-cell table:formula="of:=[$vv13.E42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$vv13.C422]*1000+[$vv13.D422]" office:value-type="float" office:value="5780" calcext:value-type="float">
            <text:p>5780</text:p>
          </table:table-cell>
          <table:table-cell office:value-type="float" office:value="310" calcext:value-type="float">
            <text:p>310</text:p>
          </table:table-cell>
          <table:table-cell table:formula="of:=[$vv13.E42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$vv13.C423]*1000+[$vv13.D423]" office:value-type="float" office:value="5788" calcext:value-type="float">
            <text:p>5788</text:p>
          </table:table-cell>
          <table:table-cell office:value-type="float" office:value="310" calcext:value-type="float">
            <text:p>310</text:p>
          </table:table-cell>
          <table:table-cell table:formula="of:=[$vv13.E42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$vv13.C424]*1000+[$vv13.D424]" office:value-type="float" office:value="5795" calcext:value-type="float">
            <text:p>5795</text:p>
          </table:table-cell>
          <table:table-cell office:value-type="float" office:value="310" calcext:value-type="float">
            <text:p>310</text:p>
          </table:table-cell>
          <table:table-cell table:formula="of:=[$vv13.E42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$vv13.C425]*1000+[$vv13.D425]" office:value-type="float" office:value="5803" calcext:value-type="float">
            <text:p>5803</text:p>
          </table:table-cell>
          <table:table-cell office:value-type="float" office:value="310" calcext:value-type="float">
            <text:p>310</text:p>
          </table:table-cell>
          <table:table-cell table:formula="of:=[$vv13.E42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$vv13.C426]*1000+[$vv13.D426]" office:value-type="float" office:value="5810" calcext:value-type="float">
            <text:p>5810</text:p>
          </table:table-cell>
          <table:table-cell office:value-type="float" office:value="310" calcext:value-type="float">
            <text:p>310</text:p>
          </table:table-cell>
          <table:table-cell table:formula="of:=[$vv13.E42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$vv13.C427]*1000+[$vv13.D427]" office:value-type="float" office:value="5818" calcext:value-type="float">
            <text:p>5818</text:p>
          </table:table-cell>
          <table:table-cell office:value-type="float" office:value="310" calcext:value-type="float">
            <text:p>310</text:p>
          </table:table-cell>
          <table:table-cell table:formula="of:=[$vv13.E42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[$vv13.C428]*1000+[$vv13.D428]" office:value-type="float" office:value="5878" calcext:value-type="float">
            <text:p>5878</text:p>
          </table:table-cell>
          <table:table-cell office:value-type="float" office:value="311" calcext:value-type="float">
            <text:p>311</text:p>
          </table:table-cell>
          <table:table-cell table:formula="of:=[$vv13.E42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$vv13.C429]*1000+[$vv13.D429]" office:value-type="float" office:value="5886" calcext:value-type="float">
            <text:p>5886</text:p>
          </table:table-cell>
          <table:table-cell office:value-type="float" office:value="311" calcext:value-type="float">
            <text:p>311</text:p>
          </table:table-cell>
          <table:table-cell table:formula="of:=[$vv13.E42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$vv13.C430]*1000+[$vv13.D430]" office:value-type="float" office:value="5893" calcext:value-type="float">
            <text:p>5893</text:p>
          </table:table-cell>
          <table:table-cell office:value-type="float" office:value="311" calcext:value-type="float">
            <text:p>311</text:p>
          </table:table-cell>
          <table:table-cell table:formula="of:=[$vv13.E43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$vv13.C431]*1000+[$vv13.D431]" office:value-type="float" office:value="5901" calcext:value-type="float">
            <text:p>5901</text:p>
          </table:table-cell>
          <table:table-cell office:value-type="float" office:value="311" calcext:value-type="float">
            <text:p>311</text:p>
          </table:table-cell>
          <table:table-cell table:formula="of:=[$vv13.E43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$vv13.C432]*1000+[$vv13.D432]" office:value-type="float" office:value="5908" calcext:value-type="float">
            <text:p>5908</text:p>
          </table:table-cell>
          <table:table-cell office:value-type="float" office:value="311" calcext:value-type="float">
            <text:p>311</text:p>
          </table:table-cell>
          <table:table-cell table:formula="of:=[$vv13.E43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[$vv13.C433]*1000+[$vv13.D433]" office:value-type="float" office:value="5916" calcext:value-type="float">
            <text:p>5916</text:p>
          </table:table-cell>
          <table:table-cell office:value-type="float" office:value="311" calcext:value-type="float">
            <text:p>311</text:p>
          </table:table-cell>
          <table:table-cell table:formula="of:=[$vv13.E43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[$vv13.C434]*1000+[$vv13.D434]" office:value-type="float" office:value="5976" calcext:value-type="float">
            <text:p>5976</text:p>
          </table:table-cell>
          <table:table-cell office:value-type="float" office:value="311" calcext:value-type="float">
            <text:p>311</text:p>
          </table:table-cell>
          <table:table-cell table:formula="of:=[$vv13.E43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[$vv13.C435]*1000+[$vv13.D435]" office:value-type="float" office:value="5984" calcext:value-type="float">
            <text:p>5984</text:p>
          </table:table-cell>
          <table:table-cell office:value-type="float" office:value="311" calcext:value-type="float">
            <text:p>311</text:p>
          </table:table-cell>
          <table:table-cell table:formula="of:=[$vv13.E43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$vv13.C436]*1000+[$vv13.D436]" office:value-type="float" office:value="5991" calcext:value-type="float">
            <text:p>5991</text:p>
          </table:table-cell>
          <table:table-cell office:value-type="float" office:value="311" calcext:value-type="float">
            <text:p>311</text:p>
          </table:table-cell>
          <table:table-cell table:formula="of:=[$vv13.E43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$vv13.C437]*1000+[$vv13.D437]" office:value-type="float" office:value="5999" calcext:value-type="float">
            <text:p>5999</text:p>
          </table:table-cell>
          <table:table-cell office:value-type="float" office:value="311" calcext:value-type="float">
            <text:p>311</text:p>
          </table:table-cell>
          <table:table-cell table:formula="of:=[$vv13.E43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$vv13.C438]*1000+[$vv13.D438]" office:value-type="float" office:value="6006" calcext:value-type="float">
            <text:p>6006</text:p>
          </table:table-cell>
          <table:table-cell office:value-type="float" office:value="311" calcext:value-type="float">
            <text:p>311</text:p>
          </table:table-cell>
          <table:table-cell table:formula="of:=[$vv13.E43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[$vv13.C439]*1000+[$vv13.D439]" office:value-type="float" office:value="6014" calcext:value-type="float">
            <text:p>6014</text:p>
          </table:table-cell>
          <table:table-cell office:value-type="float" office:value="311" calcext:value-type="float">
            <text:p>311</text:p>
          </table:table-cell>
          <table:table-cell table:formula="of:=[$vv13.E43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[$vv13.C440]*1000+[$vv13.D440]" office:value-type="float" office:value="6021" calcext:value-type="float">
            <text:p>6021</text:p>
          </table:table-cell>
          <table:table-cell office:value-type="float" office:value="311" calcext:value-type="float">
            <text:p>311</text:p>
          </table:table-cell>
          <table:table-cell table:formula="of:=[$vv13.E44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[$vv13.C441]*1000+[$vv13.D441]" office:value-type="float" office:value="6029" calcext:value-type="float">
            <text:p>6029</text:p>
          </table:table-cell>
          <table:table-cell office:value-type="float" office:value="311" calcext:value-type="float">
            <text:p>311</text:p>
          </table:table-cell>
          <table:table-cell table:formula="of:=[$vv13.E44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$vv13.C442]*1000+[$vv13.D442]" office:value-type="float" office:value="6036" calcext:value-type="float">
            <text:p>6036</text:p>
          </table:table-cell>
          <table:table-cell office:value-type="float" office:value="311" calcext:value-type="float">
            <text:p>311</text:p>
          </table:table-cell>
          <table:table-cell table:formula="of:=[$vv13.E44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[$vv13.C443]*1000+[$vv13.D443]" office:value-type="float" office:value="6044" calcext:value-type="float">
            <text:p>6044</text:p>
          </table:table-cell>
          <table:table-cell office:value-type="float" office:value="311" calcext:value-type="float">
            <text:p>311</text:p>
          </table:table-cell>
          <table:table-cell table:formula="of:=[$vv13.E44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$vv13.C444]*1000+[$vv13.D444]" office:value-type="float" office:value="6051" calcext:value-type="float">
            <text:p>6051</text:p>
          </table:table-cell>
          <table:table-cell office:value-type="float" office:value="311" calcext:value-type="float">
            <text:p>311</text:p>
          </table:table-cell>
          <table:table-cell table:formula="of:=[$vv13.E44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$vv13.C445]*1000+[$vv13.D445]" office:value-type="float" office:value="6059" calcext:value-type="float">
            <text:p>6059</text:p>
          </table:table-cell>
          <table:table-cell office:value-type="float" office:value="311" calcext:value-type="float">
            <text:p>311</text:p>
          </table:table-cell>
          <table:table-cell table:formula="of:=[$vv13.E44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[$vv13.C446]*1000+[$vv13.D446]" office:value-type="float" office:value="6066" calcext:value-type="float">
            <text:p>6066</text:p>
          </table:table-cell>
          <table:table-cell office:value-type="float" office:value="311" calcext:value-type="float">
            <text:p>311</text:p>
          </table:table-cell>
          <table:table-cell table:formula="of:=[$vv13.E44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$vv13.C447]*1000+[$vv13.D447]" office:value-type="float" office:value="6074" calcext:value-type="float">
            <text:p>6074</text:p>
          </table:table-cell>
          <table:table-cell office:value-type="float" office:value="312" calcext:value-type="float">
            <text:p>312</text:p>
          </table:table-cell>
          <table:table-cell table:formula="of:=[$vv13.E44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$vv13.C448]*1000+[$vv13.D448]" office:value-type="float" office:value="6119" calcext:value-type="float">
            <text:p>6119</text:p>
          </table:table-cell>
          <table:table-cell office:value-type="float" office:value="312" calcext:value-type="float">
            <text:p>312</text:p>
          </table:table-cell>
          <table:table-cell table:formula="of:=[$vv13.E44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[$vv13.C449]*1000+[$vv13.D449]" office:value-type="float" office:value="6195" calcext:value-type="float">
            <text:p>6195</text:p>
          </table:table-cell>
          <table:table-cell office:value-type="float" office:value="312" calcext:value-type="float">
            <text:p>312</text:p>
          </table:table-cell>
          <table:table-cell table:formula="of:=[$vv13.E44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[$vv13.C450]*1000+[$vv13.D450]" office:value-type="float" office:value="6202" calcext:value-type="float">
            <text:p>6202</text:p>
          </table:table-cell>
          <table:table-cell office:value-type="float" office:value="312" calcext:value-type="float">
            <text:p>312</text:p>
          </table:table-cell>
          <table:table-cell table:formula="of:=[$vv13.E45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[$vv13.C451]*1000+[$vv13.D451]" office:value-type="float" office:value="6210" calcext:value-type="float">
            <text:p>6210</text:p>
          </table:table-cell>
          <table:table-cell office:value-type="float" office:value="312" calcext:value-type="float">
            <text:p>312</text:p>
          </table:table-cell>
          <table:table-cell table:formula="of:=[$vv13.E45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[$vv13.C452]*1000+[$vv13.D452]" office:value-type="float" office:value="6217" calcext:value-type="float">
            <text:p>6217</text:p>
          </table:table-cell>
          <table:table-cell office:value-type="float" office:value="312" calcext:value-type="float">
            <text:p>312</text:p>
          </table:table-cell>
          <table:table-cell table:formula="of:=[$vv13.E45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[$vv13.C453]*1000+[$vv13.D453]" office:value-type="float" office:value="6225" calcext:value-type="float">
            <text:p>6225</text:p>
          </table:table-cell>
          <table:table-cell office:value-type="float" office:value="312" calcext:value-type="float">
            <text:p>312</text:p>
          </table:table-cell>
          <table:table-cell table:formula="of:=[$vv13.E45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$vv13.C454]*1000+[$vv13.D454]" office:value-type="float" office:value="6232" calcext:value-type="float">
            <text:p>6232</text:p>
          </table:table-cell>
          <table:table-cell office:value-type="float" office:value="312" calcext:value-type="float">
            <text:p>312</text:p>
          </table:table-cell>
          <table:table-cell table:formula="of:=[$vv13.E45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$vv13.C455]*1000+[$vv13.D455]" office:value-type="float" office:value="6240" calcext:value-type="float">
            <text:p>6240</text:p>
          </table:table-cell>
          <table:table-cell office:value-type="float" office:value="312" calcext:value-type="float">
            <text:p>312</text:p>
          </table:table-cell>
          <table:table-cell table:formula="of:=[$vv13.E45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$vv13.C456]*1000+[$vv13.D456]" office:value-type="float" office:value="6247" calcext:value-type="float">
            <text:p>6247</text:p>
          </table:table-cell>
          <table:table-cell office:value-type="float" office:value="313" calcext:value-type="float">
            <text:p>313</text:p>
          </table:table-cell>
          <table:table-cell table:formula="of:=[$vv13.E45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[$vv13.C457]*1000+[$vv13.D457]" office:value-type="float" office:value="6255" calcext:value-type="float">
            <text:p>6255</text:p>
          </table:table-cell>
          <table:table-cell office:value-type="float" office:value="313" calcext:value-type="float">
            <text:p>313</text:p>
          </table:table-cell>
          <table:table-cell table:formula="of:=[$vv13.E45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[$vv13.C458]*1000+[$vv13.D458]" office:value-type="float" office:value="6262" calcext:value-type="float">
            <text:p>6262</text:p>
          </table:table-cell>
          <table:table-cell office:value-type="float" office:value="313" calcext:value-type="float">
            <text:p>313</text:p>
          </table:table-cell>
          <table:table-cell table:formula="of:=[$vv13.E45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$vv13.C459]*1000+[$vv13.D459]" office:value-type="float" office:value="6270" calcext:value-type="float">
            <text:p>6270</text:p>
          </table:table-cell>
          <table:table-cell office:value-type="float" office:value="313" calcext:value-type="float">
            <text:p>313</text:p>
          </table:table-cell>
          <table:table-cell table:formula="of:=[$vv13.E45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$vv13.C460]*1000+[$vv13.D460]" office:value-type="float" office:value="6277" calcext:value-type="float">
            <text:p>6277</text:p>
          </table:table-cell>
          <table:table-cell office:value-type="float" office:value="313" calcext:value-type="float">
            <text:p>313</text:p>
          </table:table-cell>
          <table:table-cell table:formula="of:=[$vv13.E46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$vv13.C461]*1000+[$vv13.D461]" office:value-type="float" office:value="6285" calcext:value-type="float">
            <text:p>6285</text:p>
          </table:table-cell>
          <table:table-cell office:value-type="float" office:value="313" calcext:value-type="float">
            <text:p>313</text:p>
          </table:table-cell>
          <table:table-cell table:formula="of:=[$vv13.E46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[$vv13.C462]*1000+[$vv13.D462]" office:value-type="float" office:value="6292" calcext:value-type="float">
            <text:p>6292</text:p>
          </table:table-cell>
          <table:table-cell office:value-type="float" office:value="313" calcext:value-type="float">
            <text:p>313</text:p>
          </table:table-cell>
          <table:table-cell table:formula="of:=[$vv13.E46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[$vv13.C463]*1000+[$vv13.D463]" office:value-type="float" office:value="6300" calcext:value-type="float">
            <text:p>6300</text:p>
          </table:table-cell>
          <table:table-cell office:value-type="float" office:value="313" calcext:value-type="float">
            <text:p>313</text:p>
          </table:table-cell>
          <table:table-cell table:formula="of:=[$vv13.E46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$vv13.C464]*1000+[$vv13.D464]" office:value-type="float" office:value="6308" calcext:value-type="float">
            <text:p>6308</text:p>
          </table:table-cell>
          <table:table-cell office:value-type="float" office:value="313" calcext:value-type="float">
            <text:p>313</text:p>
          </table:table-cell>
          <table:table-cell table:formula="of:=[$vv13.E46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$vv13.C465]*1000+[$vv13.D465]" office:value-type="float" office:value="6315" calcext:value-type="float">
            <text:p>6315</text:p>
          </table:table-cell>
          <table:table-cell office:value-type="float" office:value="313" calcext:value-type="float">
            <text:p>313</text:p>
          </table:table-cell>
          <table:table-cell table:formula="of:=[$vv13.E46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$vv13.C466]*1000+[$vv13.D466]" office:value-type="float" office:value="6323" calcext:value-type="float">
            <text:p>6323</text:p>
          </table:table-cell>
          <table:table-cell office:value-type="float" office:value="313" calcext:value-type="float">
            <text:p>313</text:p>
          </table:table-cell>
          <table:table-cell table:formula="of:=[$vv13.E46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[$vv13.C467]*1000+[$vv13.D467]" office:value-type="float" office:value="6330" calcext:value-type="float">
            <text:p>6330</text:p>
          </table:table-cell>
          <table:table-cell office:value-type="float" office:value="313" calcext:value-type="float">
            <text:p>313</text:p>
          </table:table-cell>
          <table:table-cell table:formula="of:=[$vv13.E46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[$vv13.C468]*1000+[$vv13.D468]" office:value-type="float" office:value="6338" calcext:value-type="float">
            <text:p>6338</text:p>
          </table:table-cell>
          <table:table-cell office:value-type="float" office:value="313" calcext:value-type="float">
            <text:p>313</text:p>
          </table:table-cell>
          <table:table-cell table:formula="of:=[$vv13.E46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[$vv13.C469]*1000+[$vv13.D469]" office:value-type="float" office:value="6345" calcext:value-type="float">
            <text:p>6345</text:p>
          </table:table-cell>
          <table:table-cell office:value-type="float" office:value="313" calcext:value-type="float">
            <text:p>313</text:p>
          </table:table-cell>
          <table:table-cell table:formula="of:=[$vv13.E46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[$vv13.C470]*1000+[$vv13.D470]" office:value-type="float" office:value="6353" calcext:value-type="float">
            <text:p>6353</text:p>
          </table:table-cell>
          <table:table-cell office:value-type="float" office:value="313" calcext:value-type="float">
            <text:p>313</text:p>
          </table:table-cell>
          <table:table-cell table:formula="of:=[$vv13.E47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[$vv13.C471]*1000+[$vv13.D471]" office:value-type="float" office:value="6360" calcext:value-type="float">
            <text:p>6360</text:p>
          </table:table-cell>
          <table:table-cell office:value-type="float" office:value="313" calcext:value-type="float">
            <text:p>313</text:p>
          </table:table-cell>
          <table:table-cell table:formula="of:=[$vv13.E47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[$vv13.C472]*1000+[$vv13.D472]" office:value-type="float" office:value="6368" calcext:value-type="float">
            <text:p>6368</text:p>
          </table:table-cell>
          <table:table-cell office:value-type="float" office:value="313" calcext:value-type="float">
            <text:p>313</text:p>
          </table:table-cell>
          <table:table-cell table:formula="of:=[$vv13.E47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[$vv13.C473]*1000+[$vv13.D473]" office:value-type="float" office:value="6375" calcext:value-type="float">
            <text:p>6375</text:p>
          </table:table-cell>
          <table:table-cell office:value-type="float" office:value="313" calcext:value-type="float">
            <text:p>313</text:p>
          </table:table-cell>
          <table:table-cell table:formula="of:=[$vv13.E47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$vv13.C474]*1000+[$vv13.D474]" office:value-type="float" office:value="6383" calcext:value-type="float">
            <text:p>6383</text:p>
          </table:table-cell>
          <table:table-cell office:value-type="float" office:value="313" calcext:value-type="float">
            <text:p>313</text:p>
          </table:table-cell>
          <table:table-cell table:formula="of:=[$vv13.E47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[$vv13.C475]*1000+[$vv13.D475]" office:value-type="float" office:value="6390" calcext:value-type="float">
            <text:p>6390</text:p>
          </table:table-cell>
          <table:table-cell office:value-type="float" office:value="313" calcext:value-type="float">
            <text:p>313</text:p>
          </table:table-cell>
          <table:table-cell table:formula="of:=[$vv13.E47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$vv13.C476]*1000+[$vv13.D476]" office:value-type="float" office:value="6398" calcext:value-type="float">
            <text:p>6398</text:p>
          </table:table-cell>
          <table:table-cell office:value-type="float" office:value="313" calcext:value-type="float">
            <text:p>313</text:p>
          </table:table-cell>
          <table:table-cell table:formula="of:=[$vv13.E47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[$vv13.C477]*1000+[$vv13.D477]" office:value-type="float" office:value="6405" calcext:value-type="float">
            <text:p>6405</text:p>
          </table:table-cell>
          <table:table-cell office:value-type="float" office:value="313" calcext:value-type="float">
            <text:p>313</text:p>
          </table:table-cell>
          <table:table-cell table:formula="of:=[$vv13.E47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$vv13.C478]*1000+[$vv13.D478]" office:value-type="float" office:value="6413" calcext:value-type="float">
            <text:p>6413</text:p>
          </table:table-cell>
          <table:table-cell office:value-type="float" office:value="314" calcext:value-type="float">
            <text:p>314</text:p>
          </table:table-cell>
          <table:table-cell table:formula="of:=[$vv13.E47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$vv13.C479]*1000+[$vv13.D479]" office:value-type="float" office:value="6420" calcext:value-type="float">
            <text:p>6420</text:p>
          </table:table-cell>
          <table:table-cell office:value-type="float" office:value="314" calcext:value-type="float">
            <text:p>314</text:p>
          </table:table-cell>
          <table:table-cell table:formula="of:=[$vv13.E47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[$vv13.C480]*1000+[$vv13.D480]" office:value-type="float" office:value="6428" calcext:value-type="float">
            <text:p>6428</text:p>
          </table:table-cell>
          <table:table-cell office:value-type="float" office:value="314" calcext:value-type="float">
            <text:p>314</text:p>
          </table:table-cell>
          <table:table-cell table:formula="of:=[$vv13.E48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$vv13.C481]*1000+[$vv13.D481]" office:value-type="float" office:value="6436" calcext:value-type="float">
            <text:p>6436</text:p>
          </table:table-cell>
          <table:table-cell office:value-type="float" office:value="314" calcext:value-type="float">
            <text:p>314</text:p>
          </table:table-cell>
          <table:table-cell table:formula="of:=[$vv13.E48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$vv13.C482]*1000+[$vv13.D482]" office:value-type="float" office:value="6443" calcext:value-type="float">
            <text:p>6443</text:p>
          </table:table-cell>
          <table:table-cell office:value-type="float" office:value="314" calcext:value-type="float">
            <text:p>314</text:p>
          </table:table-cell>
          <table:table-cell table:formula="of:=[$vv13.E48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$vv13.C483]*1000+[$vv13.D483]" office:value-type="float" office:value="6451" calcext:value-type="float">
            <text:p>6451</text:p>
          </table:table-cell>
          <table:table-cell office:value-type="float" office:value="314" calcext:value-type="float">
            <text:p>314</text:p>
          </table:table-cell>
          <table:table-cell table:formula="of:=[$vv13.E48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$vv13.C484]*1000+[$vv13.D484]" office:value-type="float" office:value="6458" calcext:value-type="float">
            <text:p>6458</text:p>
          </table:table-cell>
          <table:table-cell office:value-type="float" office:value="314" calcext:value-type="float">
            <text:p>314</text:p>
          </table:table-cell>
          <table:table-cell table:formula="of:=[$vv13.E48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[$vv13.C485]*1000+[$vv13.D485]" office:value-type="float" office:value="6466" calcext:value-type="float">
            <text:p>6466</text:p>
          </table:table-cell>
          <table:table-cell office:value-type="float" office:value="314" calcext:value-type="float">
            <text:p>314</text:p>
          </table:table-cell>
          <table:table-cell table:formula="of:=[$vv13.E48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[$vv13.C486]*1000+[$vv13.D486]" office:value-type="float" office:value="6473" calcext:value-type="float">
            <text:p>6473</text:p>
          </table:table-cell>
          <table:table-cell office:value-type="float" office:value="314" calcext:value-type="float">
            <text:p>314</text:p>
          </table:table-cell>
          <table:table-cell table:formula="of:=[$vv13.E48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[$vv13.C487]*1000+[$vv13.D487]" office:value-type="float" office:value="6481" calcext:value-type="float">
            <text:p>6481</text:p>
          </table:table-cell>
          <table:table-cell office:value-type="float" office:value="314" calcext:value-type="float">
            <text:p>314</text:p>
          </table:table-cell>
          <table:table-cell table:formula="of:=[$vv13.E48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[$vv13.C488]*1000+[$vv13.D488]" office:value-type="float" office:value="6488" calcext:value-type="float">
            <text:p>6488</text:p>
          </table:table-cell>
          <table:table-cell office:value-type="float" office:value="314" calcext:value-type="float">
            <text:p>314</text:p>
          </table:table-cell>
          <table:table-cell table:formula="of:=[$vv13.E48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[$vv13.C489]*1000+[$vv13.D489]" office:value-type="float" office:value="6496" calcext:value-type="float">
            <text:p>6496</text:p>
          </table:table-cell>
          <table:table-cell office:value-type="float" office:value="314" calcext:value-type="float">
            <text:p>314</text:p>
          </table:table-cell>
          <table:table-cell table:formula="of:=[$vv13.E48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$vv13.C490]*1000+[$vv13.D490]" office:value-type="float" office:value="6503" calcext:value-type="float">
            <text:p>6503</text:p>
          </table:table-cell>
          <table:table-cell office:value-type="float" office:value="314" calcext:value-type="float">
            <text:p>314</text:p>
          </table:table-cell>
          <table:table-cell table:formula="of:=[$vv13.E49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[$vv13.C491]*1000+[$vv13.D491]" office:value-type="float" office:value="6511" calcext:value-type="float">
            <text:p>6511</text:p>
          </table:table-cell>
          <table:table-cell office:value-type="float" office:value="314" calcext:value-type="float">
            <text:p>314</text:p>
          </table:table-cell>
          <table:table-cell table:formula="of:=[$vv13.E49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$vv13.C492]*1000+[$vv13.D492]" office:value-type="float" office:value="6518" calcext:value-type="float">
            <text:p>6518</text:p>
          </table:table-cell>
          <table:table-cell office:value-type="float" office:value="314" calcext:value-type="float">
            <text:p>314</text:p>
          </table:table-cell>
          <table:table-cell table:formula="of:=[$vv13.E49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[$vv13.C493]*1000+[$vv13.D493]" office:value-type="float" office:value="6526" calcext:value-type="float">
            <text:p>6526</text:p>
          </table:table-cell>
          <table:table-cell office:value-type="float" office:value="314" calcext:value-type="float">
            <text:p>314</text:p>
          </table:table-cell>
          <table:table-cell table:formula="of:=[$vv13.E49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[$vv13.C494]*1000+[$vv13.D494]" office:value-type="float" office:value="6533" calcext:value-type="float">
            <text:p>6533</text:p>
          </table:table-cell>
          <table:table-cell office:value-type="float" office:value="314" calcext:value-type="float">
            <text:p>314</text:p>
          </table:table-cell>
          <table:table-cell table:formula="of:=[$vv13.E49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$vv13.C495]*1000+[$vv13.D495]" office:value-type="float" office:value="6541" calcext:value-type="float">
            <text:p>6541</text:p>
          </table:table-cell>
          <table:table-cell office:value-type="float" office:value="314" calcext:value-type="float">
            <text:p>314</text:p>
          </table:table-cell>
          <table:table-cell table:formula="of:=[$vv13.E49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$vv13.C496]*1000+[$vv13.D496]" office:value-type="float" office:value="6548" calcext:value-type="float">
            <text:p>6548</text:p>
          </table:table-cell>
          <table:table-cell office:value-type="float" office:value="314" calcext:value-type="float">
            <text:p>314</text:p>
          </table:table-cell>
          <table:table-cell table:formula="of:=[$vv13.E49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$vv13.C497]*1000+[$vv13.D497]" office:value-type="float" office:value="6556" calcext:value-type="float">
            <text:p>6556</text:p>
          </table:table-cell>
          <table:table-cell office:value-type="float" office:value="315" calcext:value-type="float">
            <text:p>315</text:p>
          </table:table-cell>
          <table:table-cell table:formula="of:=[$vv13.E497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$vv13.C498]*1000+[$vv13.D498]" office:value-type="float" office:value="6564" calcext:value-type="float">
            <text:p>6564</text:p>
          </table:table-cell>
          <table:table-cell office:value-type="float" office:value="315" calcext:value-type="float">
            <text:p>315</text:p>
          </table:table-cell>
          <table:table-cell table:formula="of:=[$vv13.E498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[$vv13.C499]*1000+[$vv13.D499]" office:value-type="float" office:value="6571" calcext:value-type="float">
            <text:p>6571</text:p>
          </table:table-cell>
          <table:table-cell office:value-type="float" office:value="315" calcext:value-type="float">
            <text:p>315</text:p>
          </table:table-cell>
          <table:table-cell table:formula="of:=[$vv13.E499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$vv13.C500]*1000+[$vv13.D500]" office:value-type="float" office:value="6579" calcext:value-type="float">
            <text:p>6579</text:p>
          </table:table-cell>
          <table:table-cell office:value-type="float" office:value="315" calcext:value-type="float">
            <text:p>315</text:p>
          </table:table-cell>
          <table:table-cell table:formula="of:=[$vv13.E500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$vv13.C501]*1000+[$vv13.D501]" office:value-type="float" office:value="6586" calcext:value-type="float">
            <text:p>6586</text:p>
          </table:table-cell>
          <table:table-cell office:value-type="float" office:value="315" calcext:value-type="float">
            <text:p>315</text:p>
          </table:table-cell>
          <table:table-cell table:formula="of:=[$vv13.E501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[$vv13.C502]*1000+[$vv13.D502]" office:value-type="float" office:value="6594" calcext:value-type="float">
            <text:p>6594</text:p>
          </table:table-cell>
          <table:table-cell office:value-type="float" office:value="315" calcext:value-type="float">
            <text:p>315</text:p>
          </table:table-cell>
          <table:table-cell table:formula="of:=[$vv13.E502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[$vv13.C503]*1000+[$vv13.D503]" office:value-type="float" office:value="6601" calcext:value-type="float">
            <text:p>6601</text:p>
          </table:table-cell>
          <table:table-cell office:value-type="float" office:value="315" calcext:value-type="float">
            <text:p>315</text:p>
          </table:table-cell>
          <table:table-cell table:formula="of:=[$vv13.E503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[$vv13.C504]*1000+[$vv13.D504]" office:value-type="float" office:value="6609" calcext:value-type="float">
            <text:p>6609</text:p>
          </table:table-cell>
          <table:table-cell office:value-type="float" office:value="315" calcext:value-type="float">
            <text:p>315</text:p>
          </table:table-cell>
          <table:table-cell table:formula="of:=[$vv13.E504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$vv13.C505]*1000+[$vv13.D505]" office:value-type="float" office:value="6616" calcext:value-type="float">
            <text:p>6616</text:p>
          </table:table-cell>
          <table:table-cell office:value-type="float" office:value="315" calcext:value-type="float">
            <text:p>315</text:p>
          </table:table-cell>
          <table:table-cell table:formula="of:=[$vv13.E505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[$vv13.C506]*1000+[$vv13.D506]" office:value-type="float" office:value="6624" calcext:value-type="float">
            <text:p>6624</text:p>
          </table:table-cell>
          <table:table-cell office:value-type="float" office:value="315" calcext:value-type="float">
            <text:p>315</text:p>
          </table:table-cell>
          <table:table-cell table:formula="of:=[$vv13.E506]*1000"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[$vv13.C507]*1000+[$vv13.D507]" office:value-type="float" office:value="6631" calcext:value-type="float">
            <text:p>6631</text:p>
          </table:table-cell>
          <table:table-cell office:value-type="float" office:value="315" calcext:value-type="float">
            <text:p>315</text:p>
          </table:table-cell>
          <table:table-cell table:formula="of:=[$vv13.E507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$vv13.C508]*1000+[$vv13.D508]" office:value-type="float" office:value="6639" calcext:value-type="float">
            <text:p>6639</text:p>
          </table:table-cell>
          <table:table-cell office:value-type="float" office:value="315" calcext:value-type="float">
            <text:p>315</text:p>
          </table:table-cell>
          <table:table-cell table:formula="of:=[$vv13.E508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$vv13.C509]*1000+[$vv13.D509]" office:value-type="float" office:value="6646" calcext:value-type="float">
            <text:p>6646</text:p>
          </table:table-cell>
          <table:table-cell office:value-type="float" office:value="315" calcext:value-type="float">
            <text:p>315</text:p>
          </table:table-cell>
          <table:table-cell table:formula="of:=[$vv13.E509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[$vv13.C510]*1000+[$vv13.D510]" office:value-type="float" office:value="6654" calcext:value-type="float">
            <text:p>6654</text:p>
          </table:table-cell>
          <table:table-cell office:value-type="float" office:value="315" calcext:value-type="float">
            <text:p>315</text:p>
          </table:table-cell>
          <table:table-cell table:formula="of:=[$vv13.E510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$vv13.C511]*1000+[$vv13.D511]" office:value-type="float" office:value="6661" calcext:value-type="float">
            <text:p>6661</text:p>
          </table:table-cell>
          <table:table-cell office:value-type="float" office:value="315" calcext:value-type="float">
            <text:p>315</text:p>
          </table:table-cell>
          <table:table-cell table:formula="of:=[$vv13.E511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[$vv13.C512]*1000+[$vv13.D512]" office:value-type="float" office:value="6669" calcext:value-type="float">
            <text:p>6669</text:p>
          </table:table-cell>
          <table:table-cell office:value-type="float" office:value="315" calcext:value-type="float">
            <text:p>315</text:p>
          </table:table-cell>
          <table:table-cell table:formula="of:=[$vv13.E512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$vv13.C513]*1000+[$vv13.D513]" office:value-type="float" office:value="6676" calcext:value-type="float">
            <text:p>6676</text:p>
          </table:table-cell>
          <table:table-cell office:value-type="float" office:value="315" calcext:value-type="float">
            <text:p>315</text:p>
          </table:table-cell>
          <table:table-cell table:formula="of:=[$vv13.E513]*1000" office:value-type="float" office:value="7880" calcext:value-type="float">
            <text:p>788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formula="of:=[$vv13.C514]*1000+[$vv13.D514]" office:value-type="float" office:value="18703" calcext:value-type="float">
            <text:p>18703</text:p>
          </table:table-cell>
          <table:table-cell office:value-type="float" office:value="590" calcext:value-type="float">
            <text:p>590</text:p>
          </table:table-cell>
          <table:table-cell table:formula="of:=[$vv13.E51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[$vv13.C515]*1000+[$vv13.D515]" office:value-type="float" office:value="18700" calcext:value-type="float">
            <text:p>18700</text:p>
          </table:table-cell>
          <table:table-cell office:value-type="float" office:value="590" calcext:value-type="float">
            <text:p>590</text:p>
          </table:table-cell>
          <table:table-cell table:formula="of:=[$vv13.E51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[$vv13.C516]*1000+[$vv13.D516]" office:value-type="float" office:value="18697" calcext:value-type="float">
            <text:p>18697</text:p>
          </table:table-cell>
          <table:table-cell office:value-type="float" office:value="590" calcext:value-type="float">
            <text:p>590</text:p>
          </table:table-cell>
          <table:table-cell table:formula="of:=[$vv13.E51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[$vv13.C517]*1000+[$vv13.D517]" office:value-type="float" office:value="18694" calcext:value-type="float">
            <text:p>18694</text:p>
          </table:table-cell>
          <table:table-cell office:value-type="float" office:value="590" calcext:value-type="float">
            <text:p>590</text:p>
          </table:table-cell>
          <table:table-cell table:formula="of:=[$vv13.E51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formula="of:=[$vv13.C518]*1000+[$vv13.D518]" office:value-type="float" office:value="18690" calcext:value-type="float">
            <text:p>18690</text:p>
          </table:table-cell>
          <table:table-cell office:value-type="float" office:value="590" calcext:value-type="float">
            <text:p>590</text:p>
          </table:table-cell>
          <table:table-cell table:formula="of:=[$vv13.E51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[$vv13.C519]*1000+[$vv13.D519]" office:value-type="float" office:value="18687" calcext:value-type="float">
            <text:p>18687</text:p>
          </table:table-cell>
          <table:table-cell office:value-type="float" office:value="590" calcext:value-type="float">
            <text:p>590</text:p>
          </table:table-cell>
          <table:table-cell table:formula="of:=[$vv13.E51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$vv13.C520]*1000+[$vv13.D520]" office:value-type="float" office:value="18684" calcext:value-type="float">
            <text:p>18684</text:p>
          </table:table-cell>
          <table:table-cell office:value-type="float" office:value="591" calcext:value-type="float">
            <text:p>591</text:p>
          </table:table-cell>
          <table:table-cell table:formula="of:=[$vv13.E52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formula="of:=[$vv13.C521]*1000+[$vv13.D521]" office:value-type="float" office:value="18681" calcext:value-type="float">
            <text:p>18681</text:p>
          </table:table-cell>
          <table:table-cell office:value-type="float" office:value="591" calcext:value-type="float">
            <text:p>591</text:p>
          </table:table-cell>
          <table:table-cell table:formula="of:=[$vv13.E52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[$vv13.C522]*1000+[$vv13.D522]" office:value-type="float" office:value="18678" calcext:value-type="float">
            <text:p>18678</text:p>
          </table:table-cell>
          <table:table-cell office:value-type="float" office:value="591" calcext:value-type="float">
            <text:p>591</text:p>
          </table:table-cell>
          <table:table-cell table:formula="of:=[$vv13.E52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[$vv13.C523]*1000+[$vv13.D523]" office:value-type="float" office:value="18675" calcext:value-type="float">
            <text:p>18675</text:p>
          </table:table-cell>
          <table:table-cell office:value-type="float" office:value="591" calcext:value-type="float">
            <text:p>591</text:p>
          </table:table-cell>
          <table:table-cell table:formula="of:=[$vv13.E52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formula="of:=[$vv13.C524]*1000+[$vv13.D524]" office:value-type="float" office:value="18671" calcext:value-type="float">
            <text:p>18671</text:p>
          </table:table-cell>
          <table:table-cell office:value-type="float" office:value="591" calcext:value-type="float">
            <text:p>591</text:p>
          </table:table-cell>
          <table:table-cell table:formula="of:=[$vv13.E52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[$vv13.C525]*1000+[$vv13.D525]" office:value-type="float" office:value="18668" calcext:value-type="float">
            <text:p>18668</text:p>
          </table:table-cell>
          <table:table-cell office:value-type="float" office:value="591" calcext:value-type="float">
            <text:p>591</text:p>
          </table:table-cell>
          <table:table-cell table:formula="of:=[$vv13.E52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formula="of:=[$vv13.C526]*1000+[$vv13.D526]" office:value-type="float" office:value="18665" calcext:value-type="float">
            <text:p>18665</text:p>
          </table:table-cell>
          <table:table-cell office:value-type="float" office:value="591" calcext:value-type="float">
            <text:p>591</text:p>
          </table:table-cell>
          <table:table-cell table:formula="of:=[$vv13.E52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formula="of:=[$vv13.C527]*1000+[$vv13.D527]" office:value-type="float" office:value="18661" calcext:value-type="float">
            <text:p>18661</text:p>
          </table:table-cell>
          <table:table-cell office:value-type="float" office:value="592" calcext:value-type="float">
            <text:p>592</text:p>
          </table:table-cell>
          <table:table-cell table:formula="of:=[$vv13.E52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[$vv13.C528]*1000+[$vv13.D528]" office:value-type="float" office:value="18658" calcext:value-type="float">
            <text:p>18658</text:p>
          </table:table-cell>
          <table:table-cell office:value-type="float" office:value="592" calcext:value-type="float">
            <text:p>592</text:p>
          </table:table-cell>
          <table:table-cell table:formula="of:=[$vv13.E52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formula="of:=[$vv13.C529]*1000+[$vv13.D529]" office:value-type="float" office:value="18655" calcext:value-type="float">
            <text:p>18655</text:p>
          </table:table-cell>
          <table:table-cell office:value-type="float" office:value="592" calcext:value-type="float">
            <text:p>592</text:p>
          </table:table-cell>
          <table:table-cell table:formula="of:=[$vv13.E52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formula="of:=[$vv13.C530]*1000+[$vv13.D530]" office:value-type="float" office:value="18651" calcext:value-type="float">
            <text:p>18651</text:p>
          </table:table-cell>
          <table:table-cell office:value-type="float" office:value="592" calcext:value-type="float">
            <text:p>592</text:p>
          </table:table-cell>
          <table:table-cell table:formula="of:=[$vv13.E53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formula="of:=[$vv13.C531]*1000+[$vv13.D531]" office:value-type="float" office:value="18648" calcext:value-type="float">
            <text:p>18648</text:p>
          </table:table-cell>
          <table:table-cell office:value-type="float" office:value="592" calcext:value-type="float">
            <text:p>592</text:p>
          </table:table-cell>
          <table:table-cell table:formula="of:=[$vv13.E53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[$vv13.C532]*1000+[$vv13.D532]" office:value-type="float" office:value="18644" calcext:value-type="float">
            <text:p>18644</text:p>
          </table:table-cell>
          <table:table-cell office:value-type="float" office:value="592" calcext:value-type="float">
            <text:p>592</text:p>
          </table:table-cell>
          <table:table-cell table:formula="of:=[$vv13.E53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[$vv13.C533]*1000+[$vv13.D533]" office:value-type="float" office:value="18641" calcext:value-type="float">
            <text:p>18641</text:p>
          </table:table-cell>
          <table:table-cell office:value-type="float" office:value="592" calcext:value-type="float">
            <text:p>592</text:p>
          </table:table-cell>
          <table:table-cell table:formula="of:=[$vv13.E53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[$vv13.C534]*1000+[$vv13.D534]" office:value-type="float" office:value="18637" calcext:value-type="float">
            <text:p>18637</text:p>
          </table:table-cell>
          <table:table-cell office:value-type="float" office:value="593" calcext:value-type="float">
            <text:p>593</text:p>
          </table:table-cell>
          <table:table-cell table:formula="of:=[$vv13.E53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formula="of:=[$vv13.C535]*1000+[$vv13.D535]" office:value-type="float" office:value="18634" calcext:value-type="float">
            <text:p>18634</text:p>
          </table:table-cell>
          <table:table-cell office:value-type="float" office:value="593" calcext:value-type="float">
            <text:p>593</text:p>
          </table:table-cell>
          <table:table-cell table:formula="of:=[$vv13.E53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[$vv13.C536]*1000+[$vv13.D536]" office:value-type="float" office:value="18630" calcext:value-type="float">
            <text:p>18630</text:p>
          </table:table-cell>
          <table:table-cell office:value-type="float" office:value="593" calcext:value-type="float">
            <text:p>593</text:p>
          </table:table-cell>
          <table:table-cell table:formula="of:=[$vv13.E53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[$vv13.C537]*1000+[$vv13.D537]" office:value-type="float" office:value="18626" calcext:value-type="float">
            <text:p>18626</text:p>
          </table:table-cell>
          <table:table-cell office:value-type="float" office:value="593" calcext:value-type="float">
            <text:p>593</text:p>
          </table:table-cell>
          <table:table-cell table:formula="of:=[$vv13.E53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formula="of:=[$vv13.C538]*1000+[$vv13.D538]" office:value-type="float" office:value="18623" calcext:value-type="float">
            <text:p>18623</text:p>
          </table:table-cell>
          <table:table-cell office:value-type="float" office:value="593" calcext:value-type="float">
            <text:p>593</text:p>
          </table:table-cell>
          <table:table-cell table:formula="of:=[$vv13.E53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[$vv13.C539]*1000+[$vv13.D539]" office:value-type="float" office:value="18608" calcext:value-type="float">
            <text:p>18608</text:p>
          </table:table-cell>
          <table:table-cell office:value-type="float" office:value="594" calcext:value-type="float">
            <text:p>594</text:p>
          </table:table-cell>
          <table:table-cell table:formula="of:=[$vv13.E53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formula="of:=[$vv13.C540]*1000+[$vv13.D540]" office:value-type="float" office:value="18604" calcext:value-type="float">
            <text:p>18604</text:p>
          </table:table-cell>
          <table:table-cell office:value-type="float" office:value="594" calcext:value-type="float">
            <text:p>594</text:p>
          </table:table-cell>
          <table:table-cell table:formula="of:=[$vv13.E54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formula="of:=[$vv13.C541]*1000+[$vv13.D541]" office:value-type="float" office:value="18601" calcext:value-type="float">
            <text:p>18601</text:p>
          </table:table-cell>
          <table:table-cell office:value-type="float" office:value="594" calcext:value-type="float">
            <text:p>594</text:p>
          </table:table-cell>
          <table:table-cell table:formula="of:=[$vv13.E54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[$vv13.C542]*1000+[$vv13.D542]" office:value-type="float" office:value="18597" calcext:value-type="float">
            <text:p>18597</text:p>
          </table:table-cell>
          <table:table-cell office:value-type="float" office:value="594" calcext:value-type="float">
            <text:p>594</text:p>
          </table:table-cell>
          <table:table-cell table:formula="of:=[$vv13.E54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[$vv13.C543]*1000+[$vv13.D543]" office:value-type="float" office:value="18593" calcext:value-type="float">
            <text:p>18593</text:p>
          </table:table-cell>
          <table:table-cell office:value-type="float" office:value="594" calcext:value-type="float">
            <text:p>594</text:p>
          </table:table-cell>
          <table:table-cell table:formula="of:=[$vv13.E54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formula="of:=[$vv13.C544]*1000+[$vv13.D544]" office:value-type="float" office:value="18589" calcext:value-type="float">
            <text:p>18589</text:p>
          </table:table-cell>
          <table:table-cell office:value-type="float" office:value="594" calcext:value-type="float">
            <text:p>594</text:p>
          </table:table-cell>
          <table:table-cell table:formula="of:=[$vv13.E54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formula="of:=[$vv13.C545]*1000+[$vv13.D545]" office:value-type="float" office:value="18585" calcext:value-type="float">
            <text:p>18585</text:p>
          </table:table-cell>
          <table:table-cell office:value-type="float" office:value="594" calcext:value-type="float">
            <text:p>594</text:p>
          </table:table-cell>
          <table:table-cell table:formula="of:=[$vv13.E54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formula="of:=[$vv13.C546]*1000+[$vv13.D546]" office:value-type="float" office:value="18581" calcext:value-type="float">
            <text:p>18581</text:p>
          </table:table-cell>
          <table:table-cell office:value-type="float" office:value="595" calcext:value-type="float">
            <text:p>595</text:p>
          </table:table-cell>
          <table:table-cell table:formula="of:=[$vv13.E54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$vv13.C547]*1000+[$vv13.D547]" office:value-type="float" office:value="18578" calcext:value-type="float">
            <text:p>18578</text:p>
          </table:table-cell>
          <table:table-cell office:value-type="float" office:value="595" calcext:value-type="float">
            <text:p>595</text:p>
          </table:table-cell>
          <table:table-cell table:formula="of:=[$vv13.E54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$vv13.C548]*1000+[$vv13.D548]" office:value-type="float" office:value="18574" calcext:value-type="float">
            <text:p>18574</text:p>
          </table:table-cell>
          <table:table-cell office:value-type="float" office:value="595" calcext:value-type="float">
            <text:p>595</text:p>
          </table:table-cell>
          <table:table-cell table:formula="of:=[$vv13.E54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formula="of:=[$vv13.C549]*1000+[$vv13.D549]" office:value-type="float" office:value="18570" calcext:value-type="float">
            <text:p>18570</text:p>
          </table:table-cell>
          <table:table-cell office:value-type="float" office:value="595" calcext:value-type="float">
            <text:p>595</text:p>
          </table:table-cell>
          <table:table-cell table:formula="of:=[$vv13.E54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[$vv13.C550]*1000+[$vv13.D550]" office:value-type="float" office:value="18566" calcext:value-type="float">
            <text:p>18566</text:p>
          </table:table-cell>
          <table:table-cell office:value-type="float" office:value="595" calcext:value-type="float">
            <text:p>595</text:p>
          </table:table-cell>
          <table:table-cell table:formula="of:=[$vv13.E55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[$vv13.C551]*1000+[$vv13.D551]" office:value-type="float" office:value="18562" calcext:value-type="float">
            <text:p>18562</text:p>
          </table:table-cell>
          <table:table-cell office:value-type="float" office:value="595" calcext:value-type="float">
            <text:p>595</text:p>
          </table:table-cell>
          <table:table-cell table:formula="of:=[$vv13.E55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formula="of:=[$vv13.C552]*1000+[$vv13.D552]" office:value-type="float" office:value="18558" calcext:value-type="float">
            <text:p>18558</text:p>
          </table:table-cell>
          <table:table-cell office:value-type="float" office:value="595" calcext:value-type="float">
            <text:p>595</text:p>
          </table:table-cell>
          <table:table-cell table:formula="of:=[$vv13.E55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formula="of:=[$vv13.C553]*1000+[$vv13.D553]" office:value-type="float" office:value="18554" calcext:value-type="float">
            <text:p>18554</text:p>
          </table:table-cell>
          <table:table-cell office:value-type="float" office:value="596" calcext:value-type="float">
            <text:p>596</text:p>
          </table:table-cell>
          <table:table-cell table:formula="of:=[$vv13.E55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formula="of:=[$vv13.C554]*1000+[$vv13.D554]" office:value-type="float" office:value="18550" calcext:value-type="float">
            <text:p>18550</text:p>
          </table:table-cell>
          <table:table-cell office:value-type="float" office:value="596" calcext:value-type="float">
            <text:p>596</text:p>
          </table:table-cell>
          <table:table-cell table:formula="of:=[$vv13.E55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formula="of:=[$vv13.C555]*1000+[$vv13.D555]" office:value-type="float" office:value="18546" calcext:value-type="float">
            <text:p>18546</text:p>
          </table:table-cell>
          <table:table-cell office:value-type="float" office:value="596" calcext:value-type="float">
            <text:p>596</text:p>
          </table:table-cell>
          <table:table-cell table:formula="of:=[$vv13.E55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[$vv13.C556]*1000+[$vv13.D556]" office:value-type="float" office:value="18542" calcext:value-type="float">
            <text:p>18542</text:p>
          </table:table-cell>
          <table:table-cell office:value-type="float" office:value="596" calcext:value-type="float">
            <text:p>596</text:p>
          </table:table-cell>
          <table:table-cell table:formula="of:=[$vv13.E55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formula="of:=[$vv13.C557]*1000+[$vv13.D557]" office:value-type="float" office:value="18537" calcext:value-type="float">
            <text:p>18537</text:p>
          </table:table-cell>
          <table:table-cell office:value-type="float" office:value="596" calcext:value-type="float">
            <text:p>596</text:p>
          </table:table-cell>
          <table:table-cell table:formula="of:=[$vv13.E55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[$vv13.C558]*1000+[$vv13.D558]" office:value-type="float" office:value="18533" calcext:value-type="float">
            <text:p>18533</text:p>
          </table:table-cell>
          <table:table-cell office:value-type="float" office:value="596" calcext:value-type="float">
            <text:p>596</text:p>
          </table:table-cell>
          <table:table-cell table:formula="of:=[$vv13.E55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formula="of:=[$vv13.C559]*1000+[$vv13.D559]" office:value-type="float" office:value="18529" calcext:value-type="float">
            <text:p>18529</text:p>
          </table:table-cell>
          <table:table-cell office:value-type="float" office:value="596" calcext:value-type="float">
            <text:p>596</text:p>
          </table:table-cell>
          <table:table-cell table:formula="of:=[$vv13.E55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[$vv13.C560]*1000+[$vv13.D560]" office:value-type="float" office:value="18525" calcext:value-type="float">
            <text:p>18525</text:p>
          </table:table-cell>
          <table:table-cell office:value-type="float" office:value="596" calcext:value-type="float">
            <text:p>596</text:p>
          </table:table-cell>
          <table:table-cell table:formula="of:=[$vv13.E56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[$vv13.C561]*1000+[$vv13.D561]" office:value-type="float" office:value="18521" calcext:value-type="float">
            <text:p>18521</text:p>
          </table:table-cell>
          <table:table-cell office:value-type="float" office:value="597" calcext:value-type="float">
            <text:p>597</text:p>
          </table:table-cell>
          <table:table-cell table:formula="of:=[$vv13.E56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$vv13.C562]*1000+[$vv13.D562]" office:value-type="float" office:value="18512" calcext:value-type="float">
            <text:p>18512</text:p>
          </table:table-cell>
          <table:table-cell office:value-type="float" office:value="597" calcext:value-type="float">
            <text:p>597</text:p>
          </table:table-cell>
          <table:table-cell table:formula="of:=[$vv13.E56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formula="of:=[$vv13.C563]*1000+[$vv13.D563]" office:value-type="float" office:value="18508" calcext:value-type="float">
            <text:p>18508</text:p>
          </table:table-cell>
          <table:table-cell office:value-type="float" office:value="597" calcext:value-type="float">
            <text:p>597</text:p>
          </table:table-cell>
          <table:table-cell table:formula="of:=[$vv13.E56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formula="of:=[$vv13.C564]*1000+[$vv13.D564]" office:value-type="float" office:value="18504" calcext:value-type="float">
            <text:p>18504</text:p>
          </table:table-cell>
          <table:table-cell office:value-type="float" office:value="597" calcext:value-type="float">
            <text:p>597</text:p>
          </table:table-cell>
          <table:table-cell table:formula="of:=[$vv13.E56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[$vv13.C565]*1000+[$vv13.D565]" office:value-type="float" office:value="18495" calcext:value-type="float">
            <text:p>18495</text:p>
          </table:table-cell>
          <table:table-cell office:value-type="float" office:value="597" calcext:value-type="float">
            <text:p>597</text:p>
          </table:table-cell>
          <table:table-cell table:formula="of:=[$vv13.E56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[$vv13.C566]*1000+[$vv13.D566]" office:value-type="float" office:value="18491" calcext:value-type="float">
            <text:p>18491</text:p>
          </table:table-cell>
          <table:table-cell office:value-type="float" office:value="598" calcext:value-type="float">
            <text:p>598</text:p>
          </table:table-cell>
          <table:table-cell table:formula="of:=[$vv13.E56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formula="of:=[$vv13.C567]*1000+[$vv13.D567]" office:value-type="float" office:value="18487" calcext:value-type="float">
            <text:p>18487</text:p>
          </table:table-cell>
          <table:table-cell office:value-type="float" office:value="598" calcext:value-type="float">
            <text:p>598</text:p>
          </table:table-cell>
          <table:table-cell table:formula="of:=[$vv13.E56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[$vv13.C568]*1000+[$vv13.D568]" office:value-type="float" office:value="18482" calcext:value-type="float">
            <text:p>18482</text:p>
          </table:table-cell>
          <table:table-cell office:value-type="float" office:value="598" calcext:value-type="float">
            <text:p>598</text:p>
          </table:table-cell>
          <table:table-cell table:formula="of:=[$vv13.E56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[$vv13.C569]*1000+[$vv13.D569]" office:value-type="float" office:value="18478" calcext:value-type="float">
            <text:p>18478</text:p>
          </table:table-cell>
          <table:table-cell office:value-type="float" office:value="598" calcext:value-type="float">
            <text:p>598</text:p>
          </table:table-cell>
          <table:table-cell table:formula="of:=[$vv13.E56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formula="of:=[$vv13.C570]*1000+[$vv13.D570]" office:value-type="float" office:value="18474" calcext:value-type="float">
            <text:p>18474</text:p>
          </table:table-cell>
          <table:table-cell office:value-type="float" office:value="598" calcext:value-type="float">
            <text:p>598</text:p>
          </table:table-cell>
          <table:table-cell table:formula="of:=[$vv13.E57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[$vv13.C571]*1000+[$vv13.D571]" office:value-type="float" office:value="18469" calcext:value-type="float">
            <text:p>18469</text:p>
          </table:table-cell>
          <table:table-cell office:value-type="float" office:value="598" calcext:value-type="float">
            <text:p>598</text:p>
          </table:table-cell>
          <table:table-cell table:formula="of:=[$vv13.E57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formula="of:=[$vv13.C572]*1000+[$vv13.D572]" office:value-type="float" office:value="18465" calcext:value-type="float">
            <text:p>18465</text:p>
          </table:table-cell>
          <table:table-cell office:value-type="float" office:value="598" calcext:value-type="float">
            <text:p>598</text:p>
          </table:table-cell>
          <table:table-cell table:formula="of:=[$vv13.E57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$vv13.C573]*1000+[$vv13.D573]" office:value-type="float" office:value="18460" calcext:value-type="float">
            <text:p>18460</text:p>
          </table:table-cell>
          <table:table-cell office:value-type="float" office:value="598" calcext:value-type="float">
            <text:p>598</text:p>
          </table:table-cell>
          <table:table-cell table:formula="of:=[$vv13.E573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formula="of:=[$vv13.C574]*1000+[$vv13.D574]" office:value-type="float" office:value="18456" calcext:value-type="float">
            <text:p>18456</text:p>
          </table:table-cell>
          <table:table-cell office:value-type="float" office:value="599" calcext:value-type="float">
            <text:p>599</text:p>
          </table:table-cell>
          <table:table-cell table:formula="of:=[$vv13.E574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[$vv13.C575]*1000+[$vv13.D575]" office:value-type="float" office:value="18451" calcext:value-type="float">
            <text:p>18451</text:p>
          </table:table-cell>
          <table:table-cell office:value-type="float" office:value="599" calcext:value-type="float">
            <text:p>599</text:p>
          </table:table-cell>
          <table:table-cell table:formula="of:=[$vv13.E57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[$vv13.C576]*1000+[$vv13.D576]" office:value-type="float" office:value="18447" calcext:value-type="float">
            <text:p>18447</text:p>
          </table:table-cell>
          <table:table-cell office:value-type="float" office:value="599" calcext:value-type="float">
            <text:p>599</text:p>
          </table:table-cell>
          <table:table-cell table:formula="of:=[$vv13.E576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formula="of:=[$vv13.C577]*1000+[$vv13.D577]" office:value-type="float" office:value="18442" calcext:value-type="float">
            <text:p>18442</text:p>
          </table:table-cell>
          <table:table-cell office:value-type="float" office:value="599" calcext:value-type="float">
            <text:p>599</text:p>
          </table:table-cell>
          <table:table-cell table:formula="of:=[$vv13.E57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$vv13.C578]*1000+[$vv13.D578]" office:value-type="float" office:value="18438" calcext:value-type="float">
            <text:p>18438</text:p>
          </table:table-cell>
          <table:table-cell office:value-type="float" office:value="599" calcext:value-type="float">
            <text:p>599</text:p>
          </table:table-cell>
          <table:table-cell table:formula="of:=[$vv13.E578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formula="of:=[$vv13.C579]*1000+[$vv13.D579]" office:value-type="float" office:value="18433" calcext:value-type="float">
            <text:p>18433</text:p>
          </table:table-cell>
          <table:table-cell office:value-type="float" office:value="599" calcext:value-type="float">
            <text:p>599</text:p>
          </table:table-cell>
          <table:table-cell table:formula="of:=[$vv13.E57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formula="of:=[$vv13.C580]*1000+[$vv13.D580]" office:value-type="float" office:value="18429" calcext:value-type="float">
            <text:p>18429</text:p>
          </table:table-cell>
          <table:table-cell office:value-type="float" office:value="599" calcext:value-type="float">
            <text:p>599</text:p>
          </table:table-cell>
          <table:table-cell table:formula="of:=[$vv13.E58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$vv13.C581]*1000+[$vv13.D581]" office:value-type="float" office:value="18424" calcext:value-type="float">
            <text:p>18424</text:p>
          </table:table-cell>
          <table:table-cell office:value-type="float" office:value="600" calcext:value-type="float">
            <text:p>600</text:p>
          </table:table-cell>
          <table:table-cell table:formula="of:=[$vv13.E58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formula="of:=[$vv13.C582]*1000+[$vv13.D582]" office:value-type="float" office:value="18420" calcext:value-type="float">
            <text:p>18420</text:p>
          </table:table-cell>
          <table:table-cell office:value-type="float" office:value="600" calcext:value-type="float">
            <text:p>600</text:p>
          </table:table-cell>
          <table:table-cell table:formula="of:=[$vv13.E58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[$vv13.C583]*1000+[$vv13.D583]" office:value-type="float" office:value="18415" calcext:value-type="float">
            <text:p>18415</text:p>
          </table:table-cell>
          <table:table-cell office:value-type="float" office:value="600" calcext:value-type="float">
            <text:p>600</text:p>
          </table:table-cell>
          <table:table-cell table:formula="of:=[$vv13.E583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[$vv13.C584]*1000+[$vv13.D584]" office:value-type="float" office:value="18410" calcext:value-type="float">
            <text:p>18410</text:p>
          </table:table-cell>
          <table:table-cell office:value-type="float" office:value="600" calcext:value-type="float">
            <text:p>600</text:p>
          </table:table-cell>
          <table:table-cell table:formula="of:=[$vv13.E584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formula="of:=[$vv13.C585]*1000+[$vv13.D585]" office:value-type="float" office:value="18406" calcext:value-type="float">
            <text:p>18406</text:p>
          </table:table-cell>
          <table:table-cell office:value-type="float" office:value="600" calcext:value-type="float">
            <text:p>600</text:p>
          </table:table-cell>
          <table:table-cell table:formula="of:=[$vv13.E58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formula="of:=[$vv13.C586]*1000+[$vv13.D586]" office:value-type="float" office:value="18401" calcext:value-type="float">
            <text:p>18401</text:p>
          </table:table-cell>
          <table:table-cell office:value-type="float" office:value="600" calcext:value-type="float">
            <text:p>600</text:p>
          </table:table-cell>
          <table:table-cell table:formula="of:=[$vv13.E586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$vv13.C587]*1000+[$vv13.D587]" office:value-type="float" office:value="18396" calcext:value-type="float">
            <text:p>18396</text:p>
          </table:table-cell>
          <table:table-cell office:value-type="float" office:value="600" calcext:value-type="float">
            <text:p>600</text:p>
          </table:table-cell>
          <table:table-cell table:formula="of:=[$vv13.E58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[$vv13.C588]*1000+[$vv13.D588]" office:value-type="float" office:value="18392" calcext:value-type="float">
            <text:p>18392</text:p>
          </table:table-cell>
          <table:table-cell office:value-type="float" office:value="600" calcext:value-type="float">
            <text:p>600</text:p>
          </table:table-cell>
          <table:table-cell table:formula="of:=[$vv13.E588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formula="of:=[$vv13.C589]*1000+[$vv13.D589]" office:value-type="float" office:value="18387" calcext:value-type="float">
            <text:p>18387</text:p>
          </table:table-cell>
          <table:table-cell office:value-type="float" office:value="601" calcext:value-type="float">
            <text:p>601</text:p>
          </table:table-cell>
          <table:table-cell table:formula="of:=[$vv13.E58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[$vv13.C590]*1000+[$vv13.D590]" office:value-type="float" office:value="18382" calcext:value-type="float">
            <text:p>18382</text:p>
          </table:table-cell>
          <table:table-cell office:value-type="float" office:value="601" calcext:value-type="float">
            <text:p>601</text:p>
          </table:table-cell>
          <table:table-cell table:formula="of:=[$vv13.E59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$vv13.C591]*1000+[$vv13.D591]" office:value-type="float" office:value="18377" calcext:value-type="float">
            <text:p>18377</text:p>
          </table:table-cell>
          <table:table-cell office:value-type="float" office:value="601" calcext:value-type="float">
            <text:p>601</text:p>
          </table:table-cell>
          <table:table-cell table:formula="of:=[$vv13.E59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formula="of:=[$vv13.C592]*1000+[$vv13.D592]" office:value-type="float" office:value="18373" calcext:value-type="float">
            <text:p>18373</text:p>
          </table:table-cell>
          <table:table-cell office:value-type="float" office:value="601" calcext:value-type="float">
            <text:p>601</text:p>
          </table:table-cell>
          <table:table-cell table:formula="of:=[$vv13.E59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[$vv13.C593]*1000+[$vv13.D593]" office:value-type="float" office:value="18368" calcext:value-type="float">
            <text:p>18368</text:p>
          </table:table-cell>
          <table:table-cell office:value-type="float" office:value="601" calcext:value-type="float">
            <text:p>601</text:p>
          </table:table-cell>
          <table:table-cell table:formula="of:=[$vv13.E593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formula="of:=[$vv13.C594]*1000+[$vv13.D594]" office:value-type="float" office:value="18363" calcext:value-type="float">
            <text:p>18363</text:p>
          </table:table-cell>
          <table:table-cell office:value-type="float" office:value="601" calcext:value-type="float">
            <text:p>601</text:p>
          </table:table-cell>
          <table:table-cell table:formula="of:=[$vv13.E594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formula="of:=[$vv13.C595]*1000+[$vv13.D595]" office:value-type="float" office:value="18358" calcext:value-type="float">
            <text:p>18358</text:p>
          </table:table-cell>
          <table:table-cell office:value-type="float" office:value="601" calcext:value-type="float">
            <text:p>601</text:p>
          </table:table-cell>
          <table:table-cell table:formula="of:=[$vv13.E59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formula="of:=[$vv13.C596]*1000+[$vv13.D596]" office:value-type="float" office:value="18354" calcext:value-type="float">
            <text:p>18354</text:p>
          </table:table-cell>
          <table:table-cell office:value-type="float" office:value="601" calcext:value-type="float">
            <text:p>601</text:p>
          </table:table-cell>
          <table:table-cell table:formula="of:=[$vv13.E596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formula="of:=[$vv13.C597]*1000+[$vv13.D597]" office:value-type="float" office:value="18349" calcext:value-type="float">
            <text:p>18349</text:p>
          </table:table-cell>
          <table:table-cell office:value-type="float" office:value="602" calcext:value-type="float">
            <text:p>602</text:p>
          </table:table-cell>
          <table:table-cell table:formula="of:=[$vv13.E59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$vv13.C598]*1000+[$vv13.D598]" office:value-type="float" office:value="18344" calcext:value-type="float">
            <text:p>18344</text:p>
          </table:table-cell>
          <table:table-cell office:value-type="float" office:value="602" calcext:value-type="float">
            <text:p>602</text:p>
          </table:table-cell>
          <table:table-cell table:formula="of:=[$vv13.E598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[$vv13.C599]*1000+[$vv13.D599]" office:value-type="float" office:value="18339" calcext:value-type="float">
            <text:p>18339</text:p>
          </table:table-cell>
          <table:table-cell office:value-type="float" office:value="602" calcext:value-type="float">
            <text:p>602</text:p>
          </table:table-cell>
          <table:table-cell table:formula="of:=[$vv13.E59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$vv13.C600]*1000+[$vv13.D600]" office:value-type="float" office:value="18334" calcext:value-type="float">
            <text:p>18334</text:p>
          </table:table-cell>
          <table:table-cell office:value-type="float" office:value="602" calcext:value-type="float">
            <text:p>602</text:p>
          </table:table-cell>
          <table:table-cell table:formula="of:=[$vv13.E60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[$vv13.C601]*1000+[$vv13.D601]" office:value-type="float" office:value="18329" calcext:value-type="float">
            <text:p>18329</text:p>
          </table:table-cell>
          <table:table-cell office:value-type="float" office:value="602" calcext:value-type="float">
            <text:p>602</text:p>
          </table:table-cell>
          <table:table-cell table:formula="of:=[$vv13.E60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formula="of:=[$vv13.C602]*1000+[$vv13.D602]" office:value-type="float" office:value="18325" calcext:value-type="float">
            <text:p>18325</text:p>
          </table:table-cell>
          <table:table-cell office:value-type="float" office:value="602" calcext:value-type="float">
            <text:p>602</text:p>
          </table:table-cell>
          <table:table-cell table:formula="of:=[$vv13.E60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[$vv13.C603]*1000+[$vv13.D603]" office:value-type="float" office:value="18320" calcext:value-type="float">
            <text:p>18320</text:p>
          </table:table-cell>
          <table:table-cell office:value-type="float" office:value="602" calcext:value-type="float">
            <text:p>602</text:p>
          </table:table-cell>
          <table:table-cell table:formula="of:=[$vv13.E603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[$vv13.C604]*1000+[$vv13.D604]" office:value-type="float" office:value="18310" calcext:value-type="float">
            <text:p>18310</text:p>
          </table:table-cell>
          <table:table-cell office:value-type="float" office:value="603" calcext:value-type="float">
            <text:p>603</text:p>
          </table:table-cell>
          <table:table-cell table:formula="of:=[$vv13.E604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[$vv13.C605]*1000+[$vv13.D605]" office:value-type="float" office:value="18305" calcext:value-type="float">
            <text:p>18305</text:p>
          </table:table-cell>
          <table:table-cell office:value-type="float" office:value="603" calcext:value-type="float">
            <text:p>603</text:p>
          </table:table-cell>
          <table:table-cell table:formula="of:=[$vv13.E605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$vv13.C606]*1000+[$vv13.D606]" office:value-type="float" office:value="18300" calcext:value-type="float">
            <text:p>18300</text:p>
          </table:table-cell>
          <table:table-cell office:value-type="float" office:value="603" calcext:value-type="float">
            <text:p>603</text:p>
          </table:table-cell>
          <table:table-cell table:formula="of:=[$vv13.E606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formula="of:=[$vv13.C607]*1000+[$vv13.D607]" office:value-type="float" office:value="18295" calcext:value-type="float">
            <text:p>18295</text:p>
          </table:table-cell>
          <table:table-cell office:value-type="float" office:value="603" calcext:value-type="float">
            <text:p>603</text:p>
          </table:table-cell>
          <table:table-cell table:formula="of:=[$vv13.E607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formula="of:=[$vv13.C608]*1000+[$vv13.D608]" office:value-type="float" office:value="18290" calcext:value-type="float">
            <text:p>18290</text:p>
          </table:table-cell>
          <table:table-cell office:value-type="float" office:value="603" calcext:value-type="float">
            <text:p>603</text:p>
          </table:table-cell>
          <table:table-cell table:formula="of:=[$vv13.E608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formula="of:=[$vv13.C609]*1000+[$vv13.D609]" office:value-type="float" office:value="18285" calcext:value-type="float">
            <text:p>18285</text:p>
          </table:table-cell>
          <table:table-cell office:value-type="float" office:value="603" calcext:value-type="float">
            <text:p>603</text:p>
          </table:table-cell>
          <table:table-cell table:formula="of:=[$vv13.E609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[$vv13.C610]*1000+[$vv13.D610]" office:value-type="float" office:value="18280" calcext:value-type="float">
            <text:p>18280</text:p>
          </table:table-cell>
          <table:table-cell office:value-type="float" office:value="603" calcext:value-type="float">
            <text:p>603</text:p>
          </table:table-cell>
          <table:table-cell table:formula="of:=[$vv13.E610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formula="of:=[$vv13.C611]*1000+[$vv13.D611]" office:value-type="float" office:value="18275" calcext:value-type="float">
            <text:p>18275</text:p>
          </table:table-cell>
          <table:table-cell office:value-type="float" office:value="603" calcext:value-type="float">
            <text:p>603</text:p>
          </table:table-cell>
          <table:table-cell table:formula="of:=[$vv13.E611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[$vv13.C612]*1000+[$vv13.D612]" office:value-type="float" office:value="18270" calcext:value-type="float">
            <text:p>18270</text:p>
          </table:table-cell>
          <table:table-cell office:value-type="float" office:value="604" calcext:value-type="float">
            <text:p>604</text:p>
          </table:table-cell>
          <table:table-cell table:formula="of:=[$vv13.E612]*1000" office:value-type="float" office:value="7570" calcext:value-type="float">
            <text:p>757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[$vv13.C613]*1000+[$vv13.D613]" office:value-type="float" office:value="18265" calcext:value-type="float">
            <text:p>18265</text:p>
          </table:table-cell>
          <table:table-cell office:value-type="float" office:value="604" calcext:value-type="float">
            <text:p>604</text:p>
          </table:table-cell>
          <table:table-cell table:formula="of:=[$vv13.E61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formula="of:=[$vv13.C614]*1000+[$vv13.D614]" office:value-type="float" office:value="18260" calcext:value-type="float">
            <text:p>18260</text:p>
          </table:table-cell>
          <table:table-cell office:value-type="float" office:value="604" calcext:value-type="float">
            <text:p>604</text:p>
          </table:table-cell>
          <table:table-cell table:formula="of:=[$vv13.E61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[$vv13.C615]*1000+[$vv13.D615]" office:value-type="float" office:value="18255" calcext:value-type="float">
            <text:p>18255</text:p>
          </table:table-cell>
          <table:table-cell office:value-type="float" office:value="604" calcext:value-type="float">
            <text:p>604</text:p>
          </table:table-cell>
          <table:table-cell table:formula="of:=[$vv13.E615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$vv13.C616]*1000+[$vv13.D616]" office:value-type="float" office:value="18250" calcext:value-type="float">
            <text:p>18250</text:p>
          </table:table-cell>
          <table:table-cell office:value-type="float" office:value="604" calcext:value-type="float">
            <text:p>604</text:p>
          </table:table-cell>
          <table:table-cell table:formula="of:=[$vv13.E616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formula="of:=[$vv13.C617]*1000+[$vv13.D617]" office:value-type="float" office:value="18245" calcext:value-type="float">
            <text:p>18245</text:p>
          </table:table-cell>
          <table:table-cell office:value-type="float" office:value="604" calcext:value-type="float">
            <text:p>604</text:p>
          </table:table-cell>
          <table:table-cell table:formula="of:=[$vv13.E617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$vv13.C618]*1000+[$vv13.D618]" office:value-type="float" office:value="18239" calcext:value-type="float">
            <text:p>18239</text:p>
          </table:table-cell>
          <table:table-cell office:value-type="float" office:value="604" calcext:value-type="float">
            <text:p>604</text:p>
          </table:table-cell>
          <table:table-cell table:formula="of:=[$vv13.E618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formula="of:=[$vv13.C619]*1000+[$vv13.D619]" office:value-type="float" office:value="18234" calcext:value-type="float">
            <text:p>18234</text:p>
          </table:table-cell>
          <table:table-cell office:value-type="float" office:value="604" calcext:value-type="float">
            <text:p>604</text:p>
          </table:table-cell>
          <table:table-cell table:formula="of:=[$vv13.E619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[$vv13.C620]*1000+[$vv13.D620]" office:value-type="float" office:value="18229" calcext:value-type="float">
            <text:p>18229</text:p>
          </table:table-cell>
          <table:table-cell office:value-type="float" office:value="605" calcext:value-type="float">
            <text:p>605</text:p>
          </table:table-cell>
          <table:table-cell table:formula="of:=[$vv13.E620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$vv13.C621]*1000+[$vv13.D621]" office:value-type="float" office:value="18224" calcext:value-type="float">
            <text:p>18224</text:p>
          </table:table-cell>
          <table:table-cell office:value-type="float" office:value="605" calcext:value-type="float">
            <text:p>605</text:p>
          </table:table-cell>
          <table:table-cell table:formula="of:=[$vv13.E621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formula="of:=[$vv13.C622]*1000+[$vv13.D622]" office:value-type="float" office:value="18219" calcext:value-type="float">
            <text:p>18219</text:p>
          </table:table-cell>
          <table:table-cell office:value-type="float" office:value="605" calcext:value-type="float">
            <text:p>605</text:p>
          </table:table-cell>
          <table:table-cell table:formula="of:=[$vv13.E622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formula="of:=[$vv13.C623]*1000+[$vv13.D623]" office:value-type="float" office:value="18209" calcext:value-type="float">
            <text:p>18209</text:p>
          </table:table-cell>
          <table:table-cell office:value-type="float" office:value="605" calcext:value-type="float">
            <text:p>605</text:p>
          </table:table-cell>
          <table:table-cell table:formula="of:=[$vv13.E623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formula="of:=[$vv13.C624]*1000+[$vv13.D624]" office:value-type="float" office:value="18203" calcext:value-type="float">
            <text:p>18203</text:p>
          </table:table-cell>
          <table:table-cell office:value-type="float" office:value="605" calcext:value-type="float">
            <text:p>605</text:p>
          </table:table-cell>
          <table:table-cell table:formula="of:=[$vv13.E624]*1000"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formula="of:=[$vv13.C625]*1000+[$vv13.D625]" office:value-type="float" office:value="18198" calcext:value-type="float">
            <text:p>18198</text:p>
          </table:table-cell>
          <table:table-cell office:value-type="float" office:value="605" calcext:value-type="float">
            <text:p>605</text:p>
          </table:table-cell>
          <table:table-cell table:formula="of:=[$vv13.E62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[$vv13.C626]*1000+[$vv13.D626]" office:value-type="float" office:value="18193" calcext:value-type="float">
            <text:p>18193</text:p>
          </table:table-cell>
          <table:table-cell office:value-type="float" office:value="605" calcext:value-type="float">
            <text:p>605</text:p>
          </table:table-cell>
          <table:table-cell table:formula="of:=[$vv13.E62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formula="of:=[$vv13.C627]*1000+[$vv13.D627]" office:value-type="float" office:value="18188" calcext:value-type="float">
            <text:p>18188</text:p>
          </table:table-cell>
          <table:table-cell office:value-type="float" office:value="605" calcext:value-type="float">
            <text:p>605</text:p>
          </table:table-cell>
          <table:table-cell table:formula="of:=[$vv13.E627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formula="of:=[$vv13.C628]*1000+[$vv13.D628]" office:value-type="float" office:value="18183" calcext:value-type="float">
            <text:p>18183</text:p>
          </table:table-cell>
          <table:table-cell office:value-type="float" office:value="606" calcext:value-type="float">
            <text:p>606</text:p>
          </table:table-cell>
          <table:table-cell table:formula="of:=[$vv13.E628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[$vv13.C629]*1000+[$vv13.D629]" office:value-type="float" office:value="18177" calcext:value-type="float">
            <text:p>18177</text:p>
          </table:table-cell>
          <table:table-cell office:value-type="float" office:value="606" calcext:value-type="float">
            <text:p>606</text:p>
          </table:table-cell>
          <table:table-cell table:formula="of:=[$vv13.E629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[$vv13.C630]*1000+[$vv13.D630]" office:value-type="float" office:value="18172" calcext:value-type="float">
            <text:p>18172</text:p>
          </table:table-cell>
          <table:table-cell office:value-type="float" office:value="606" calcext:value-type="float">
            <text:p>606</text:p>
          </table:table-cell>
          <table:table-cell table:formula="of:=[$vv13.E630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[$vv13.C631]*1000+[$vv13.D631]" office:value-type="float" office:value="18167" calcext:value-type="float">
            <text:p>18167</text:p>
          </table:table-cell>
          <table:table-cell office:value-type="float" office:value="606" calcext:value-type="float">
            <text:p>606</text:p>
          </table:table-cell>
          <table:table-cell table:formula="of:=[$vv13.E631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formula="of:=[$vv13.C632]*1000+[$vv13.D632]" office:value-type="float" office:value="18162" calcext:value-type="float">
            <text:p>18162</text:p>
          </table:table-cell>
          <table:table-cell office:value-type="float" office:value="606" calcext:value-type="float">
            <text:p>606</text:p>
          </table:table-cell>
          <table:table-cell table:formula="of:=[$vv13.E632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formula="of:=[$vv13.C633]*1000+[$vv13.D633]" office:value-type="float" office:value="18156" calcext:value-type="float">
            <text:p>18156</text:p>
          </table:table-cell>
          <table:table-cell office:value-type="float" office:value="606" calcext:value-type="float">
            <text:p>606</text:p>
          </table:table-cell>
          <table:table-cell table:formula="of:=[$vv13.E633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[$vv13.C634]*1000+[$vv13.D634]" office:value-type="float" office:value="18151" calcext:value-type="float">
            <text:p>18151</text:p>
          </table:table-cell>
          <table:table-cell office:value-type="float" office:value="606" calcext:value-type="float">
            <text:p>606</text:p>
          </table:table-cell>
          <table:table-cell table:formula="of:=[$vv13.E634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formula="of:=[$vv13.C635]*1000+[$vv13.D635]" office:value-type="float" office:value="18146" calcext:value-type="float">
            <text:p>18146</text:p>
          </table:table-cell>
          <table:table-cell office:value-type="float" office:value="606" calcext:value-type="float">
            <text:p>606</text:p>
          </table:table-cell>
          <table:table-cell table:formula="of:=[$vv13.E635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formula="of:=[$vv13.C636]*1000+[$vv13.D636]" office:value-type="float" office:value="18140" calcext:value-type="float">
            <text:p>18140</text:p>
          </table:table-cell>
          <table:table-cell office:value-type="float" office:value="606" calcext:value-type="float">
            <text:p>606</text:p>
          </table:table-cell>
          <table:table-cell table:formula="of:=[$vv13.E636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formula="of:=[$vv13.C637]*1000+[$vv13.D637]" office:value-type="float" office:value="18135" calcext:value-type="float">
            <text:p>18135</text:p>
          </table:table-cell>
          <table:table-cell office:value-type="float" office:value="606" calcext:value-type="float">
            <text:p>606</text:p>
          </table:table-cell>
          <table:table-cell table:formula="of:=[$vv13.E637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formula="of:=[$vv13.C638]*1000+[$vv13.D638]" office:value-type="float" office:value="18130" calcext:value-type="float">
            <text:p>18130</text:p>
          </table:table-cell>
          <table:table-cell office:value-type="float" office:value="606" calcext:value-type="float">
            <text:p>606</text:p>
          </table:table-cell>
          <table:table-cell table:formula="of:=[$vv13.E638]*1000" office:value-type="float" office:value="7590" calcext:value-type="float">
            <text:p>759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[$vv13.C639]*1000+[$vv13.D639]" office:value-type="float" office:value="18124" calcext:value-type="float">
            <text:p>18124</text:p>
          </table:table-cell>
          <table:table-cell office:value-type="float" office:value="607" calcext:value-type="float">
            <text:p>607</text:p>
          </table:table-cell>
          <table:table-cell table:formula="of:=[$vv13.E63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formula="of:=[$vv13.C640]*1000+[$vv13.D640]" office:value-type="float" office:value="18119" calcext:value-type="float">
            <text:p>18119</text:p>
          </table:table-cell>
          <table:table-cell office:value-type="float" office:value="607" calcext:value-type="float">
            <text:p>607</text:p>
          </table:table-cell>
          <table:table-cell table:formula="of:=[$vv13.E64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formula="of:=[$vv13.C641]*1000+[$vv13.D641]" office:value-type="float" office:value="18108" calcext:value-type="float">
            <text:p>18108</text:p>
          </table:table-cell>
          <table:table-cell office:value-type="float" office:value="607" calcext:value-type="float">
            <text:p>607</text:p>
          </table:table-cell>
          <table:table-cell table:formula="of:=[$vv13.E64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formula="of:=[$vv13.C642]*1000+[$vv13.D642]" office:value-type="float" office:value="18103" calcext:value-type="float">
            <text:p>18103</text:p>
          </table:table-cell>
          <table:table-cell office:value-type="float" office:value="607" calcext:value-type="float">
            <text:p>607</text:p>
          </table:table-cell>
          <table:table-cell table:formula="of:=[$vv13.E64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formula="of:=[$vv13.C643]*1000+[$vv13.D643]" office:value-type="float" office:value="18097" calcext:value-type="float">
            <text:p>18097</text:p>
          </table:table-cell>
          <table:table-cell office:value-type="float" office:value="607" calcext:value-type="float">
            <text:p>607</text:p>
          </table:table-cell>
          <table:table-cell table:formula="of:=[$vv13.E643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formula="of:=[$vv13.C644]*1000+[$vv13.D644]" office:value-type="float" office:value="18092" calcext:value-type="float">
            <text:p>18092</text:p>
          </table:table-cell>
          <table:table-cell office:value-type="float" office:value="607" calcext:value-type="float">
            <text:p>607</text:p>
          </table:table-cell>
          <table:table-cell table:formula="of:=[$vv13.E644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formula="of:=[$vv13.C645]*1000+[$vv13.D645]" office:value-type="float" office:value="18087" calcext:value-type="float">
            <text:p>18087</text:p>
          </table:table-cell>
          <table:table-cell office:value-type="float" office:value="607" calcext:value-type="float">
            <text:p>607</text:p>
          </table:table-cell>
          <table:table-cell table:formula="of:=[$vv13.E645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formula="of:=[$vv13.C646]*1000+[$vv13.D646]" office:value-type="float" office:value="18081" calcext:value-type="float">
            <text:p>18081</text:p>
          </table:table-cell>
          <table:table-cell office:value-type="float" office:value="607" calcext:value-type="float">
            <text:p>607</text:p>
          </table:table-cell>
          <table:table-cell table:formula="of:=[$vv13.E646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[$vv13.C647]*1000+[$vv13.D647]" office:value-type="float" office:value="18076" calcext:value-type="float">
            <text:p>18076</text:p>
          </table:table-cell>
          <table:table-cell office:value-type="float" office:value="607" calcext:value-type="float">
            <text:p>607</text:p>
          </table:table-cell>
          <table:table-cell table:formula="of:=[$vv13.E647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[$vv13.C648]*1000+[$vv13.D648]" office:value-type="float" office:value="18070" calcext:value-type="float">
            <text:p>18070</text:p>
          </table:table-cell>
          <table:table-cell office:value-type="float" office:value="607" calcext:value-type="float">
            <text:p>607</text:p>
          </table:table-cell>
          <table:table-cell table:formula="of:=[$vv13.E648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$vv13.C649]*1000+[$vv13.D649]" office:value-type="float" office:value="18065" calcext:value-type="float">
            <text:p>18065</text:p>
          </table:table-cell>
          <table:table-cell office:value-type="float" office:value="608" calcext:value-type="float">
            <text:p>608</text:p>
          </table:table-cell>
          <table:table-cell table:formula="of:=[$vv13.E649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formula="of:=[$vv13.C650]*1000+[$vv13.D650]" office:value-type="float" office:value="18059" calcext:value-type="float">
            <text:p>18059</text:p>
          </table:table-cell>
          <table:table-cell office:value-type="float" office:value="608" calcext:value-type="float">
            <text:p>608</text:p>
          </table:table-cell>
          <table:table-cell table:formula="of:=[$vv13.E650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formula="of:=[$vv13.C651]*1000+[$vv13.D651]" office:value-type="float" office:value="18054" calcext:value-type="float">
            <text:p>18054</text:p>
          </table:table-cell>
          <table:table-cell office:value-type="float" office:value="608" calcext:value-type="float">
            <text:p>608</text:p>
          </table:table-cell>
          <table:table-cell table:formula="of:=[$vv13.E651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formula="of:=[$vv13.C652]*1000+[$vv13.D652]" office:value-type="float" office:value="18048" calcext:value-type="float">
            <text:p>18048</text:p>
          </table:table-cell>
          <table:table-cell office:value-type="float" office:value="608" calcext:value-type="float">
            <text:p>608</text:p>
          </table:table-cell>
          <table:table-cell table:formula="of:=[$vv13.E652]*1000"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$vv13.C653]*1000+[$vv13.D653]" office:value-type="float" office:value="18043" calcext:value-type="float">
            <text:p>18043</text:p>
          </table:table-cell>
          <table:table-cell office:value-type="float" office:value="608" calcext:value-type="float">
            <text:p>608</text:p>
          </table:table-cell>
          <table:table-cell table:formula="of:=[$vv13.E65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formula="of:=[$vv13.C654]*1000+[$vv13.D654]" office:value-type="float" office:value="18037" calcext:value-type="float">
            <text:p>18037</text:p>
          </table:table-cell>
          <table:table-cell office:value-type="float" office:value="608" calcext:value-type="float">
            <text:p>608</text:p>
          </table:table-cell>
          <table:table-cell table:formula="of:=[$vv13.E65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[$vv13.C655]*1000+[$vv13.D655]" office:value-type="float" office:value="18032" calcext:value-type="float">
            <text:p>18032</text:p>
          </table:table-cell>
          <table:table-cell office:value-type="float" office:value="608" calcext:value-type="float">
            <text:p>608</text:p>
          </table:table-cell>
          <table:table-cell table:formula="of:=[$vv13.E65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[$vv13.C656]*1000+[$vv13.D656]" office:value-type="float" office:value="18026" calcext:value-type="float">
            <text:p>18026</text:p>
          </table:table-cell>
          <table:table-cell office:value-type="float" office:value="608" calcext:value-type="float">
            <text:p>608</text:p>
          </table:table-cell>
          <table:table-cell table:formula="of:=[$vv13.E65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formula="of:=[$vv13.C657]*1000+[$vv13.D657]" office:value-type="float" office:value="18021" calcext:value-type="float">
            <text:p>18021</text:p>
          </table:table-cell>
          <table:table-cell office:value-type="float" office:value="608" calcext:value-type="float">
            <text:p>608</text:p>
          </table:table-cell>
          <table:table-cell table:formula="of:=[$vv13.E657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[$vv13.C658]*1000+[$vv13.D658]" office:value-type="float" office:value="18004" calcext:value-type="float">
            <text:p>18004</text:p>
          </table:table-cell>
          <table:table-cell office:value-type="float" office:value="608" calcext:value-type="float">
            <text:p>608</text:p>
          </table:table-cell>
          <table:table-cell table:formula="of:=[$vv13.E658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formula="of:=[$vv13.C659]*1000+[$vv13.D659]" office:value-type="float" office:value="17999" calcext:value-type="float">
            <text:p>17999</text:p>
          </table:table-cell>
          <table:table-cell office:value-type="float" office:value="608" calcext:value-type="float">
            <text:p>608</text:p>
          </table:table-cell>
          <table:table-cell table:formula="of:=[$vv13.E659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[$vv13.C660]*1000+[$vv13.D660]" office:value-type="float" office:value="17993" calcext:value-type="float">
            <text:p>17993</text:p>
          </table:table-cell>
          <table:table-cell office:value-type="float" office:value="608" calcext:value-type="float">
            <text:p>608</text:p>
          </table:table-cell>
          <table:table-cell table:formula="of:=[$vv13.E660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formula="of:=[$vv13.C661]*1000+[$vv13.D661]" office:value-type="float" office:value="17987" calcext:value-type="float">
            <text:p>17987</text:p>
          </table:table-cell>
          <table:table-cell office:value-type="float" office:value="609" calcext:value-type="float">
            <text:p>609</text:p>
          </table:table-cell>
          <table:table-cell table:formula="of:=[$vv13.E661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formula="of:=[$vv13.C662]*1000+[$vv13.D662]" office:value-type="float" office:value="17982" calcext:value-type="float">
            <text:p>17982</text:p>
          </table:table-cell>
          <table:table-cell office:value-type="float" office:value="609" calcext:value-type="float">
            <text:p>609</text:p>
          </table:table-cell>
          <table:table-cell table:formula="of:=[$vv13.E662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formula="of:=[$vv13.C663]*1000+[$vv13.D663]" office:value-type="float" office:value="17976" calcext:value-type="float">
            <text:p>17976</text:p>
          </table:table-cell>
          <table:table-cell office:value-type="float" office:value="609" calcext:value-type="float">
            <text:p>609</text:p>
          </table:table-cell>
          <table:table-cell table:formula="of:=[$vv13.E663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formula="of:=[$vv13.C664]*1000+[$vv13.D664]" office:value-type="float" office:value="17971" calcext:value-type="float">
            <text:p>17971</text:p>
          </table:table-cell>
          <table:table-cell office:value-type="float" office:value="609" calcext:value-type="float">
            <text:p>609</text:p>
          </table:table-cell>
          <table:table-cell table:formula="of:=[$vv13.E664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$vv13.C665]*1000+[$vv13.D665]" office:value-type="float" office:value="17965" calcext:value-type="float">
            <text:p>17965</text:p>
          </table:table-cell>
          <table:table-cell office:value-type="float" office:value="609" calcext:value-type="float">
            <text:p>609</text:p>
          </table:table-cell>
          <table:table-cell table:formula="of:=[$vv13.E665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formula="of:=[$vv13.C666]*1000+[$vv13.D666]" office:value-type="float" office:value="17959" calcext:value-type="float">
            <text:p>17959</text:p>
          </table:table-cell>
          <table:table-cell office:value-type="float" office:value="609" calcext:value-type="float">
            <text:p>609</text:p>
          </table:table-cell>
          <table:table-cell table:formula="of:=[$vv13.E666]*1000" office:value-type="float" office:value="7610" calcext:value-type="float">
            <text:p>761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formula="of:=[$vv13.C667]*1000+[$vv13.D667]" office:value-type="float" office:value="17954" calcext:value-type="float">
            <text:p>17954</text:p>
          </table:table-cell>
          <table:table-cell office:value-type="float" office:value="609" calcext:value-type="float">
            <text:p>609</text:p>
          </table:table-cell>
          <table:table-cell table:formula="of:=[$vv13.E667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[$vv13.C668]*1000+[$vv13.D668]" office:value-type="float" office:value="17948" calcext:value-type="float">
            <text:p>17948</text:p>
          </table:table-cell>
          <table:table-cell office:value-type="float" office:value="609" calcext:value-type="float">
            <text:p>609</text:p>
          </table:table-cell>
          <table:table-cell table:formula="of:=[$vv13.E668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formula="of:=[$vv13.C669]*1000+[$vv13.D669]" office:value-type="float" office:value="17943" calcext:value-type="float">
            <text:p>17943</text:p>
          </table:table-cell>
          <table:table-cell office:value-type="float" office:value="609" calcext:value-type="float">
            <text:p>609</text:p>
          </table:table-cell>
          <table:table-cell table:formula="of:=[$vv13.E669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[$vv13.C670]*1000+[$vv13.D670]" office:value-type="float" office:value="17937" calcext:value-type="float">
            <text:p>17937</text:p>
          </table:table-cell>
          <table:table-cell office:value-type="float" office:value="609" calcext:value-type="float">
            <text:p>609</text:p>
          </table:table-cell>
          <table:table-cell table:formula="of:=[$vv13.E670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[$vv13.C671]*1000+[$vv13.D671]" office:value-type="float" office:value="17931" calcext:value-type="float">
            <text:p>17931</text:p>
          </table:table-cell>
          <table:table-cell office:value-type="float" office:value="609" calcext:value-type="float">
            <text:p>609</text:p>
          </table:table-cell>
          <table:table-cell table:formula="of:=[$vv13.E671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formula="of:=[$vv13.C672]*1000+[$vv13.D672]" office:value-type="float" office:value="17926" calcext:value-type="float">
            <text:p>17926</text:p>
          </table:table-cell>
          <table:table-cell office:value-type="float" office:value="609" calcext:value-type="float">
            <text:p>609</text:p>
          </table:table-cell>
          <table:table-cell table:formula="of:=[$vv13.E672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[$vv13.C673]*1000+[$vv13.D673]" office:value-type="float" office:value="17920" calcext:value-type="float">
            <text:p>17920</text:p>
          </table:table-cell>
          <table:table-cell office:value-type="float" office:value="609" calcext:value-type="float">
            <text:p>609</text:p>
          </table:table-cell>
          <table:table-cell table:formula="of:=[$vv13.E673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formula="of:=[$vv13.C674]*1000+[$vv13.D674]" office:value-type="float" office:value="17914" calcext:value-type="float">
            <text:p>17914</text:p>
          </table:table-cell>
          <table:table-cell office:value-type="float" office:value="609" calcext:value-type="float">
            <text:p>609</text:p>
          </table:table-cell>
          <table:table-cell table:formula="of:=[$vv13.E674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formula="of:=[$vv13.C675]*1000+[$vv13.D675]" office:value-type="float" office:value="17909" calcext:value-type="float">
            <text:p>17909</text:p>
          </table:table-cell>
          <table:table-cell office:value-type="float" office:value="609" calcext:value-type="float">
            <text:p>609</text:p>
          </table:table-cell>
          <table:table-cell table:formula="of:=[$vv13.E675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$vv13.C676]*1000+[$vv13.D676]" office:value-type="float" office:value="17903" calcext:value-type="float">
            <text:p>17903</text:p>
          </table:table-cell>
          <table:table-cell office:value-type="float" office:value="609" calcext:value-type="float">
            <text:p>609</text:p>
          </table:table-cell>
          <table:table-cell table:formula="of:=[$vv13.E676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formula="of:=[$vv13.C677]*1000+[$vv13.D677]" office:value-type="float" office:value="17897" calcext:value-type="float">
            <text:p>17897</text:p>
          </table:table-cell>
          <table:table-cell office:value-type="float" office:value="609" calcext:value-type="float">
            <text:p>609</text:p>
          </table:table-cell>
          <table:table-cell table:formula="of:=[$vv13.E677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formula="of:=[$vv13.C678]*1000+[$vv13.D678]" office:value-type="float" office:value="17891" calcext:value-type="float">
            <text:p>17891</text:p>
          </table:table-cell>
          <table:table-cell office:value-type="float" office:value="609" calcext:value-type="float">
            <text:p>609</text:p>
          </table:table-cell>
          <table:table-cell table:formula="of:=[$vv13.E678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[$vv13.C679]*1000+[$vv13.D679]" office:value-type="float" office:value="17886" calcext:value-type="float">
            <text:p>17886</text:p>
          </table:table-cell>
          <table:table-cell office:value-type="float" office:value="610" calcext:value-type="float">
            <text:p>610</text:p>
          </table:table-cell>
          <table:table-cell table:formula="of:=[$vv13.E679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[$vv13.C680]*1000+[$vv13.D680]" office:value-type="float" office:value="17880" calcext:value-type="float">
            <text:p>17880</text:p>
          </table:table-cell>
          <table:table-cell office:value-type="float" office:value="610" calcext:value-type="float">
            <text:p>610</text:p>
          </table:table-cell>
          <table:table-cell table:formula="of:=[$vv13.E680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[$vv13.C681]*1000+[$vv13.D681]" office:value-type="float" office:value="17874" calcext:value-type="float">
            <text:p>17874</text:p>
          </table:table-cell>
          <table:table-cell office:value-type="float" office:value="610" calcext:value-type="float">
            <text:p>610</text:p>
          </table:table-cell>
          <table:table-cell table:formula="of:=[$vv13.E681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formula="of:=[$vv13.C682]*1000+[$vv13.D682]" office:value-type="float" office:value="17868" calcext:value-type="float">
            <text:p>17868</text:p>
          </table:table-cell>
          <table:table-cell office:value-type="float" office:value="610" calcext:value-type="float">
            <text:p>610</text:p>
          </table:table-cell>
          <table:table-cell table:formula="of:=[$vv13.E682]*1000"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[$vv13.C683]*1000+[$vv13.D683]" office:value-type="float" office:value="17863" calcext:value-type="float">
            <text:p>17863</text:p>
          </table:table-cell>
          <table:table-cell office:value-type="float" office:value="610" calcext:value-type="float">
            <text:p>610</text:p>
          </table:table-cell>
          <table:table-cell table:formula="of:=[$vv13.E683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[$vv13.C684]*1000+[$vv13.D684]" office:value-type="float" office:value="17857" calcext:value-type="float">
            <text:p>17857</text:p>
          </table:table-cell>
          <table:table-cell office:value-type="float" office:value="610" calcext:value-type="float">
            <text:p>610</text:p>
          </table:table-cell>
          <table:table-cell table:formula="of:=[$vv13.E684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formula="of:=[$vv13.C685]*1000+[$vv13.D685]" office:value-type="float" office:value="17851" calcext:value-type="float">
            <text:p>17851</text:p>
          </table:table-cell>
          <table:table-cell office:value-type="float" office:value="610" calcext:value-type="float">
            <text:p>610</text:p>
          </table:table-cell>
          <table:table-cell table:formula="of:=[$vv13.E685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[$vv13.C686]*1000+[$vv13.D686]" office:value-type="float" office:value="17845" calcext:value-type="float">
            <text:p>17845</text:p>
          </table:table-cell>
          <table:table-cell office:value-type="float" office:value="610" calcext:value-type="float">
            <text:p>610</text:p>
          </table:table-cell>
          <table:table-cell table:formula="of:=[$vv13.E686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formula="of:=[$vv13.C687]*1000+[$vv13.D687]" office:value-type="float" office:value="17840" calcext:value-type="float">
            <text:p>17840</text:p>
          </table:table-cell>
          <table:table-cell office:value-type="float" office:value="610" calcext:value-type="float">
            <text:p>610</text:p>
          </table:table-cell>
          <table:table-cell table:formula="of:=[$vv13.E687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formula="of:=[$vv13.C688]*1000+[$vv13.D688]" office:value-type="float" office:value="17834" calcext:value-type="float">
            <text:p>17834</text:p>
          </table:table-cell>
          <table:table-cell office:value-type="float" office:value="610" calcext:value-type="float">
            <text:p>610</text:p>
          </table:table-cell>
          <table:table-cell table:formula="of:=[$vv13.E688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[$vv13.C689]*1000+[$vv13.D689]" office:value-type="float" office:value="17828" calcext:value-type="float">
            <text:p>17828</text:p>
          </table:table-cell>
          <table:table-cell office:value-type="float" office:value="610" calcext:value-type="float">
            <text:p>610</text:p>
          </table:table-cell>
          <table:table-cell table:formula="of:=[$vv13.E689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formula="of:=[$vv13.C690]*1000+[$vv13.D690]" office:value-type="float" office:value="17822" calcext:value-type="float">
            <text:p>17822</text:p>
          </table:table-cell>
          <table:table-cell office:value-type="float" office:value="610" calcext:value-type="float">
            <text:p>610</text:p>
          </table:table-cell>
          <table:table-cell table:formula="of:=[$vv13.E690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formula="of:=[$vv13.C691]*1000+[$vv13.D691]" office:value-type="float" office:value="17816" calcext:value-type="float">
            <text:p>17816</text:p>
          </table:table-cell>
          <table:table-cell office:value-type="float" office:value="610" calcext:value-type="float">
            <text:p>610</text:p>
          </table:table-cell>
          <table:table-cell table:formula="of:=[$vv13.E691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$vv13.C692]*1000+[$vv13.D692]" office:value-type="float" office:value="17811" calcext:value-type="float">
            <text:p>17811</text:p>
          </table:table-cell>
          <table:table-cell office:value-type="float" office:value="610" calcext:value-type="float">
            <text:p>610</text:p>
          </table:table-cell>
          <table:table-cell table:formula="of:=[$vv13.E692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[$vv13.C693]*1000+[$vv13.D693]" office:value-type="float" office:value="17805" calcext:value-type="float">
            <text:p>17805</text:p>
          </table:table-cell>
          <table:table-cell office:value-type="float" office:value="610" calcext:value-type="float">
            <text:p>610</text:p>
          </table:table-cell>
          <table:table-cell table:formula="of:=[$vv13.E693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formula="of:=[$vv13.C694]*1000+[$vv13.D694]" office:value-type="float" office:value="17799" calcext:value-type="float">
            <text:p>17799</text:p>
          </table:table-cell>
          <table:table-cell office:value-type="float" office:value="610" calcext:value-type="float">
            <text:p>610</text:p>
          </table:table-cell>
          <table:table-cell table:formula="of:=[$vv13.E694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[$vv13.C695]*1000+[$vv13.D695]" office:value-type="float" office:value="17793" calcext:value-type="float">
            <text:p>17793</text:p>
          </table:table-cell>
          <table:table-cell office:value-type="float" office:value="610" calcext:value-type="float">
            <text:p>610</text:p>
          </table:table-cell>
          <table:table-cell table:formula="of:=[$vv13.E695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$vv13.C696]*1000+[$vv13.D696]" office:value-type="float" office:value="17787" calcext:value-type="float">
            <text:p>17787</text:p>
          </table:table-cell>
          <table:table-cell office:value-type="float" office:value="610" calcext:value-type="float">
            <text:p>610</text:p>
          </table:table-cell>
          <table:table-cell table:formula="of:=[$vv13.E696]*1000" office:value-type="float" office:value="7630" calcext:value-type="float">
            <text:p>763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[$vv13.C697]*1000+[$vv13.D697]" office:value-type="float" office:value="17782" calcext:value-type="float">
            <text:p>17782</text:p>
          </table:table-cell>
          <table:table-cell office:value-type="float" office:value="610" calcext:value-type="float">
            <text:p>610</text:p>
          </table:table-cell>
          <table:table-cell table:formula="of:=[$vv13.E697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[$vv13.C698]*1000+[$vv13.D698]" office:value-type="float" office:value="17776" calcext:value-type="float">
            <text:p>17776</text:p>
          </table:table-cell>
          <table:table-cell office:value-type="float" office:value="610" calcext:value-type="float">
            <text:p>610</text:p>
          </table:table-cell>
          <table:table-cell table:formula="of:=[$vv13.E698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formula="of:=[$vv13.C699]*1000+[$vv13.D699]" office:value-type="float" office:value="17770" calcext:value-type="float">
            <text:p>17770</text:p>
          </table:table-cell>
          <table:table-cell office:value-type="float" office:value="610" calcext:value-type="float">
            <text:p>610</text:p>
          </table:table-cell>
          <table:table-cell table:formula="of:=[$vv13.E699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formula="of:=[$vv13.C700]*1000+[$vv13.D700]" office:value-type="float" office:value="17764" calcext:value-type="float">
            <text:p>17764</text:p>
          </table:table-cell>
          <table:table-cell office:value-type="float" office:value="610" calcext:value-type="float">
            <text:p>610</text:p>
          </table:table-cell>
          <table:table-cell table:formula="of:=[$vv13.E700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$vv13.C701]*1000+[$vv13.D701]" office:value-type="float" office:value="17758" calcext:value-type="float">
            <text:p>17758</text:p>
          </table:table-cell>
          <table:table-cell office:value-type="float" office:value="610" calcext:value-type="float">
            <text:p>610</text:p>
          </table:table-cell>
          <table:table-cell table:formula="of:=[$vv13.E701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[$vv13.C702]*1000+[$vv13.D702]" office:value-type="float" office:value="17752" calcext:value-type="float">
            <text:p>17752</text:p>
          </table:table-cell>
          <table:table-cell office:value-type="float" office:value="610" calcext:value-type="float">
            <text:p>610</text:p>
          </table:table-cell>
          <table:table-cell table:formula="of:=[$vv13.E702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formula="of:=[$vv13.C703]*1000+[$vv13.D703]" office:value-type="float" office:value="17746" calcext:value-type="float">
            <text:p>17746</text:p>
          </table:table-cell>
          <table:table-cell office:value-type="float" office:value="610" calcext:value-type="float">
            <text:p>610</text:p>
          </table:table-cell>
          <table:table-cell table:formula="of:=[$vv13.E703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[$vv13.C704]*1000+[$vv13.D704]" office:value-type="float" office:value="17740" calcext:value-type="float">
            <text:p>17740</text:p>
          </table:table-cell>
          <table:table-cell office:value-type="float" office:value="610" calcext:value-type="float">
            <text:p>610</text:p>
          </table:table-cell>
          <table:table-cell table:formula="of:=[$vv13.E704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[$vv13.C705]*1000+[$vv13.D705]" office:value-type="float" office:value="17735" calcext:value-type="float">
            <text:p>17735</text:p>
          </table:table-cell>
          <table:table-cell office:value-type="float" office:value="610" calcext:value-type="float">
            <text:p>610</text:p>
          </table:table-cell>
          <table:table-cell table:formula="of:=[$vv13.E705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$vv13.C706]*1000+[$vv13.D706]" office:value-type="float" office:value="17729" calcext:value-type="float">
            <text:p>17729</text:p>
          </table:table-cell>
          <table:table-cell office:value-type="float" office:value="610" calcext:value-type="float">
            <text:p>610</text:p>
          </table:table-cell>
          <table:table-cell table:formula="of:=[$vv13.E706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[$vv13.C707]*1000+[$vv13.D707]" office:value-type="float" office:value="17723" calcext:value-type="float">
            <text:p>17723</text:p>
          </table:table-cell>
          <table:table-cell office:value-type="float" office:value="610" calcext:value-type="float">
            <text:p>610</text:p>
          </table:table-cell>
          <table:table-cell table:formula="of:=[$vv13.E707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$vv13.C708]*1000+[$vv13.D708]" office:value-type="float" office:value="17711" calcext:value-type="float">
            <text:p>17711</text:p>
          </table:table-cell>
          <table:table-cell office:value-type="float" office:value="610" calcext:value-type="float">
            <text:p>610</text:p>
          </table:table-cell>
          <table:table-cell table:formula="of:=[$vv13.E708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formula="of:=[$vv13.C709]*1000+[$vv13.D709]" office:value-type="float" office:value="17705" calcext:value-type="float">
            <text:p>17705</text:p>
          </table:table-cell>
          <table:table-cell office:value-type="float" office:value="610" calcext:value-type="float">
            <text:p>610</text:p>
          </table:table-cell>
          <table:table-cell table:formula="of:=[$vv13.E709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$vv13.C710]*1000+[$vv13.D710]" office:value-type="float" office:value="17699" calcext:value-type="float">
            <text:p>17699</text:p>
          </table:table-cell>
          <table:table-cell office:value-type="float" office:value="610" calcext:value-type="float">
            <text:p>610</text:p>
          </table:table-cell>
          <table:table-cell table:formula="of:=[$vv13.E710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[$vv13.C711]*1000+[$vv13.D711]" office:value-type="float" office:value="17693" calcext:value-type="float">
            <text:p>17693</text:p>
          </table:table-cell>
          <table:table-cell office:value-type="float" office:value="610" calcext:value-type="float">
            <text:p>610</text:p>
          </table:table-cell>
          <table:table-cell table:formula="of:=[$vv13.E711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$vv13.C712]*1000+[$vv13.D712]" office:value-type="float" office:value="17687" calcext:value-type="float">
            <text:p>17687</text:p>
          </table:table-cell>
          <table:table-cell office:value-type="float" office:value="610" calcext:value-type="float">
            <text:p>610</text:p>
          </table:table-cell>
          <table:table-cell table:formula="of:=[$vv13.E712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[$vv13.C713]*1000+[$vv13.D713]" office:value-type="float" office:value="17681" calcext:value-type="float">
            <text:p>17681</text:p>
          </table:table-cell>
          <table:table-cell office:value-type="float" office:value="611" calcext:value-type="float">
            <text:p>611</text:p>
          </table:table-cell>
          <table:table-cell table:formula="of:=[$vv13.E713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formula="of:=[$vv13.C714]*1000+[$vv13.D714]" office:value-type="float" office:value="17675" calcext:value-type="float">
            <text:p>17675</text:p>
          </table:table-cell>
          <table:table-cell office:value-type="float" office:value="611" calcext:value-type="float">
            <text:p>611</text:p>
          </table:table-cell>
          <table:table-cell table:formula="of:=[$vv13.E714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$vv13.C715]*1000+[$vv13.D715]" office:value-type="float" office:value="17669" calcext:value-type="float">
            <text:p>17669</text:p>
          </table:table-cell>
          <table:table-cell office:value-type="float" office:value="611" calcext:value-type="float">
            <text:p>611</text:p>
          </table:table-cell>
          <table:table-cell table:formula="of:=[$vv13.E715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formula="of:=[$vv13.C716]*1000+[$vv13.D716]" office:value-type="float" office:value="17663" calcext:value-type="float">
            <text:p>17663</text:p>
          </table:table-cell>
          <table:table-cell office:value-type="float" office:value="611" calcext:value-type="float">
            <text:p>611</text:p>
          </table:table-cell>
          <table:table-cell table:formula="of:=[$vv13.E716]*1000" office:value-type="float" office:value="7640" calcext:value-type="float">
            <text:p>764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$vv13.C717]*1000+[$vv13.D717]" office:value-type="float" office:value="17657" calcext:value-type="float">
            <text:p>17657</text:p>
          </table:table-cell>
          <table:table-cell office:value-type="float" office:value="611" calcext:value-type="float">
            <text:p>611</text:p>
          </table:table-cell>
          <table:table-cell table:formula="of:=[$vv13.E717]*1000" office:value-type="float" office:value="7640" calcext:value-type="float">
            <text:p>7640</text:p>
          </table:table-cell>
        </table:table-row>
      </table:table>
      <table:named-expressions/>
      <table:database-ranges>
        <table:database-range table:name="__Anonymous_Sheet_DB__0" table:target-range-address="vv13.A1:vv13.E7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1T15:40:42.854000000</dc:date>
    <meta:editing-duration>PT13M7S</meta:editing-duration>
    <meta:editing-cycles>10</meta:editing-cycles>
    <meta:generator>LibreOffice/6.1.2.1$Windows_X86_64 LibreOffice_project/65905a128db06ba48db947242809d14d3f9a93fe</meta:generator>
    <meta:document-statistic meta:table-count="2" meta:cell-count="64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title svg:x="6.905cm" svg:y="0.316cm" chart:style-name="ch2">
          <text:p>Trajectory</text:p>
        </chart:title>
        <chart:legend chart:legend-position="end" svg:x="14.07cm" svg:y="4.203cm" style:legend-expansion="high" chart:style-name="ch3"/>
        <chart:plot-area chart:style-name="ch4" table:cell-range-address="Tabelle2.B1:Tabelle2.C717" chart:data-source-has-labels="row" svg:x="1.33cm" svg:y="1.275cm" svg:width="12.421cm" svg:height="6.569cm">
          <chartooo:coordinate-region svg:x="2.137cm" svg:y="1.474cm" svg:width="11.149cm" svg:height="5.723cm"/>
          <chart:axis chart:dimension="x" chart:name="primary-x" chart:style-name="ch5">
            <chart:title svg:x="6.636cm" svg:y="8.024cm" chart:style-name="ch6">
              <text:p>Downrange</text:p>
            </chart:title>
          </chart:axis>
          <chart:axis chart:dimension="y" chart:name="primary-y" chart:style-name="ch5">
            <chart:title svg:x="0.451cm" svg:y="5.159cm" chart:style-name="ch7">
              <text:p>Altitude</text:p>
            </chart:title>
            <chart:grid chart:style-name="ch8" chart:class="major"/>
          </chart:axis>
          <chart:series chart:style-name="ch9" chart:values-cell-range-address="Tabelle2.C2:Tabelle2.C717" chart:label-cell-address="Tabelle2.C1:Tabelle2.C1" chart:class="chart:scatter">
            <chart:domain table:cell-range-address="Tabelle2.B2:Tabelle2.B717"/>
            <chart:data-point chart:repeated="7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ltitude</text:p>
                <draw:g>
                  <svg:desc>Tabelle2.C1:Tabel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">
                <text:p>92</text:p>
                <draw:g>
                  <svg:desc>Tabelle2.B2:Tabelle2.B717</svg:desc>
                </draw:g>
              </table:table-cell>
              <table:table-cell office:value-type="float" office:value="61">
                <text:p>61</text:p>
                <draw:g>
                  <svg:desc>Tabelle2.C2:Tabelle2.C7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">
                <text:p>1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">
                <text:p>1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">
                <text:p>1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">
                <text:p>12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">
                <text:p>1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">
                <text:p>1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6">
                <text:p>1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9">
                <text:p>1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">
                <text:p>1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8">
                <text:p>1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">
                <text:p>1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">
                <text:p>1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">
                <text:p>1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6">
                <text:p>1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">
                <text:p>1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7">
                <text:p>1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6">
                <text:p>17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">
                <text:p>1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">
                <text:p>1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5">
                <text:p>1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">
                <text:p>18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1">
                <text:p>19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">
                <text:p>1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3">
                <text:p>2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6">
                <text:p>2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">
                <text:p>2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1">
                <text:p>26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5">
                <text:p>26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">
                <text:p>2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">
                <text:p>32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9">
                <text:p>3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2">
                <text:p>3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6">
                <text:p>3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0">
                <text:p>3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4">
                <text:p>34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">
                <text:p>34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1">
                <text:p>35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5">
                <text:p>3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8">
                <text:p>35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2">
                <text:p>36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6">
                <text:p>3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0">
                <text:p>3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7">
                <text:p>3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1">
                <text:p>38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4">
                <text:p>38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8">
                <text:p>38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2">
                <text:p>39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6">
                <text:p>3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">
                <text:p>39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3">
                <text:p>40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7">
                <text:p>4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1">
                <text:p>4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4">
                <text:p>4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8">
                <text:p>4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2">
                <text:p>4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5">
                <text:p>4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9">
                <text:p>4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3">
                <text:p>4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7">
                <text:p>4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0">
                <text:p>4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4">
                <text:p>44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">
                <text:p>44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2">
                <text:p>4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5">
                <text:p>4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9">
                <text:p>4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3">
                <text:p>4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7">
                <text:p>46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1">
                <text:p>4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4">
                <text:p>4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8">
                <text:p>47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2">
                <text:p>4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6">
                <text:p>48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0">
                <text:p>4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4">
                <text:p>4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8">
                <text:p>4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2">
                <text:p>50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6">
                <text:p>50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0">
                <text:p>5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4">
                <text:p>51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8">
                <text:p>5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2">
                <text:p>52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7">
                <text:p>52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1">
                <text:p>53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9">
                <text:p>53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3">
                <text:p>54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7">
                <text:p>5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2">
                <text:p>5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6">
                <text:p>55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4">
                <text:p>5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9">
                <text:p>56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3">
                <text:p>5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7">
                <text:p>57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2">
                <text:p>58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6">
                <text:p>5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1">
                <text:p>5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5">
                <text:p>5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0">
                <text:p>6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4">
                <text:p>6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9">
                <text:p>60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3">
                <text:p>6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8">
                <text:p>61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3">
                <text:p>6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7">
                <text:p>62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2">
                <text:p>6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37">
                <text:p>63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41">
                <text:p>64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46">
                <text:p>64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1">
                <text:p>6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56">
                <text:p>65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1">
                <text:p>66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5">
                <text:p>6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0">
                <text:p>6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5">
                <text:p>67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0">
                <text:p>6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5">
                <text:p>6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90">
                <text:p>6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95">
                <text:p>69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0">
                <text:p>7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06">
                <text:p>70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11">
                <text:p>71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16">
                <text:p>7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1">
                <text:p>72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6">
                <text:p>72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32">
                <text:p>7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37">
                <text:p>73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42">
                <text:p>74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48">
                <text:p>74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3">
                <text:p>75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59">
                <text:p>75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4">
                <text:p>76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0">
                <text:p>7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5">
                <text:p>7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1">
                <text:p>78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86">
                <text:p>7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2">
                <text:p>79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8">
                <text:p>7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4">
                <text:p>80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09">
                <text:p>8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1">
                <text:p>82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7">
                <text:p>82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3">
                <text:p>8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9">
                <text:p>8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1">
                <text:p>8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7">
                <text:p>8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3">
                <text:p>8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9">
                <text:p>86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6">
                <text:p>8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82">
                <text:p>88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8">
                <text:p>88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95">
                <text:p>89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1">
                <text:p>90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07">
                <text:p>90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4">
                <text:p>91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1">
                <text:p>92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7">
                <text:p>92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4">
                <text:p>9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0">
                <text:p>9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7">
                <text:p>9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4">
                <text:p>95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61">
                <text:p>96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8">
                <text:p>9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4">
                <text:p>9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81">
                <text:p>98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8">
                <text:p>98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5">
                <text:p>99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3">
                <text:p>10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1">
                <text:p>100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1">
                <text:p>100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4">
                <text:p>102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31">
                <text:p>103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39">
                <text:p>103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46">
                <text:p>10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53">
                <text:p>10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60">
                <text:p>10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68">
                <text:p>106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75">
                <text:p>107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82">
                <text:p>108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89">
                <text:p>10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96">
                <text:p>10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04">
                <text:p>110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11">
                <text:p>11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1">
                <text:p>100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25">
                <text:p>112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33">
                <text:p>113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0">
                <text:p>114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1">
                <text:p>100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1">
                <text:p>100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62">
                <text:p>11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9">
                <text:p>116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76">
                <text:p>117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83">
                <text:p>118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34">
                <text:p>123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41">
                <text:p>124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48">
                <text:p>124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56">
                <text:p>125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63">
                <text:p>126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8">
                <text:p>13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35">
                <text:p>13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49">
                <text:p>134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57">
                <text:p>135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64">
                <text:p>136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71">
                <text:p>137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8">
                <text:p>137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86">
                <text:p>138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93">
                <text:p>139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00">
                <text:p>140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07">
                <text:p>140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4">
                <text:p>141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22">
                <text:p>14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29">
                <text:p>142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36">
                <text:p>14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43">
                <text:p>144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1">
                <text:p>145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58">
                <text:p>145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65">
                <text:p>14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72">
                <text:p>147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79">
                <text:p>147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87">
                <text:p>148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94">
                <text:p>149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37">
                <text:p>423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245">
                <text:p>424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252">
                <text:p>425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60">
                <text:p>42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67">
                <text:p>426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274">
                <text:p>427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282">
                <text:p>42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289">
                <text:p>428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297">
                <text:p>429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304">
                <text:p>43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311">
                <text:p>43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319">
                <text:p>831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326">
                <text:p>432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334">
                <text:p>433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41">
                <text:p>434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348">
                <text:p>434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56">
                <text:p>435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363">
                <text:p>43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371">
                <text:p>437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378">
                <text:p>437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86">
                <text:p>438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393">
                <text:p>43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400">
                <text:p>44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408">
                <text:p>440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415">
                <text:p>44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423">
                <text:p>442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30">
                <text:p>44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37">
                <text:p>443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45">
                <text:p>444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452">
                <text:p>445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60">
                <text:p>44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67">
                <text:p>44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75">
                <text:p>447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82">
                <text:p>448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89">
                <text:p>44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97">
                <text:p>449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04">
                <text:p>450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512">
                <text:p>451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519">
                <text:p>451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527">
                <text:p>45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534">
                <text:p>453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541">
                <text:p>45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549">
                <text:p>45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556">
                <text:p>455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64">
                <text:p>456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71">
                <text:p>457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79">
                <text:p>457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86">
                <text:p>458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93">
                <text:p>459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01">
                <text:p>460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08">
                <text:p>460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616">
                <text:p>861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23">
                <text:p>462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31">
                <text:p>46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38">
                <text:p>46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46">
                <text:p>46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53">
                <text:p>46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60">
                <text:p>466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68">
                <text:p>466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75">
                <text:p>46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83">
                <text:p>468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90">
                <text:p>46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98">
                <text:p>469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05">
                <text:p>470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13">
                <text:p>47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20">
                <text:p>472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28">
                <text:p>472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35">
                <text:p>473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43">
                <text:p>47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50">
                <text:p>475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757">
                <text:p>475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65">
                <text:p>476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72">
                <text:p>47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80">
                <text:p>47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787">
                <text:p>47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95">
                <text:p>479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02">
                <text:p>480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10">
                <text:p>481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17">
                <text:p>481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25">
                <text:p>482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32">
                <text:p>483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40">
                <text:p>484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47">
                <text:p>48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55">
                <text:p>485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62">
                <text:p>486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869">
                <text:p>48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7">
                <text:p>487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884">
                <text:p>488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892">
                <text:p>489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899">
                <text:p>489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07">
                <text:p>490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14">
                <text:p>491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22">
                <text:p>492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29">
                <text:p>492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937">
                <text:p>493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944">
                <text:p>494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952">
                <text:p>495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959">
                <text:p>495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967">
                <text:p>496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974">
                <text:p>49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982">
                <text:p>49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989">
                <text:p>498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997">
                <text:p>49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04">
                <text:p>50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12">
                <text:p>50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17">
                <text:p>50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27">
                <text:p>502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34">
                <text:p>503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42">
                <text:p>504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049">
                <text:p>504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057">
                <text:p>505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064">
                <text:p>506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072">
                <text:p>507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079">
                <text:p>507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087">
                <text:p>50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094">
                <text:p>509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02">
                <text:p>510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09">
                <text:p>51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17">
                <text:p>511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24">
                <text:p>512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32">
                <text:p>513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39">
                <text:p>513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47">
                <text:p>514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54">
                <text:p>515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62">
                <text:p>516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69">
                <text:p>516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222">
                <text:p>52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230">
                <text:p>52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237">
                <text:p>523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275">
                <text:p>527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82">
                <text:p>52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90">
                <text:p>52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97">
                <text:p>52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35">
                <text:p>533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343">
                <text:p>534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350">
                <text:p>535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358">
                <text:p>535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365">
                <text:p>536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73">
                <text:p>537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380">
                <text:p>538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388">
                <text:p>538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396">
                <text:p>539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03">
                <text:p>54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411">
                <text:p>541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418">
                <text:p>541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426">
                <text:p>542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33">
                <text:p>543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41">
                <text:p>544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448">
                <text:p>544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456">
                <text:p>545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509">
                <text:p>550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16">
                <text:p>551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24">
                <text:p>552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69">
                <text:p>55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577">
                <text:p>557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584">
                <text:p>558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592">
                <text:p>559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599">
                <text:p>559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607">
                <text:p>560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14">
                <text:p>561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22">
                <text:p>562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29">
                <text:p>562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37">
                <text:p>563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44">
                <text:p>564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52">
                <text:p>565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659">
                <text:p>565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67">
                <text:p>566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75">
                <text:p>567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82">
                <text:p>568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90">
                <text:p>569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97">
                <text:p>56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05">
                <text:p>570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20">
                <text:p>57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727">
                <text:p>572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780">
                <text:p>57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788">
                <text:p>578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795">
                <text:p>579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03">
                <text:p>58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10">
                <text:p>581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18">
                <text:p>581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78">
                <text:p>587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886">
                <text:p>588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93">
                <text:p>589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901">
                <text:p>590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908">
                <text:p>590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16">
                <text:p>59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976">
                <text:p>597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984">
                <text:p>598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91">
                <text:p>599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99">
                <text:p>59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06">
                <text:p>600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14">
                <text:p>60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021">
                <text:p>602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029">
                <text:p>60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36">
                <text:p>603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044">
                <text:p>604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051">
                <text:p>605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59">
                <text:p>60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066">
                <text:p>60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74">
                <text:p>607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119">
                <text:p>61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195">
                <text:p>619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202">
                <text:p>620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210">
                <text:p>62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217">
                <text:p>621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225">
                <text:p>6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232">
                <text:p>623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240">
                <text:p>624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247">
                <text:p>624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255">
                <text:p>6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62">
                <text:p>626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270">
                <text:p>62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277">
                <text:p>627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285">
                <text:p>628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92">
                <text:p>629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300">
                <text:p>63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308">
                <text:p>630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315">
                <text:p>63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23">
                <text:p>632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30">
                <text:p>63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38">
                <text:p>633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45">
                <text:p>634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53">
                <text:p>635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360">
                <text:p>63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68">
                <text:p>636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75">
                <text:p>637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83">
                <text:p>638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90">
                <text:p>639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98">
                <text:p>639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405">
                <text:p>640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413">
                <text:p>64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420">
                <text:p>642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428">
                <text:p>64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436">
                <text:p>643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43">
                <text:p>644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51">
                <text:p>645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58">
                <text:p>645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66">
                <text:p>646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473">
                <text:p>647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81">
                <text:p>64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88">
                <text:p>64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96">
                <text:p>64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503">
                <text:p>650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11">
                <text:p>651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18">
                <text:p>651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26">
                <text:p>652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33">
                <text:p>653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41">
                <text:p>654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48">
                <text:p>654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56">
                <text:p>655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64">
                <text:p>656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71">
                <text:p>657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79">
                <text:p>657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86">
                <text:p>658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94">
                <text:p>659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01">
                <text:p>660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09">
                <text:p>660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16">
                <text:p>66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24">
                <text:p>662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31">
                <text:p>663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39">
                <text:p>663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46">
                <text:p>664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54">
                <text:p>665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61">
                <text:p>666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669">
                <text:p>666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676">
                <text:p>667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703">
                <text:p>1870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700">
                <text:p>187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697">
                <text:p>1869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694">
                <text:p>1869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690">
                <text:p>1869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687">
                <text:p>1868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684">
                <text:p>1868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681">
                <text:p>1868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678">
                <text:p>1867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675">
                <text:p>1867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671">
                <text:p>1867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668">
                <text:p>1866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665">
                <text:p>1866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661">
                <text:p>1866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658">
                <text:p>1865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655">
                <text:p>1865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651">
                <text:p>1865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648">
                <text:p>1864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644">
                <text:p>1864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641">
                <text:p>1864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637">
                <text:p>1863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634">
                <text:p>18634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630">
                <text:p>1863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626">
                <text:p>1862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623">
                <text:p>1862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608">
                <text:p>1860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604">
                <text:p>1860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601">
                <text:p>1860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597">
                <text:p>1859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593">
                <text:p>18593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589">
                <text:p>1858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585">
                <text:p>1858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581">
                <text:p>1858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578">
                <text:p>1857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574">
                <text:p>1857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570">
                <text:p>18570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566">
                <text:p>1856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562">
                <text:p>1856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558">
                <text:p>185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554">
                <text:p>1855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550">
                <text:p>1855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546">
                <text:p>1854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542">
                <text:p>1854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537">
                <text:p>1853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533">
                <text:p>1853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529">
                <text:p>1852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525">
                <text:p>1852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521">
                <text:p>1852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512">
                <text:p>1851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508">
                <text:p>1850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504">
                <text:p>1850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495">
                <text:p>1849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491">
                <text:p>1849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487">
                <text:p>1848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482">
                <text:p>1848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478">
                <text:p>1847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474">
                <text:p>1847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469">
                <text:p>1846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465">
                <text:p>1846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460">
                <text:p>1846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456">
                <text:p>184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451">
                <text:p>1845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447">
                <text:p>184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442">
                <text:p>184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438">
                <text:p>1843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433">
                <text:p>1843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429">
                <text:p>184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424">
                <text:p>1842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420">
                <text:p>1842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415">
                <text:p>1841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410">
                <text:p>1841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406">
                <text:p>1840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401">
                <text:p>1840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396">
                <text:p>1839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392">
                <text:p>1839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387">
                <text:p>1838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382">
                <text:p>1838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377">
                <text:p>1837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373">
                <text:p>1837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368">
                <text:p>1836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363">
                <text:p>1836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358">
                <text:p>1835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354">
                <text:p>1835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349">
                <text:p>1834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344">
                <text:p>1834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339">
                <text:p>1833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334">
                <text:p>1833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329">
                <text:p>1832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325">
                <text:p>18325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320">
                <text:p>1832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310">
                <text:p>1831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305">
                <text:p>1830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300">
                <text:p>1830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295">
                <text:p>1829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290">
                <text:p>1829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285">
                <text:p>1828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280">
                <text:p>1828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275">
                <text:p>1827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8270">
                <text:p>1827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265">
                <text:p>1826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260">
                <text:p>1826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255">
                <text:p>1825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250">
                <text:p>1825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245">
                <text:p>1824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8239">
                <text:p>1823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8234">
                <text:p>1823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8229">
                <text:p>1822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8224">
                <text:p>1822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219">
                <text:p>1821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209">
                <text:p>1820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203">
                <text:p>1820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198">
                <text:p>1819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8193">
                <text:p>1819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8188">
                <text:p>1818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183">
                <text:p>1818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177">
                <text:p>1817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172">
                <text:p>1817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167">
                <text:p>1816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162">
                <text:p>1816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8156">
                <text:p>1815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8151">
                <text:p>1815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8146">
                <text:p>1814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8140">
                <text:p>1814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8135">
                <text:p>1813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8130">
                <text:p>1813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8124">
                <text:p>1812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8119">
                <text:p>1811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8108">
                <text:p>1810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8103">
                <text:p>1810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8097">
                <text:p>1809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8092">
                <text:p>1809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8087">
                <text:p>1808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8081">
                <text:p>1808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8076">
                <text:p>1807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070">
                <text:p>1807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8065">
                <text:p>1806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059">
                <text:p>1805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8054">
                <text:p>1805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048">
                <text:p>1804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043">
                <text:p>1804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8037">
                <text:p>1803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8032">
                <text:p>1803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8026">
                <text:p>1802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8021">
                <text:p>1802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8004">
                <text:p>1800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999">
                <text:p>1799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993">
                <text:p>1799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987">
                <text:p>1798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982">
                <text:p>1798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976">
                <text:p>1797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971">
                <text:p>1797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965">
                <text:p>1796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959">
                <text:p>1795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954">
                <text:p>1795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948">
                <text:p>1794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943">
                <text:p>1794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937">
                <text:p>1793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931">
                <text:p>1793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926">
                <text:p>1792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920">
                <text:p>1792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914">
                <text:p>1791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909">
                <text:p>1790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903">
                <text:p>1790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897">
                <text:p>178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891">
                <text:p>1789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886">
                <text:p>1788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880">
                <text:p>1788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874">
                <text:p>1787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868">
                <text:p>1786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863">
                <text:p>1786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857">
                <text:p>1785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851">
                <text:p>1785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845">
                <text:p>1784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840">
                <text:p>1784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834">
                <text:p>1783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828">
                <text:p>1782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822">
                <text:p>1782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816">
                <text:p>178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811">
                <text:p>1781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805">
                <text:p>1780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7799">
                <text:p>1779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793">
                <text:p>1779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7787">
                <text:p>177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7782">
                <text:p>1778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7776">
                <text:p>1777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7770">
                <text:p>1777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764">
                <text:p>1776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758">
                <text:p>1775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752">
                <text:p>1775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7746">
                <text:p>1774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7740">
                <text:p>1774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7735">
                <text:p>1773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7729">
                <text:p>1772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7723">
                <text:p>1772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711">
                <text:p>1771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7705">
                <text:p>1770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699">
                <text:p>1769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693">
                <text:p>1769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7687">
                <text:p>1768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681">
                <text:p>1768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675">
                <text:p>1767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669">
                <text:p>1766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663">
                <text:p>17663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657">
                <text:p>17657</text:p>
              </table:table-cell>
              <table:table-cell office:value-type="float" office:value="611">
                <text:p>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scatter" chart:style-name="ch1">
        <chart:title svg:x="6.112cm" svg:y="0.316cm" chart:style-name="ch2">
          <text:p>Altitude over Time</text:p>
        </chart:title>
        <chart:legend chart:legend-position="end" svg:x="14.07cm" svg:y="4.204cm" style:legend-expansion="high" chart:style-name="ch3"/>
        <chart:plot-area chart:style-name="ch4" table:cell-range-address="Tabelle2.A1:Tabelle2.A717 Tabelle2.C1:Tabelle2.C717" chart:data-source-has-labels="row" svg:x="1.33cm" svg:y="1.275cm" svg:width="12.421cm" svg:height="6.57cm">
          <chartooo:coordinate-region svg:x="2.137cm" svg:y="1.474cm" svg:width="11.242cm" svg:height="5.724cm"/>
          <chart:axis chart:dimension="x" chart:name="primary-x" chart:style-name="ch5">
            <chart:title svg:x="7.126cm" svg:y="8.025cm" chart:style-name="ch6">
              <text:p>Time</text:p>
            </chart:title>
          </chart:axis>
          <chart:axis chart:dimension="y" chart:name="primary-y" chart:style-name="ch5">
            <chart:title svg:x="0.451cm" svg:y="5.16cm" chart:style-name="ch7">
              <text:p>Altitude</text:p>
            </chart:title>
            <chart:grid chart:style-name="ch8" chart:class="major"/>
          </chart:axis>
          <chart:series chart:style-name="ch9" chart:values-cell-range-address="Tabelle2.C2:Tabelle2.C717" chart:label-cell-address="Tabelle2.C1:Tabelle2.C1" chart:class="chart:scatter">
            <chart:domain table:cell-range-address="Tabelle2.A2:Tabelle2.A717"/>
            <chart:data-point chart:repeated="7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ltitude</text:p>
                <draw:g>
                  <svg:desc>Tabelle2.C1:Tabelle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>124</text:p>
                <draw:g>
                  <svg:desc>Tabelle2.A2:Tabelle2.A717</svg:desc>
                </draw:g>
              </table:table-cell>
              <table:table-cell office:value-type="float" office:value="61">
                <text:p>61</text:p>
                <draw:g>
                  <svg:desc>Tabelle2.C2:Tabelle2.C7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">
                <text:p>1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">
                <text:p>1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">
                <text:p>1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">
                <text:p>1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">
                <text:p>1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">
                <text:p>1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">
                <text:p>1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">
                <text:p>1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">
                <text:p>1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">
                <text:p>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">
                <text:p>1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">
                <text:p>1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">
                <text:p>16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">
                <text:p>1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">
                <text:p>16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">
                <text:p>16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">
                <text:p>1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7">
                <text:p>17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">
                <text:p>1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">
                <text:p>18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">
                <text:p>19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">
                <text:p>20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9">
                <text:p>20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">
                <text:p>2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">
                <text:p>21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3">
                <text:p>21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4">
                <text:p>21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5">
                <text:p>2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">
                <text:p>2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">
                <text:p>2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">
                <text:p>2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9">
                <text:p>2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0">
                <text:p>2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">
                <text:p>2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">
                <text:p>2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4">
                <text:p>2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">
                <text:p>2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">
                <text:p>2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">
                <text:p>2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">
                <text:p>2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">
                <text:p>2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2">
                <text:p>2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3">
                <text:p>2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4">
                <text:p>23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5">
                <text:p>2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6">
                <text:p>2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">
                <text:p>2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8">
                <text:p>2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5">
                <text:p>2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7">
                <text:p>24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">
                <text:p>24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">
                <text:p>25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">
                <text:p>25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">
                <text:p>25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8">
                <text:p>25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9">
                <text:p>2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">
                <text:p>2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1">
                <text:p>2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2">
                <text:p>26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3">
                <text:p>26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">
                <text:p>26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5">
                <text:p>26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6">
                <text:p>26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7">
                <text:p>2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8">
                <text:p>2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9">
                <text:p>26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0">
                <text:p>2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2">
                <text:p>2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">
                <text:p>2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">
                <text:p>27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5">
                <text:p>27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">
                <text:p>27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8">
                <text:p>2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9">
                <text:p>2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1">
                <text:p>28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">
                <text:p>28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3">
                <text:p>28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4">
                <text:p>2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">
                <text:p>28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">
                <text:p>28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7">
                <text:p>2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8">
                <text:p>28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9">
                <text:p>28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">
                <text:p>29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1">
                <text:p>29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2">
                <text:p>29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">
                <text:p>29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4">
                <text:p>29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5">
                <text:p>29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6">
                <text:p>29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7">
                <text:p>2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">
                <text:p>29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">
                <text:p>3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">
                <text:p>30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5">
                <text:p>3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">
                <text:p>30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7">
                <text:p>3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8">
                <text:p>30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9">
                <text:p>30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0">
                <text:p>3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1">
                <text:p>31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2">
                <text:p>3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3">
                <text:p>3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">
                <text:p>3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5">
                <text:p>3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6">
                <text:p>31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7">
                <text:p>3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">
                <text:p>31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9">
                <text:p>31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0">
                <text:p>3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1">
                <text:p>3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2">
                <text:p>3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3">
                <text:p>3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4">
                <text:p>3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5">
                <text:p>32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6">
                <text:p>32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7">
                <text:p>32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8">
                <text:p>32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9">
                <text:p>32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0">
                <text:p>3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1">
                <text:p>3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">
                <text:p>3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3">
                <text:p>3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4">
                <text:p>33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5">
                <text:p>33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6">
                <text:p>33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7">
                <text:p>3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8">
                <text:p>33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9">
                <text:p>33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0">
                <text:p>3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1">
                <text:p>34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3">
                <text:p>3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4">
                <text:p>34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5">
                <text:p>3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6">
                <text:p>34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">
                <text:p>34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8">
                <text:p>34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">
                <text:p>3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0">
                <text:p>3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1">
                <text:p>35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2">
                <text:p>35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3">
                <text:p>3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4">
                <text:p>3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5">
                <text:p>3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6">
                <text:p>35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7">
                <text:p>35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">
                <text:p>35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9">
                <text:p>3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0">
                <text:p>3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">
                <text:p>36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">
                <text:p>3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3">
                <text:p>3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4">
                <text:p>3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5">
                <text:p>36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6">
                <text:p>36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7">
                <text:p>36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8">
                <text:p>36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">
                <text:p>36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">
                <text:p>37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7">
                <text:p>3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8">
                <text:p>37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9">
                <text:p>37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0">
                <text:p>3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">
                <text:p>38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0">
                <text:p>3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">
                <text:p>39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3">
                <text:p>39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4">
                <text:p>39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5">
                <text:p>39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6">
                <text:p>39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7">
                <text:p>39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">
                <text:p>39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">
                <text:p>39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1">
                <text:p>40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3">
                <text:p>40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4">
                <text:p>40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5">
                <text:p>40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6">
                <text:p>40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">
                <text:p>40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8">
                <text:p>40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">
                <text:p>409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1">
                <text:p>41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2">
                <text:p>41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0">
                <text:p>79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">
                <text:p>79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2">
                <text:p>79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3">
                <text:p>79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4">
                <text:p>79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5">
                <text:p>79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6">
                <text:p>79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7">
                <text:p>79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8">
                <text:p>798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9">
                <text:p>79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0">
                <text:p>80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1">
                <text:p>80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2">
                <text:p>80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3">
                <text:p>80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4">
                <text:p>80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5">
                <text:p>80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6">
                <text:p>8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7">
                <text:p>80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8">
                <text:p>80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9">
                <text:p>80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0">
                <text:p>8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1">
                <text:p>8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2">
                <text:p>81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3">
                <text:p>81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4">
                <text:p>81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5">
                <text:p>81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6">
                <text:p>81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7">
                <text:p>81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8">
                <text:p>8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9">
                <text:p>81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0">
                <text:p>82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1">
                <text:p>82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2">
                <text:p>82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23">
                <text:p>82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4">
                <text:p>82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5">
                <text:p>82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6">
                <text:p>82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7">
                <text:p>82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8">
                <text:p>8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9">
                <text:p>82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0">
                <text:p>83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1">
                <text:p>83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2">
                <text:p>83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3">
                <text:p>83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4">
                <text:p>83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5">
                <text:p>83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6">
                <text:p>83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7">
                <text:p>83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8">
                <text:p>83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9">
                <text:p>83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0">
                <text:p>8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1">
                <text:p>84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2">
                <text:p>84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3">
                <text:p>84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4">
                <text:p>84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5">
                <text:p>84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6">
                <text:p>84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7">
                <text:p>8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8">
                <text:p>84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9">
                <text:p>84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">
                <text:p>8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1">
                <text:p>8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2">
                <text:p>8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3">
                <text:p>85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4">
                <text:p>85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5">
                <text:p>85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6">
                <text:p>85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7">
                <text:p>85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8">
                <text:p>85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0">
                <text:p>86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1">
                <text:p>86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2">
                <text:p>86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3">
                <text:p>86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4">
                <text:p>86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5">
                <text:p>86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6">
                <text:p>86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7">
                <text:p>86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8">
                <text:p>86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9">
                <text:p>86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0">
                <text:p>8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1">
                <text:p>87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72">
                <text:p>8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73">
                <text:p>87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74">
                <text:p>87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75">
                <text:p>87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76">
                <text:p>8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77">
                <text:p>87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8">
                <text:p>87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79">
                <text:p>879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0">
                <text:p>88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1">
                <text:p>88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2">
                <text:p>88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3">
                <text:p>88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84">
                <text:p>88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5">
                <text:p>88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6">
                <text:p>88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7">
                <text:p>88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8">
                <text:p>88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9">
                <text:p>88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0">
                <text:p>89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1">
                <text:p>89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2">
                <text:p>89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3">
                <text:p>89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4">
                <text:p>89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">
                <text:p>89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6">
                <text:p>89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7">
                <text:p>89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8">
                <text:p>89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9">
                <text:p>89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0">
                <text:p>9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1">
                <text:p>90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2">
                <text:p>90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3">
                <text:p>90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4">
                <text:p>90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5">
                <text:p>90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6">
                <text:p>90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7">
                <text:p>90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8">
                <text:p>9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9">
                <text:p>9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0">
                <text:p>9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1">
                <text:p>91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12">
                <text:p>91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4">
                <text:p>91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5">
                <text:p>91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22">
                <text:p>92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3">
                <text:p>92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4">
                <text:p>92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29">
                <text:p>92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30">
                <text:p>9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1">
                <text:p>93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32">
                <text:p>93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7">
                <text:p>93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8">
                <text:p>93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9">
                <text:p>93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0">
                <text:p>9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1">
                <text:p>94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2">
                <text:p>94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3">
                <text:p>94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44">
                <text:p>94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45">
                <text:p>94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6">
                <text:p>94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7">
                <text:p>94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8">
                <text:p>94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49">
                <text:p>94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0">
                <text:p>95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1">
                <text:p>95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2">
                <text:p>95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3">
                <text:p>9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60">
                <text:p>96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61">
                <text:p>96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2">
                <text:p>96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68">
                <text:p>96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69">
                <text:p>9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70">
                <text:p>97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71">
                <text:p>97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72">
                <text:p>972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73">
                <text:p>97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74">
                <text:p>97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75">
                <text:p>9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6">
                <text:p>97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77">
                <text:p>97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8">
                <text:p>97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9">
                <text:p>97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80">
                <text:p>9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81">
                <text:p>98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2">
                <text:p>98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83">
                <text:p>98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4">
                <text:p>98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5">
                <text:p>98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">
                <text:p>98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8">
                <text:p>98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9">
                <text:p>98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6">
                <text:p>99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7">
                <text:p>99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8">
                <text:p>9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9">
                <text:p>99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">
                <text:p>10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1">
                <text:p>100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9">
                <text:p>100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0">
                <text:p>10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1">
                <text:p>101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2">
                <text:p>101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3">
                <text:p>101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4">
                <text:p>10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2">
                <text:p>102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3">
                <text:p>102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4">
                <text:p>102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5">
                <text:p>102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26">
                <text:p>102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7">
                <text:p>102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8">
                <text:p>102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9">
                <text:p>10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30">
                <text:p>103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31">
                <text:p>103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32">
                <text:p>103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33">
                <text:p>103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34">
                <text:p>103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5">
                <text:p>103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1">
                <text:p>104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51">
                <text:p>105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2">
                <text:p>105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53">
                <text:p>105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54">
                <text:p>105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5">
                <text:p>105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56">
                <text:p>105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57">
                <text:p>105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8">
                <text:p>105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9">
                <text:p>105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0">
                <text:p>106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1">
                <text:p>106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62">
                <text:p>106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3">
                <text:p>106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4">
                <text:p>106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65">
                <text:p>106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6">
                <text:p>106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7">
                <text:p>106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8">
                <text:p>106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9">
                <text:p>106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0">
                <text:p>107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1">
                <text:p>107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72">
                <text:p>107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73">
                <text:p>107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74">
                <text:p>107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75">
                <text:p>107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6">
                <text:p>107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7">
                <text:p>107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8">
                <text:p>107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79">
                <text:p>107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0">
                <text:p>108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1">
                <text:p>10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82">
                <text:p>108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83">
                <text:p>108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4">
                <text:p>108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85">
                <text:p>108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86">
                <text:p>10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87">
                <text:p>10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88">
                <text:p>108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89">
                <text:p>108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0">
                <text:p>109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1">
                <text:p>109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92">
                <text:p>109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93">
                <text:p>109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94">
                <text:p>10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95">
                <text:p>109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96">
                <text:p>109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7">
                <text:p>109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98">
                <text:p>109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99">
                <text:p>109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00">
                <text:p>110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01">
                <text:p>110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02">
                <text:p>110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03">
                <text:p>110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4">
                <text:p>110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5">
                <text:p>110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6">
                <text:p>110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7">
                <text:p>110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8">
                <text:p>110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9">
                <text:p>110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10">
                <text:p>11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11">
                <text:p>111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12">
                <text:p>11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13">
                <text:p>111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14">
                <text:p>111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15">
                <text:p>1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28">
                <text:p>302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29">
                <text:p>302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30">
                <text:p>303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031">
                <text:p>3031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032">
                <text:p>3032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033">
                <text:p>303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034">
                <text:p>30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35">
                <text:p>303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036">
                <text:p>3036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037">
                <text:p>303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38">
                <text:p>303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39">
                <text:p>303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40">
                <text:p>304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41">
                <text:p>3041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42">
                <text:p>304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43">
                <text:p>304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44">
                <text:p>304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45">
                <text:p>304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46">
                <text:p>304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47">
                <text:p>304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48">
                <text:p>304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49">
                <text:p>304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50">
                <text:p>305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51">
                <text:p>305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52">
                <text:p>305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56">
                <text:p>3056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57">
                <text:p>305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58">
                <text:p>305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59">
                <text:p>305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60">
                <text:p>306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61">
                <text:p>306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62">
                <text:p>306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63">
                <text:p>306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64">
                <text:p>306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65">
                <text:p>306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66">
                <text:p>306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67">
                <text:p>306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68">
                <text:p>306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69">
                <text:p>30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70">
                <text:p>3070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71">
                <text:p>3071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72">
                <text:p>307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73">
                <text:p>3073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74">
                <text:p>3074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75">
                <text:p>3075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76">
                <text:p>3076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77">
                <text:p>307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78">
                <text:p>3078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080">
                <text:p>308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81">
                <text:p>308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082">
                <text:p>308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84">
                <text:p>308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85">
                <text:p>3085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86">
                <text:p>308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87">
                <text:p>308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88">
                <text:p>308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89">
                <text:p>3089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90">
                <text:p>309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91">
                <text:p>309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92">
                <text:p>309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93">
                <text:p>309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094">
                <text:p>30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95">
                <text:p>309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96">
                <text:p>309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97">
                <text:p>309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98">
                <text:p>309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099">
                <text:p>309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00">
                <text:p>310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01">
                <text:p>310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02">
                <text:p>310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03">
                <text:p>310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04">
                <text:p>310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105">
                <text:p>310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106">
                <text:p>310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107">
                <text:p>310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08">
                <text:p>310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09">
                <text:p>310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10">
                <text:p>3110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111">
                <text:p>311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12">
                <text:p>3112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13">
                <text:p>3113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114">
                <text:p>311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115">
                <text:p>311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6">
                <text:p>311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117">
                <text:p>311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118">
                <text:p>311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119">
                <text:p>311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120">
                <text:p>312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121">
                <text:p>312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122">
                <text:p>312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124">
                <text:p>312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125">
                <text:p>312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126">
                <text:p>312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127">
                <text:p>312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128">
                <text:p>312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129">
                <text:p>312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30">
                <text:p>313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31">
                <text:p>3131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132">
                <text:p>3132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33">
                <text:p>3133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34">
                <text:p>3134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35">
                <text:p>3135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36">
                <text:p>313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37">
                <text:p>313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38">
                <text:p>313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139">
                <text:p>313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40">
                <text:p>314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41">
                <text:p>314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42">
                <text:p>314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44">
                <text:p>314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45">
                <text:p>314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46">
                <text:p>314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47">
                <text:p>314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48">
                <text:p>314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49">
                <text:p>314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50">
                <text:p>3150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51">
                <text:p>3151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2">
                <text:p>315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3">
                <text:p>315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4">
                <text:p>315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55">
                <text:p>315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56">
                <text:p>315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57">
                <text:p>315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58">
                <text:p>3158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59">
                <text:p>3159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60">
                <text:p>316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61">
                <text:p>3161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63">
                <text:p>316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64">
                <text:p>316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65">
                <text:p>316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166">
                <text:p>316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167">
                <text:p>316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168">
                <text:p>316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169">
                <text:p>3169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170">
                <text:p>317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171">
                <text:p>317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72">
                <text:p>317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73">
                <text:p>317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74">
                <text:p>317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175">
                <text:p>317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176">
                <text:p>317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7">
                <text:p>317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78">
                <text:p>3178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79">
                <text:p>317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182">
                <text:p>318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183">
                <text:p>318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84">
                <text:p>3184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85">
                <text:p>318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86">
                <text:p>318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87">
                <text:p>318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88">
                <text:p>318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89">
                <text:p>318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190">
                <text:p>319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91">
                <text:p>319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92">
                <text:p>319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193">
                <text:p>3193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194">
                <text:p>3194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195">
                <text:p>319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96">
                <text:p>319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97">
                <text:p>31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198">
                <text:p>3198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99">
                <text:p>3199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00">
                <text:p>32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01">
                <text:p>320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02">
                <text:p>320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03">
                <text:p>320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04">
                <text:p>320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05">
                <text:p>320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206">
                <text:p>320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207">
                <text:p>320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208">
                <text:p>320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209">
                <text:p>320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210">
                <text:p>321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11">
                <text:p>321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212">
                <text:p>32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13">
                <text:p>321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14">
                <text:p>321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15">
                <text:p>32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16">
                <text:p>321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17">
                <text:p>321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18">
                <text:p>321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219">
                <text:p>321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220">
                <text:p>322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221">
                <text:p>322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222">
                <text:p>322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223">
                <text:p>322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224">
                <text:p>322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25">
                <text:p>322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226">
                <text:p>322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227">
                <text:p>322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28">
                <text:p>322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229">
                <text:p>322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30">
                <text:p>32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31">
                <text:p>323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233">
                <text:p>3233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234">
                <text:p>3234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235">
                <text:p>323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236">
                <text:p>3236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237">
                <text:p>323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238">
                <text:p>323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239">
                <text:p>3239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240">
                <text:p>324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241">
                <text:p>324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242">
                <text:p>3242</text:p>
              </table:table-cell>
              <table:table-cell office:value-type="float" office:value="611">
                <text:p>6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65cm" svg:y="0.316cm" chart:style-name="ch2">
          <text:p>Velocity over Time</text:p>
        </chart:title>
        <chart:legend chart:legend-position="end" svg:x="14.001cm" svg:y="4.201cm" style:legend-expansion="high" chart:style-name="ch3"/>
        <chart:plot-area chart:style-name="ch4" table:cell-range-address="Tabelle2.A1:Tabelle2.A717 Tabelle2.D1:Tabelle2.D717" chart:data-source-has-labels="row" svg:x="1.331cm" svg:y="1.275cm" svg:width="12.35cm" svg:height="6.564cm">
          <chartooo:coordinate-region svg:x="2.323cm" svg:y="1.474cm" svg:width="10.986cm" svg:height="5.718cm"/>
          <chart:axis chart:dimension="x" chart:name="primary-x" chart:style-name="ch5">
            <chart:title svg:x="7.092cm" svg:y="8.019cm" chart:style-name="ch6">
              <text:p>Time</text:p>
            </chart:title>
          </chart:axis>
          <chart:axis chart:dimension="y" chart:name="primary-y" chart:style-name="ch5">
            <chart:title svg:x="0.451cm" svg:y="5.183cm" chart:style-name="ch7">
              <text:p>Velocity</text:p>
            </chart:title>
            <chart:grid chart:style-name="ch8" chart:class="major"/>
          </chart:axis>
          <chart:series chart:style-name="ch9" chart:values-cell-range-address="Tabelle2.D2:Tabelle2.D717" chart:label-cell-address="Tabelle2.D1:Tabelle2.D1" chart:class="chart:scatter">
            <chart:domain table:cell-range-address="Tabelle2.A2:Tabelle2.A717"/>
            <chart:data-point chart:repeated="7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elocity</text:p>
                <draw:g>
                  <svg:desc>Tabelle2.D1:Tabe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4">
                <text:p>124</text:p>
                <draw:g>
                  <svg:desc>Tabelle2.A2:Tabelle2.A717</svg:desc>
                </draw:g>
              </table:table-cell>
              <table:table-cell office:value-type="float" office:value="1000">
                <text:p>1000</text:p>
                <draw:g>
                  <svg:desc>Tabelle2.D2:Tabelle2.D7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">
                <text:p>126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">
                <text:p>130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">
                <text:p>131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">
                <text:p>133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">
                <text:p>134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">
                <text:p>136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2330">
                <text:p>23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">
                <text:p>138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9">
                <text:p>13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0">
                <text:p>14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">
                <text:p>141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">
                <text:p>14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3">
                <text:p>143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">
                <text:p>147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">
                <text:p>150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">
                <text:p>151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2">
                <text:p>152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">
                <text:p>153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6">
                <text:p>156</text:p>
              </table:table-cell>
              <table:table-cell office:value-type="float" office:value="2930">
                <text:p>29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">
                <text:p>158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">
                <text:p>159</text:p>
              </table:table-cell>
              <table:table-cell office:value-type="float" office:value="3030">
                <text:p>30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">
                <text:p>160</text:p>
              </table:table-cell>
              <table:table-cell office:value-type="float" office:value="3070">
                <text:p>30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1">
                <text:p>161</text:p>
              </table:table-cell>
              <table:table-cell office:value-type="float" office:value="3100">
                <text:p>3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2">
                <text:p>162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3">
                <text:p>163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4">
                <text:p>164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">
                <text:p>165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6">
                <text:p>16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">
                <text:p>167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5">
                <text:p>175</text:p>
              </table:table-cell>
              <table:table-cell office:value-type="float" office:value="3550">
                <text:p>35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7">
                <text:p>177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4">
                <text:p>18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6">
                <text:p>18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7">
                <text:p>187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">
                <text:p>195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">
                <text:p>19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3">
                <text:p>203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4">
                <text:p>204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5">
                <text:p>205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6">
                <text:p>206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">
                <text:p>207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">
                <text:p>208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9">
                <text:p>209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0">
                <text:p>210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">
                <text:p>212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3">
                <text:p>213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4">
                <text:p>214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5">
                <text:p>215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6">
                <text:p>216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">
                <text:p>217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8">
                <text:p>21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9">
                <text:p>219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0">
                <text:p>220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">
                <text:p>22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">
                <text:p>22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3">
                <text:p>223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4">
                <text:p>224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">
                <text:p>225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6">
                <text:p>226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7">
                <text:p>227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8">
                <text:p>228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9">
                <text:p>229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0">
                <text:p>230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1">
                <text:p>231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2">
                <text:p>232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3">
                <text:p>233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4">
                <text:p>234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5">
                <text:p>235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6">
                <text:p>23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">
                <text:p>237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8">
                <text:p>238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9">
                <text:p>239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">
                <text:p>241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">
                <text:p>242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3">
                <text:p>243</text:p>
              </table:table-cell>
              <table:table-cell office:value-type="float" office:value="3980">
                <text:p>39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4">
                <text:p>2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5">
                <text:p>245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">
                <text:p>246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7">
                <text:p>247</text:p>
              </table:table-cell>
              <table:table-cell office:value-type="float" office:value="4060">
                <text:p>40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8">
                <text:p>248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9">
                <text:p>249</text:p>
              </table:table-cell>
              <table:table-cell office:value-type="float" office:value="4110">
                <text:p>41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">
                <text:p>25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1">
                <text:p>251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2">
                <text:p>252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">
                <text:p>253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4">
                <text:p>254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5">
                <text:p>255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6">
                <text:p>256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57">
                <text:p>257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8">
                <text:p>258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9">
                <text:p>259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">
                <text:p>260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1">
                <text:p>261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2">
                <text:p>262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3">
                <text:p>263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4">
                <text:p>264</text:p>
              </table:table-cell>
              <table:table-cell office:value-type="float" office:value="4430">
                <text:p>44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5">
                <text:p>265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6">
                <text:p>266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7">
                <text:p>267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8">
                <text:p>268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9">
                <text:p>269</text:p>
              </table:table-cell>
              <table:table-cell office:value-type="float" office:value="4550">
                <text:p>45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70">
                <text:p>270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71">
                <text:p>271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2">
                <text:p>272</text:p>
              </table:table-cell>
              <table:table-cell office:value-type="float" office:value="4630">
                <text:p>46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3">
                <text:p>273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74">
                <text:p>274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75">
                <text:p>27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6">
                <text:p>276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77">
                <text:p>277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8">
                <text:p>278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9">
                <text:p>279</text:p>
              </table:table-cell>
              <table:table-cell office:value-type="float" office:value="4820">
                <text:p>48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1">
                <text:p>281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2">
                <text:p>282</text:p>
              </table:table-cell>
              <table:table-cell office:value-type="float" office:value="4910">
                <text:p>49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3">
                <text:p>283</text:p>
              </table:table-cell>
              <table:table-cell office:value-type="float" office:value="4940">
                <text:p>49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4">
                <text:p>284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5">
                <text:p>28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">
                <text:p>286</text:p>
              </table:table-cell>
              <table:table-cell office:value-type="float" office:value="5030">
                <text:p>50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7">
                <text:p>287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8">
                <text:p>288</text:p>
              </table:table-cell>
              <table:table-cell office:value-type="float" office:value="5090">
                <text:p>509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9">
                <text:p>289</text:p>
              </table:table-cell>
              <table:table-cell office:value-type="float" office:value="5120">
                <text:p>512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0">
                <text:p>290</text:p>
              </table:table-cell>
              <table:table-cell office:value-type="float" office:value="5150">
                <text:p>51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91">
                <text:p>291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92">
                <text:p>292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3">
                <text:p>293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4">
                <text:p>294</text:p>
              </table:table-cell>
              <table:table-cell office:value-type="float" office:value="5280">
                <text:p>5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5">
                <text:p>295</text:p>
              </table:table-cell>
              <table:table-cell office:value-type="float" office:value="5310">
                <text:p>53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6">
                <text:p>296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7">
                <text:p>297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8">
                <text:p>298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9">
                <text:p>299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">
                <text:p>300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1">
                <text:p>301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4">
                <text:p>304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5">
                <text:p>305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6">
                <text:p>306</text:p>
              </table:table-cell>
              <table:table-cell office:value-type="float" office:value="5720">
                <text:p>57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7">
                <text:p>307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08">
                <text:p>308</text:p>
              </table:table-cell>
              <table:table-cell office:value-type="float" office:value="5780">
                <text:p>57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9">
                <text:p>309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0">
                <text:p>31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1">
                <text:p>311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2">
                <text:p>312</text:p>
              </table:table-cell>
              <table:table-cell office:value-type="float" office:value="5920">
                <text:p>59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3">
                <text:p>313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4">
                <text:p>314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5">
                <text:p>315</text:p>
              </table:table-cell>
              <table:table-cell office:value-type="float" office:value="6050">
                <text:p>60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6">
                <text:p>316</text:p>
              </table:table-cell>
              <table:table-cell office:value-type="float" office:value="6090">
                <text:p>60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7">
                <text:p>317</text:p>
              </table:table-cell>
              <table:table-cell office:value-type="float" office:value="6130">
                <text:p>61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">
                <text:p>318</text:p>
              </table:table-cell>
              <table:table-cell office:value-type="float" office:value="6180">
                <text:p>61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9">
                <text:p>319</text:p>
              </table:table-cell>
              <table:table-cell office:value-type="float" office:value="6240">
                <text:p>62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0">
                <text:p>320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1">
                <text:p>321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22">
                <text:p>322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3">
                <text:p>323</text:p>
              </table:table-cell>
              <table:table-cell office:value-type="float" office:value="6410">
                <text:p>64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24">
                <text:p>324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5">
                <text:p>32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26">
                <text:p>326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7">
                <text:p>327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8">
                <text:p>328</text:p>
              </table:table-cell>
              <table:table-cell office:value-type="float" office:value="6630">
                <text:p>663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9">
                <text:p>329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0">
                <text:p>330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1">
                <text:p>331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">
                <text:p>332</text:p>
              </table:table-cell>
              <table:table-cell office:value-type="float" office:value="6810">
                <text:p>681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3">
                <text:p>333</text:p>
              </table:table-cell>
              <table:table-cell office:value-type="float" office:value="6860">
                <text:p>68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4">
                <text:p>334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5">
                <text:p>335</text:p>
              </table:table-cell>
              <table:table-cell office:value-type="float" office:value="6950">
                <text:p>69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6">
                <text:p>33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7">
                <text:p>337</text:p>
              </table:table-cell>
              <table:table-cell office:value-type="float" office:value="7050">
                <text:p>70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8">
                <text:p>338</text:p>
              </table:table-cell>
              <table:table-cell office:value-type="float" office:value="7100">
                <text:p>71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9">
                <text:p>339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0">
                <text:p>340</text:p>
              </table:table-cell>
              <table:table-cell office:value-type="float" office:value="7200">
                <text:p>72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1">
                <text:p>341</text:p>
              </table:table-cell>
              <table:table-cell office:value-type="float" office:value="7250">
                <text:p>72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2">
                <text:p>342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3">
                <text:p>343</text:p>
              </table:table-cell>
              <table:table-cell office:value-type="float" office:value="7350">
                <text:p>73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4">
                <text:p>344</text:p>
              </table:table-cell>
              <table:table-cell office:value-type="float" office:value="7400">
                <text:p>74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5">
                <text:p>345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6">
                <text:p>346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">
                <text:p>34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8">
                <text:p>348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">
                <text:p>349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50">
                <text:p>35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51">
                <text:p>351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2">
                <text:p>352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53">
                <text:p>353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54">
                <text:p>354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55">
                <text:p>355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56">
                <text:p>356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7">
                <text:p>357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58">
                <text:p>358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59">
                <text:p>359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0">
                <text:p>360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1">
                <text:p>361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">
                <text:p>362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3">
                <text:p>363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4">
                <text:p>364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5">
                <text:p>365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6">
                <text:p>366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7">
                <text:p>36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8">
                <text:p>368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9">
                <text:p>369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6">
                <text:p>376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7">
                <text:p>377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78">
                <text:p>378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79">
                <text:p>379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80">
                <text:p>380</text:p>
              </table:table-cell>
              <table:table-cell office:value-type="float" office:value="7510">
                <text:p>751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9">
                <text:p>38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0">
                <text:p>39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">
                <text:p>39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3">
                <text:p>39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4">
                <text:p>39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5">
                <text:p>39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6">
                <text:p>39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7">
                <text:p>39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">
                <text:p>39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">
                <text:p>39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0">
                <text:p>40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1">
                <text:p>401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02">
                <text:p>40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3">
                <text:p>403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4">
                <text:p>40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05">
                <text:p>405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6">
                <text:p>406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7">
                <text:p>407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8">
                <text:p>408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9">
                <text:p>409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10">
                <text:p>41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1">
                <text:p>411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2">
                <text:p>41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0">
                <text:p>79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">
                <text:p>791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2">
                <text:p>792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3">
                <text:p>793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94">
                <text:p>794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95">
                <text:p>795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6">
                <text:p>796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97">
                <text:p>797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8">
                <text:p>798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9">
                <text:p>799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0">
                <text:p>800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01">
                <text:p>801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02">
                <text:p>802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03">
                <text:p>803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4">
                <text:p>804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5">
                <text:p>805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6">
                <text:p>806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7">
                <text:p>807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8">
                <text:p>808</text:p>
              </table:table-cell>
              <table:table-cell office:value-type="float" office:value="7750">
                <text:p>77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09">
                <text:p>809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0">
                <text:p>810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1">
                <text:p>811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12">
                <text:p>812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13">
                <text:p>813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4">
                <text:p>814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15">
                <text:p>815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6">
                <text:p>816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17">
                <text:p>817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8">
                <text:p>818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9">
                <text:p>819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20">
                <text:p>820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21">
                <text:p>821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22">
                <text:p>822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23">
                <text:p>823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4">
                <text:p>824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5">
                <text:p>825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26">
                <text:p>826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27">
                <text:p>827</text:p>
              </table:table-cell>
              <table:table-cell office:value-type="float" office:value="7770">
                <text:p>77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8">
                <text:p>828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29">
                <text:p>829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30">
                <text:p>830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31">
                <text:p>831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2">
                <text:p>832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3">
                <text:p>833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4">
                <text:p>834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5">
                <text:p>835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36">
                <text:p>836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37">
                <text:p>837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8">
                <text:p>838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9">
                <text:p>839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40">
                <text:p>840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1">
                <text:p>841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2">
                <text:p>842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43">
                <text:p>843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44">
                <text:p>844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45">
                <text:p>845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6">
                <text:p>846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7">
                <text:p>847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8">
                <text:p>848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49">
                <text:p>849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">
                <text:p>85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1">
                <text:p>851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2">
                <text:p>852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3">
                <text:p>853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4">
                <text:p>854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5">
                <text:p>85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6">
                <text:p>856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7">
                <text:p>857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8">
                <text:p>858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9">
                <text:p>859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60">
                <text:p>860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61">
                <text:p>861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2">
                <text:p>862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63">
                <text:p>863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64">
                <text:p>864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65">
                <text:p>865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66">
                <text:p>866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67">
                <text:p>867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68">
                <text:p>86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69">
                <text:p>869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0">
                <text:p>870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1">
                <text:p>871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72">
                <text:p>872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73">
                <text:p>873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74">
                <text:p>874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75">
                <text:p>875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76">
                <text:p>876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77">
                <text:p>877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78">
                <text:p>878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79">
                <text:p>879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80">
                <text:p>880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81">
                <text:p>881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82">
                <text:p>882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83">
                <text:p>883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84">
                <text:p>884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85">
                <text:p>88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86">
                <text:p>886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87">
                <text:p>887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88">
                <text:p>888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9">
                <text:p>889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90">
                <text:p>89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1">
                <text:p>891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92">
                <text:p>892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93">
                <text:p>893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94">
                <text:p>894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5">
                <text:p>895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6">
                <text:p>896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7">
                <text:p>897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8">
                <text:p>898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9">
                <text:p>899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0">
                <text:p>900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1">
                <text:p>901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2">
                <text:p>902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3">
                <text:p>903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4">
                <text:p>904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5">
                <text:p>905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6">
                <text:p>906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7">
                <text:p>907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8">
                <text:p>908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9">
                <text:p>909</text:p>
              </table:table-cell>
              <table:table-cell office:value-type="float" office:value="7860">
                <text:p>78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0">
                <text:p>910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11">
                <text:p>911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12">
                <text:p>912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14">
                <text:p>914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15">
                <text:p>915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22">
                <text:p>922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23">
                <text:p>923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24">
                <text:p>924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29">
                <text:p>92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30">
                <text:p>93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1">
                <text:p>93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32">
                <text:p>93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7">
                <text:p>93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8">
                <text:p>93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39">
                <text:p>93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0">
                <text:p>94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1">
                <text:p>94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2">
                <text:p>94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3">
                <text:p>94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44">
                <text:p>94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45">
                <text:p>94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6">
                <text:p>94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7">
                <text:p>94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8">
                <text:p>94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49">
                <text:p>94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50">
                <text:p>95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51">
                <text:p>95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52">
                <text:p>95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53">
                <text:p>95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60">
                <text:p>96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61">
                <text:p>96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62">
                <text:p>96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68">
                <text:p>96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69">
                <text:p>96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70">
                <text:p>97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71">
                <text:p>97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72">
                <text:p>97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73">
                <text:p>97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74">
                <text:p>97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75">
                <text:p>97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76">
                <text:p>97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77">
                <text:p>97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78">
                <text:p>97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79">
                <text:p>97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80">
                <text:p>98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81">
                <text:p>98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82">
                <text:p>98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83">
                <text:p>98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84">
                <text:p>98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85">
                <text:p>98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6">
                <text:p>98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8">
                <text:p>98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89">
                <text:p>98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6">
                <text:p>99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7">
                <text:p>99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8">
                <text:p>99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9">
                <text:p>99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0">
                <text:p>100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01">
                <text:p>100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9">
                <text:p>100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0">
                <text:p>101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11">
                <text:p>101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12">
                <text:p>101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13">
                <text:p>101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14">
                <text:p>101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2">
                <text:p>102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3">
                <text:p>102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4">
                <text:p>102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5">
                <text:p>102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26">
                <text:p>102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7">
                <text:p>102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8">
                <text:p>102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9">
                <text:p>102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30">
                <text:p>103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31">
                <text:p>103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32">
                <text:p>103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33">
                <text:p>103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34">
                <text:p>103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35">
                <text:p>103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41">
                <text:p>104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51">
                <text:p>105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2">
                <text:p>105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53">
                <text:p>105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54">
                <text:p>105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5">
                <text:p>105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56">
                <text:p>105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57">
                <text:p>105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8">
                <text:p>105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9">
                <text:p>105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60">
                <text:p>106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1">
                <text:p>106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62">
                <text:p>106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63">
                <text:p>106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64">
                <text:p>106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65">
                <text:p>106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66">
                <text:p>106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67">
                <text:p>106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68">
                <text:p>106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9">
                <text:p>106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0">
                <text:p>107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1">
                <text:p>107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72">
                <text:p>107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73">
                <text:p>107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74">
                <text:p>107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75">
                <text:p>107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76">
                <text:p>107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77">
                <text:p>107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78">
                <text:p>107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79">
                <text:p>107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0">
                <text:p>108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1">
                <text:p>108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82">
                <text:p>108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83">
                <text:p>108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4">
                <text:p>108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85">
                <text:p>108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86">
                <text:p>108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87">
                <text:p>108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88">
                <text:p>108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89">
                <text:p>108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0">
                <text:p>109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1">
                <text:p>109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92">
                <text:p>109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93">
                <text:p>109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94">
                <text:p>109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95">
                <text:p>109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96">
                <text:p>109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97">
                <text:p>109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98">
                <text:p>109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99">
                <text:p>1099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00">
                <text:p>1100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01">
                <text:p>1101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02">
                <text:p>1102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03">
                <text:p>1103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104">
                <text:p>110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05">
                <text:p>1105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106">
                <text:p>1106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107">
                <text:p>1107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08">
                <text:p>1108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109">
                <text:p>1109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110">
                <text:p>1110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11">
                <text:p>1111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12">
                <text:p>1112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13">
                <text:p>1113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114">
                <text:p>1114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15">
                <text:p>1115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028">
                <text:p>302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029">
                <text:p>302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030">
                <text:p>303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031">
                <text:p>303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032">
                <text:p>303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033">
                <text:p>303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034">
                <text:p>303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35">
                <text:p>303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036">
                <text:p>303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037">
                <text:p>303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038">
                <text:p>303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039">
                <text:p>303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040">
                <text:p>304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41">
                <text:p>304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042">
                <text:p>304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043">
                <text:p>304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44">
                <text:p>304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045">
                <text:p>304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046">
                <text:p>304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047">
                <text:p>304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048">
                <text:p>304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049">
                <text:p>304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050">
                <text:p>305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051">
                <text:p>305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052">
                <text:p>305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056">
                <text:p>305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057">
                <text:p>305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058">
                <text:p>305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059">
                <text:p>305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060">
                <text:p>306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061">
                <text:p>306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062">
                <text:p>306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63">
                <text:p>306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64">
                <text:p>306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65">
                <text:p>306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66">
                <text:p>306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67">
                <text:p>306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68">
                <text:p>306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69">
                <text:p>306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70">
                <text:p>307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71">
                <text:p>307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72">
                <text:p>307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73">
                <text:p>307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74">
                <text:p>307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75">
                <text:p>307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76">
                <text:p>307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77">
                <text:p>307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78">
                <text:p>307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080">
                <text:p>308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81">
                <text:p>308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082">
                <text:p>308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84">
                <text:p>308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85">
                <text:p>308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86">
                <text:p>308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87">
                <text:p>308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88">
                <text:p>308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89">
                <text:p>3089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090">
                <text:p>309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91">
                <text:p>3091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092">
                <text:p>3092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093">
                <text:p>3093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094">
                <text:p>3094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095">
                <text:p>3095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096">
                <text:p>3096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097">
                <text:p>3097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098">
                <text:p>309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099">
                <text:p>3099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00">
                <text:p>310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01">
                <text:p>3101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02">
                <text:p>3102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03">
                <text:p>3103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04">
                <text:p>3104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105">
                <text:p>3105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106">
                <text:p>3106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107">
                <text:p>3107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08">
                <text:p>310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09">
                <text:p>3109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10">
                <text:p>311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111">
                <text:p>3111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12">
                <text:p>3112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13">
                <text:p>3113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114">
                <text:p>3114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115">
                <text:p>3115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6">
                <text:p>3116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117">
                <text:p>3117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118">
                <text:p>311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119">
                <text:p>3119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120">
                <text:p>312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121">
                <text:p>3121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122">
                <text:p>3122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124">
                <text:p>3124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125">
                <text:p>3125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126">
                <text:p>3126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127">
                <text:p>3127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128">
                <text:p>312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129">
                <text:p>3129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30">
                <text:p>3130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131">
                <text:p>3131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132">
                <text:p>3132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133">
                <text:p>313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134">
                <text:p>313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135">
                <text:p>313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136">
                <text:p>3136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137">
                <text:p>3137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138">
                <text:p>3138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139">
                <text:p>313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140">
                <text:p>3140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41">
                <text:p>3141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42">
                <text:p>3142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44">
                <text:p>3144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45">
                <text:p>3145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46">
                <text:p>3146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47">
                <text:p>3147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48">
                <text:p>3148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49">
                <text:p>3149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50">
                <text:p>3150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51">
                <text:p>3151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2">
                <text:p>3152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3">
                <text:p>3153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4">
                <text:p>3154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55">
                <text:p>3155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56">
                <text:p>3156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57">
                <text:p>3157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58">
                <text:p>3158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59">
                <text:p>3159</text:p>
              </table:table-cell>
              <table:table-cell office:value-type="float" office:value="7590">
                <text:p>759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60">
                <text:p>316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61">
                <text:p>3161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63">
                <text:p>3163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164">
                <text:p>3164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165">
                <text:p>3165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166">
                <text:p>3166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167">
                <text:p>3167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168">
                <text:p>3168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169">
                <text:p>3169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170">
                <text:p>3170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171">
                <text:p>3171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72">
                <text:p>3172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173">
                <text:p>3173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174">
                <text:p>3174</text:p>
              </table:table-cell>
              <table:table-cell office:value-type="float" office:value="7600">
                <text:p>760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175">
                <text:p>3175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176">
                <text:p>3176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177">
                <text:p>317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178">
                <text:p>3178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179">
                <text:p>3179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182">
                <text:p>3182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183">
                <text:p>3183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184">
                <text:p>3184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185">
                <text:p>3185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186">
                <text:p>3186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187">
                <text:p>3187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188">
                <text:p>3188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189">
                <text:p>3189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190">
                <text:p>319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91">
                <text:p>3191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192">
                <text:p>3192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193">
                <text:p>3193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194">
                <text:p>3194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195">
                <text:p>3195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196">
                <text:p>3196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97">
                <text:p>3197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198">
                <text:p>3198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199">
                <text:p>3199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200">
                <text:p>3200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01">
                <text:p>3201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202">
                <text:p>3202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03">
                <text:p>3203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204">
                <text:p>3204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205">
                <text:p>3205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206">
                <text:p>3206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207">
                <text:p>3207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208">
                <text:p>3208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209">
                <text:p>3209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210">
                <text:p>321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211">
                <text:p>3211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212">
                <text:p>3212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213">
                <text:p>3213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214">
                <text:p>3214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215">
                <text:p>3215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16">
                <text:p>3216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217">
                <text:p>3217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218">
                <text:p>3218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219">
                <text:p>3219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220">
                <text:p>3220</text:p>
              </table:table-cell>
              <table:table-cell office:value-type="float" office:value="7630">
                <text:p>763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221">
                <text:p>3221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222">
                <text:p>3222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223">
                <text:p>3223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224">
                <text:p>3224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225">
                <text:p>3225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226">
                <text:p>3226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227">
                <text:p>3227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228">
                <text:p>3228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229">
                <text:p>3229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230">
                <text:p>323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231">
                <text:p>3231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233">
                <text:p>3233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234">
                <text:p>3234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235">
                <text:p>3235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236">
                <text:p>3236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237">
                <text:p>3237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238">
                <text:p>3238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239">
                <text:p>3239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240">
                <text:p>3240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241">
                <text:p>3241</text:p>
              </table:table-cell>
              <table:table-cell office:value-type="float" office:value="7640">
                <text:p>764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242">
                <text:p>3242</text:p>
              </table:table-cell>
              <table:table-cell office:value-type="float" office:value="7640">
                <text:p>76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Windows_X86_64 LibreOffice_project/65905a128db06ba48db947242809d14d3f9a93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